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04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58.65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84.9pt"/>
    </style:style>
    <style:style style:name="co6" style:family="table-column">
      <style:table-column-properties fo:break-before="auto" style:column-width="79.51pt"/>
    </style:style>
    <style:style style:name="co7" style:family="table-column">
      <style:table-column-properties fo:break-before="auto" style:column-width="69.45pt"/>
    </style:style>
    <style:style style:name="co8" style:family="table-column">
      <style:table-column-properties fo:break-before="auto" style:column-width="82.6pt"/>
    </style:style>
    <style:style style:name="co9" style:family="table-column">
      <style:table-column-properties fo:break-before="auto" style:column-width="71.74pt"/>
    </style:style>
    <style:style style:name="co10" style:family="table-column">
      <style:table-column-properties fo:break-before="auto" style:column-width="68.71pt"/>
    </style:style>
    <style:style style:name="co11" style:family="table-column">
      <style:table-column-properties fo:break-before="auto" style:column-width="55.56pt"/>
    </style:style>
    <style:style style:name="co12" style:family="table-column">
      <style:table-column-properties fo:break-before="auto" style:column-width="67.89pt"/>
    </style:style>
    <style:style style:name="co13" style:family="table-column">
      <style:table-column-properties fo:break-before="auto" style:column-width="67.15pt"/>
    </style:style>
    <style:style style:name="co14" style:family="table-column">
      <style:table-column-properties fo:break-before="auto" style:column-width="74.86pt"/>
    </style:style>
    <style:style style:name="co15" style:family="table-column">
      <style:table-column-properties fo:break-before="auto" style:column-width="91.05pt"/>
    </style:style>
    <style:style style:name="co16" style:family="table-column">
      <style:table-column-properties fo:break-before="auto" style:column-width="81.04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NDOM, CACHE 100, ENTRY RANGE 0-250" table:style-name="ta1">
        <table:shapes>
          <draw:frame draw:z-index="0" draw:style-name="gr1" draw:text-style-name="P1" svg:width="608.37pt" svg:height="421.65pt" svg:x="1281.06pt" svg:y="451.02pt">
            <draw:object draw:notify-on-update-of-ranges="'RANDOM, CACHE 100, ENTRY RANGE 0-250'.E1:'RANDOM, CACHE 100, ENTRY RANGE 0-250'.E1 'RANDOM, CACHE 100, ENTRY RANGE 0-250'.E37:'RANDOM, CACHE 100, ENTRY RANGE 0-250'.E42 'RANDOM, CACHE 100, ENTRY RANGE 0-250'.B37:'RANDOM, CACHE 100, ENTRY RANGE 0-250'.B42 'RANDOM, CACHE 100, ENTRY RANGE 0-250'.L1:'RANDOM, CACHE 100, ENTRY RANGE 0-250'.L1 'RANDOM, CACHE 100, ENTRY RANGE 0-250'.L37:'RANDOM, CACHE 100, ENTRY RANGE 0-250'.L42 'RANDOM, CACHE 100, ENTRY RANGE 0-250'.B37:'RANDOM, CACHE 100, ENTRY RANGE 0-250'.B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Trial 1" draw:style-name="gr1" draw:text-style-name="P1" svg:width="612.03pt" svg:height="421.65pt" svg:x="1280.61pt" svg:y="27.89pt">
            <draw:object draw:notify-on-update-of-ranges="'RANDOM, CACHE 100, ENTRY RANGE 0-250'.B2:'RANDOM, CACHE 100, ENTRY RANGE 0-250'.B7 'RANDOM, CACHE 100, ENTRY RANGE 0-250'.E1:'RANDOM, CACHE 100, ENTRY RANGE 0-250'.E1 'RANDOM, CACHE 100, ENTRY RANGE 0-250'.E2:'RANDOM, CACHE 100, ENTRY RANGE 0-250'.E7 'RANDOM, CACHE 100, ENTRY RANGE 0-250'.B2:'RANDOM, CACHE 100, ENTRY RANGE 0-250'.B7 'RANDOM, CACHE 100, ENTRY RANGE 0-250'.L1:'RANDOM, CACHE 100, ENTRY RANGE 0-250'.L1 'RANDOM, CACHE 100, ENTRY RANGE 0-250'.L2:'RANDOM, CACHE 100, ENTRY RANGE 0-250'.L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LRU HIT RATE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  <table:table-cell table:style-name="ce1" office:value-type="string" calcext:value-type="string">
            <text:p>NAIVE LRU HI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1" calcext:value-type="float">
            <text:p>1</text:p>
          </table:table-cell>
          <table:table-cell table:formula="of:=[.D2]/1000" office:value-type="float" office:value="0.001" calcext:value-type="float">
            <text:p>0.001</text:p>
          </table:table-cell>
          <table:table-cell table:formula="of:=[.D2]/[.B2]" office:value-type="float" office:value="0.002" calcext:value-type="float">
            <text:p>0.002</text:p>
          </table:table-cell>
          <table:table-cell table:formula="of:=[.E2]/[.B2]" office:value-type="float" office:value="0.000002" calcext:value-type="float">
            <text:p>2.00E-06</text:p>
          </table:table-cell>
          <table:table-cell office:value-type="float" office:value="185" calcext:value-type="float">
            <text:p>185</text:p>
          </table:table-cell>
          <table:table-cell table:formula="of:=[.B2]-[.H2]" office:value-type="float" office:value="315" calcext:value-type="float">
            <text:p>315</text:p>
          </table:table-cell>
          <table:table-cell table:formula="of:=[.H2]/[.B2]"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table:formula="of:=[.K2]/1000" office:value-type="float" office:value="0.001" calcext:value-type="float">
            <text:p>0.001</text:p>
          </table:table-cell>
          <table:table-cell table:formula="of:=[.K2]/[.B2]" office:value-type="float" office:value="0.002" calcext:value-type="float">
            <text:p>0.002</text:p>
          </table:table-cell>
          <table:table-cell table:formula="of:=[.L2]/[.B2]" office:value-type="float" office:value="0.000002" calcext:value-type="float">
            <text:p>2.00E-06</text:p>
          </table:table-cell>
          <table:table-cell office:value-type="float" office:value="175" calcext:value-type="float">
            <text:p>175</text:p>
          </table:table-cell>
          <table:table-cell table:formula="of:=[.B2]-[.O2]" office:value-type="float" office:value="325" calcext:value-type="float">
            <text:p>325</text:p>
          </table:table-cell>
          <table:table-cell table:formula="of:=[.O2]/[.B2]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3" calcext:value-type="float">
            <text:p>3</text:p>
          </table:table-cell>
          <table:table-cell table:formula="of:=[.D3]/1000" office:value-type="float" office:value="0.003" calcext:value-type="float">
            <text:p>0.003</text:p>
          </table:table-cell>
          <table:table-cell table:formula="of:=[.D3]/[.B3]" office:value-type="float" office:value="0.0006" calcext:value-type="float">
            <text:p>0.0006</text:p>
          </table:table-cell>
          <table:table-cell table:formula="of:=[.E3]/[.B3]" office:value-type="float" office:value="0.0000006" calcext:value-type="float">
            <text:p>6.00E-07</text:p>
          </table:table-cell>
          <table:table-cell office:value-type="float" office:value="1961" calcext:value-type="float">
            <text:p>1961</text:p>
          </table:table-cell>
          <table:table-cell table:formula="of:=[.B3]-[.H3]" office:value-type="float" office:value="3039" calcext:value-type="float">
            <text:p>3039</text:p>
          </table:table-cell>
          <table:table-cell table:formula="of:=[.H3]/[.B3]" office:value-type="float" office:value="0.3922" calcext:value-type="float">
            <text:p>0.3922</text:p>
          </table:table-cell>
          <table:table-cell office:value-type="float" office:value="11" calcext:value-type="float">
            <text:p>11</text:p>
          </table:table-cell>
          <table:table-cell table:formula="of:=[.K3]/1000" office:value-type="float" office:value="0.011" calcext:value-type="float">
            <text:p>0.011</text:p>
          </table:table-cell>
          <table:table-cell table:formula="of:=[.K3]/[.B3]" office:value-type="float" office:value="0.0022" calcext:value-type="float">
            <text:p>0.0022</text:p>
          </table:table-cell>
          <table:table-cell table:formula="of:=[.L3]/[.B3]" office:value-type="float" office:value="0.0000022" calcext:value-type="float">
            <text:p>2.20E-06</text:p>
          </table:table-cell>
          <table:table-cell office:value-type="float" office:value="2016" calcext:value-type="float">
            <text:p>2016</text:p>
          </table:table-cell>
          <table:table-cell table:formula="of:=[.B3]-[.O3]" office:value-type="float" office:value="2984" calcext:value-type="float">
            <text:p>2984</text:p>
          </table:table-cell>
          <table:table-cell table:formula="of:=[.O3]/[.B3]" office:value-type="float" office:value="0.4032" calcext:value-type="float">
            <text:p>0.40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8" calcext:value-type="float">
            <text:p>38</text:p>
          </table:table-cell>
          <table:table-cell table:formula="of:=[.D4]/1000" office:value-type="float" office:value="0.038" calcext:value-type="float">
            <text:p>0.038</text:p>
          </table:table-cell>
          <table:table-cell table:formula="of:=[.D4]/[.B4]" office:value-type="float" office:value="0.00076" calcext:value-type="float">
            <text:p>0.00076</text:p>
          </table:table-cell>
          <table:table-cell table:formula="of:=[.E4]/[.B4]" office:value-type="float" office:value="0.00000076" calcext:value-type="float">
            <text:p>7.60E-07</text:p>
          </table:table-cell>
          <table:table-cell office:value-type="float" office:value="20021" calcext:value-type="float">
            <text:p>20021</text:p>
          </table:table-cell>
          <table:table-cell table:formula="of:=[.B4]-[.H4]" office:value-type="float" office:value="29979" calcext:value-type="float">
            <text:p>29979</text:p>
          </table:table-cell>
          <table:table-cell table:formula="of:=[.H4]/[.B4]" office:value-type="float" office:value="0.40042" calcext:value-type="float">
            <text:p>0.40042</text:p>
          </table:table-cell>
          <table:table-cell office:value-type="float" office:value="100" calcext:value-type="float">
            <text:p>100</text:p>
          </table:table-cell>
          <table:table-cell table:formula="of:=[.K4]/1000" office:value-type="float" office:value="0.1" calcext:value-type="float">
            <text:p>0.1</text:p>
          </table:table-cell>
          <table:table-cell table:formula="of:=[.K4]/[.B4]" office:value-type="float" office:value="0.002" calcext:value-type="float">
            <text:p>0.002</text:p>
          </table:table-cell>
          <table:table-cell table:formula="of:=[.L4]/[.B4]" office:value-type="float" office:value="0.000002" calcext:value-type="float">
            <text:p>2.00E-06</text:p>
          </table:table-cell>
          <table:table-cell office:value-type="float" office:value="20013" calcext:value-type="float">
            <text:p>20013</text:p>
          </table:table-cell>
          <table:table-cell table:formula="of:=[.B4]-[.O4]" office:value-type="float" office:value="29987" calcext:value-type="float">
            <text:p>29987</text:p>
          </table:table-cell>
          <table:table-cell table:formula="of:=[.O4]/[.B4]" office:value-type="float" office:value="0.40026" calcext:value-type="float">
            <text:p>0.400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56" calcext:value-type="float">
            <text:p>356</text:p>
          </table:table-cell>
          <table:table-cell table:formula="of:=[.D5]/1000" office:value-type="float" office:value="0.356" calcext:value-type="float">
            <text:p>0.356</text:p>
          </table:table-cell>
          <table:table-cell table:formula="of:=[.D5]/[.B5]" office:value-type="float" office:value="0.000712" calcext:value-type="float">
            <text:p>0.000712</text:p>
          </table:table-cell>
          <table:table-cell table:formula="of:=[.E5]/[.B5]" office:value-type="float" office:value="0.000000712" calcext:value-type="float">
            <text:p>7.12E-07</text:p>
          </table:table-cell>
          <table:table-cell office:value-type="float" office:value="199579" calcext:value-type="float">
            <text:p>199579</text:p>
          </table:table-cell>
          <table:table-cell table:formula="of:=[.B5]-[.H5]" office:value-type="float" office:value="300421" calcext:value-type="float">
            <text:p>300421</text:p>
          </table:table-cell>
          <table:table-cell table:formula="of:=[.H5]/[.B5]" office:value-type="float" office:value="0.399158" calcext:value-type="float">
            <text:p>0.399158</text:p>
          </table:table-cell>
          <table:table-cell office:value-type="float" office:value="1027" calcext:value-type="float">
            <text:p>1027</text:p>
          </table:table-cell>
          <table:table-cell table:formula="of:=[.K5]/1000" office:value-type="float" office:value="1.027" calcext:value-type="float">
            <text:p>1.027</text:p>
          </table:table-cell>
          <table:table-cell table:formula="of:=[.K5]/[.B5]" office:value-type="float" office:value="0.002054" calcext:value-type="float">
            <text:p>0.002054</text:p>
          </table:table-cell>
          <table:table-cell table:formula="of:=[.L5]/[.B5]" office:value-type="float" office:value="0.000002054" calcext:value-type="float">
            <text:p>2.05E-06</text:p>
          </table:table-cell>
          <table:table-cell office:value-type="float" office:value="200362" calcext:value-type="float">
            <text:p>200362</text:p>
          </table:table-cell>
          <table:table-cell table:formula="of:=[.B5]-[.O5]" office:value-type="float" office:value="299638" calcext:value-type="float">
            <text:p>299638</text:p>
          </table:table-cell>
          <table:table-cell table:formula="of:=[.O5]/[.B5]" office:value-type="float" office:value="0.400724" calcext:value-type="float">
            <text:p>0.4007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700" calcext:value-type="float">
            <text:p>3700</text:p>
          </table:table-cell>
          <table:table-cell table:formula="of:=[.D6]/1000" office:value-type="float" office:value="3.7" calcext:value-type="float">
            <text:p>3.7</text:p>
          </table:table-cell>
          <table:table-cell table:formula="of:=[.D6]/[.B6]" office:value-type="float" office:value="0.00074" calcext:value-type="float">
            <text:p>0.00074</text:p>
          </table:table-cell>
          <table:table-cell table:formula="of:=[.E6]/[.B6]" office:value-type="float" office:value="0.00000074" calcext:value-type="float">
            <text:p>7.40E-07</text:p>
          </table:table-cell>
          <table:table-cell office:value-type="float" office:value="2000434" calcext:value-type="float">
            <text:p>2000434</text:p>
          </table:table-cell>
          <table:table-cell table:formula="of:=[.B6]-[.H6]" office:value-type="float" office:value="2999566" calcext:value-type="float">
            <text:p>2999566</text:p>
          </table:table-cell>
          <table:table-cell table:formula="of:=[.H6]/[.B6]" office:value-type="float" office:value="0.4000868" calcext:value-type="float">
            <text:p>0.4000868</text:p>
          </table:table-cell>
          <table:table-cell office:value-type="float" office:value="9969" calcext:value-type="float">
            <text:p>9969</text:p>
          </table:table-cell>
          <table:table-cell table:formula="of:=[.K6]/1000" office:value-type="float" office:value="9.969" calcext:value-type="float">
            <text:p>9.969</text:p>
          </table:table-cell>
          <table:table-cell table:formula="of:=[.K6]/[.B6]" office:value-type="float" office:value="0.0019938" calcext:value-type="float">
            <text:p>0.0019938</text:p>
          </table:table-cell>
          <table:table-cell table:formula="of:=[.L6]/[.B6]" office:value-type="float" office:value="0.0000019938" calcext:value-type="float">
            <text:p>1.99E-06</text:p>
          </table:table-cell>
          <table:table-cell office:value-type="float" office:value="1999246" calcext:value-type="float">
            <text:p>1999246</text:p>
          </table:table-cell>
          <table:table-cell table:formula="of:=[.B6]-[.O6]" office:value-type="float" office:value="3000754" calcext:value-type="float">
            <text:p>3000754</text:p>
          </table:table-cell>
          <table:table-cell table:formula="of:=[.O6]/[.B6]" office:value-type="float" office:value="0.3998492" calcext:value-type="float">
            <text:p>0.39984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129" calcext:value-type="float">
            <text:p>37129</text:p>
          </table:table-cell>
          <table:table-cell table:formula="of:=[.D7]/1000" office:value-type="float" office:value="37.129" calcext:value-type="float">
            <text:p>37.129</text:p>
          </table:table-cell>
          <table:table-cell table:formula="of:=[.D7]/[.B7]" office:value-type="float" office:value="0.00074258" calcext:value-type="float">
            <text:p>0.00074258</text:p>
          </table:table-cell>
          <table:table-cell table:formula="of:=[.E7]/[.B7]" office:value-type="float" office:value="0.00000074258" calcext:value-type="float">
            <text:p>7.43E-07</text:p>
          </table:table-cell>
          <table:table-cell office:value-type="float" office:value="20003163" calcext:value-type="float">
            <text:p>20003163</text:p>
          </table:table-cell>
          <table:table-cell table:formula="of:=[.B7]-[.H7]" office:value-type="float" office:value="29996837" calcext:value-type="float">
            <text:p>29996837</text:p>
          </table:table-cell>
          <table:table-cell table:formula="of:=[.H7]/[.B7]" office:value-type="float" office:value="0.40006326" calcext:value-type="float">
            <text:p>0.40006326</text:p>
          </table:table-cell>
          <table:table-cell office:value-type="float" office:value="101012" calcext:value-type="float">
            <text:p>101012</text:p>
          </table:table-cell>
          <table:table-cell table:formula="of:=[.K7]/1000" office:value-type="float" office:value="101.012" calcext:value-type="float">
            <text:p>101.012</text:p>
          </table:table-cell>
          <table:table-cell table:formula="of:=[.K7]/[.B7]" office:value-type="float" office:value="0.00202024" calcext:value-type="float">
            <text:p>0.00202024</text:p>
          </table:table-cell>
          <table:table-cell table:formula="of:=[.L7]/[.B7]" office:value-type="float" office:value="0.00000202024" calcext:value-type="float">
            <text:p>2.02E-06</text:p>
          </table:table-cell>
          <table:table-cell office:value-type="float" office:value="20001315" calcext:value-type="float">
            <text:p>20001315</text:p>
          </table:table-cell>
          <table:table-cell table:formula="of:=[.B7]-[.O7]" office:value-type="float" office:value="29998685" calcext:value-type="float">
            <text:p>29998685</text:p>
          </table:table-cell>
          <table:table-cell table:formula="of:=[.O7]/[.B7]" office:value-type="float" office:value="0.4000263" calcext:value-type="float">
            <text:p>0.4000263</text:p>
          </table:table-cell>
        </table:table-row>
        <table:table-row table:style-name="ro1">
          <table:table-cell table:number-columns-repeated="4"/>
          <table:table-cell table:formula="of:=[.D8]/1000" office:value-type="float" office:value="0" calcext:value-type="float">
            <text:p>0</text:p>
          </table:table-cell>
          <table:table-cell table:formula="of:=[.D8]/[.B8]" office:value-type="string" office:string-value="" calcext:value-type="error">
            <text:p>#DIV/0!</text:p>
          </table:table-cell>
          <table:table-cell table:formula="of:=[.E8]/[.B8]" office:value-type="string" office:string-value="" calcext:value-type="error">
            <text:p>#DIV/0!</text:p>
          </table:table-cell>
          <table:table-cell/>
          <table:table-cell table:formula="of:=[.B8]-[.H8]" office:value-type="float" office:value="0" calcext:value-type="float">
            <text:p>0</text:p>
          </table:table-cell>
          <table:table-cell table:formula="of:=[.H8]/[.B8]" office:value-type="string" office:string-value="" calcext:value-type="error">
            <text:p>#DIV/0!</text:p>
          </table:table-cell>
          <table:table-cell/>
          <table:table-cell table:formula="of:=[.K8]/1000" office:value-type="float" office:value="0" calcext:value-type="float">
            <text:p>0</text:p>
          </table:table-cell>
          <table:table-cell table:formula="of:=[.K8]/[.B8]" office:value-type="string" office:string-value="" calcext:value-type="error">
            <text:p>#DIV/0!</text:p>
          </table:table-cell>
          <table:table-cell table:formula="of:=[.L8]/[.B8]" office:value-type="string" office:string-value="" calcext:value-type="error">
            <text:p>#DIV/0!</text:p>
          </table:table-cell>
          <table:table-cell/>
          <table:table-cell table:formula="of:=[.B8]-[.O8]" office:value-type="float" office:value="0" calcext:value-type="float">
            <text:p>0</text:p>
          </table:table-cell>
          <table:table-cell table:formula="of:=[.O8]/[.B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1" calcext:value-type="float">
            <text:p>1</text:p>
          </table:table-cell>
          <table:table-cell table:formula="of:=[.D9]/1000" office:value-type="float" office:value="0.001" calcext:value-type="float">
            <text:p>0.001</text:p>
          </table:table-cell>
          <table:table-cell table:formula="of:=[.D9]/[.B9]" office:value-type="float" office:value="0.002" calcext:value-type="float">
            <text:p>0.002</text:p>
          </table:table-cell>
          <table:table-cell table:formula="of:=[.E9]/[.B9]" office:value-type="float" office:value="0.000002" calcext:value-type="float">
            <text:p>2.00E-06</text:p>
          </table:table-cell>
          <table:table-cell office:value-type="float" office:value="181" calcext:value-type="float">
            <text:p>181</text:p>
          </table:table-cell>
          <table:table-cell table:formula="of:=[.B9]-[.H9]" office:value-type="float" office:value="319" calcext:value-type="float">
            <text:p>319</text:p>
          </table:table-cell>
          <table:table-cell table:formula="of:=[.H9]/[.B9]" office:value-type="float" office:value="0.362" calcext:value-type="float">
            <text:p>0.362</text:p>
          </table:table-cell>
          <table:table-cell office:value-type="float" office:value="0" calcext:value-type="float">
            <text:p>0</text:p>
          </table:table-cell>
          <table:table-cell table:formula="of:=[.K9]/1000" office:value-type="float" office:value="0" calcext:value-type="float">
            <text:p>0</text:p>
          </table:table-cell>
          <table:table-cell table:formula="of:=[.K9]/[.B9]" office:value-type="float" office:value="0" calcext:value-type="float">
            <text:p>0</text:p>
          </table:table-cell>
          <table:table-cell table:formula="of:=[.L9]/[.B9]" office:value-type="float" office:value="0" calcext:value-type="float">
            <text:p>0.00E+00</text:p>
          </table:table-cell>
          <table:table-cell office:value-type="float" office:value="183" calcext:value-type="float">
            <text:p>183</text:p>
          </table:table-cell>
          <table:table-cell table:formula="of:=[.B9]-[.O9]" office:value-type="float" office:value="317" calcext:value-type="float">
            <text:p>317</text:p>
          </table:table-cell>
          <table:table-cell table:formula="of:=[.O9]/[.B9]" office:value-type="float" office:value="0.366" calcext:value-type="float">
            <text:p>0.3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4" calcext:value-type="float">
            <text:p>4</text:p>
          </table:table-cell>
          <table:table-cell table:formula="of:=[.D10]/1000" office:value-type="float" office:value="0.004" calcext:value-type="float">
            <text:p>0.004</text:p>
          </table:table-cell>
          <table:table-cell table:formula="of:=[.D10]/[.B10]" office:value-type="float" office:value="0.0008" calcext:value-type="float">
            <text:p>0.0008</text:p>
          </table:table-cell>
          <table:table-cell table:formula="of:=[.E10]/[.B10]" office:value-type="float" office:value="0.0000008" calcext:value-type="float">
            <text:p>8.00E-07</text:p>
          </table:table-cell>
          <table:table-cell office:value-type="float" office:value="2005" calcext:value-type="float">
            <text:p>2005</text:p>
          </table:table-cell>
          <table:table-cell table:formula="of:=[.B10]-[.H10]" office:value-type="float" office:value="2995" calcext:value-type="float">
            <text:p>2995</text:p>
          </table:table-cell>
          <table:table-cell table:formula="of:=[.H10]/[.B10]" office:value-type="float" office:value="0.401" calcext:value-type="float">
            <text:p>0.401</text:p>
          </table:table-cell>
          <table:table-cell office:value-type="float" office:value="10" calcext:value-type="float">
            <text:p>10</text:p>
          </table:table-cell>
          <table:table-cell table:formula="of:=[.K10]/1000" office:value-type="float" office:value="0.01" calcext:value-type="float">
            <text:p>0.01</text:p>
          </table:table-cell>
          <table:table-cell table:formula="of:=[.K10]/[.B10]" office:value-type="float" office:value="0.002" calcext:value-type="float">
            <text:p>0.002</text:p>
          </table:table-cell>
          <table:table-cell table:formula="of:=[.L10]/[.B10]" office:value-type="float" office:value="0.000002" calcext:value-type="float">
            <text:p>2.00E-06</text:p>
          </table:table-cell>
          <table:table-cell office:value-type="float" office:value="1948" calcext:value-type="float">
            <text:p>1948</text:p>
          </table:table-cell>
          <table:table-cell table:formula="of:=[.B10]-[.O10]" office:value-type="float" office:value="3052" calcext:value-type="float">
            <text:p>3052</text:p>
          </table:table-cell>
          <table:table-cell table:formula="of:=[.O10]/[.B10]" office:value-type="float" office:value="0.3896" calcext:value-type="float">
            <text:p>0.38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6" calcext:value-type="float">
            <text:p>36</text:p>
          </table:table-cell>
          <table:table-cell table:formula="of:=[.D11]/1000" office:value-type="float" office:value="0.036" calcext:value-type="float">
            <text:p>0.036</text:p>
          </table:table-cell>
          <table:table-cell table:formula="of:=[.D11]/[.B11]" office:value-type="float" office:value="0.00072" calcext:value-type="float">
            <text:p>0.00072</text:p>
          </table:table-cell>
          <table:table-cell table:formula="of:=[.E11]/[.B11]" office:value-type="float" office:value="0.00000072" calcext:value-type="float">
            <text:p>7.20E-07</text:p>
          </table:table-cell>
          <table:table-cell office:value-type="float" office:value="19856" calcext:value-type="float">
            <text:p>19856</text:p>
          </table:table-cell>
          <table:table-cell table:formula="of:=[.B11]-[.H11]" office:value-type="float" office:value="30144" calcext:value-type="float">
            <text:p>30144</text:p>
          </table:table-cell>
          <table:table-cell table:formula="of:=[.H11]/[.B11]" office:value-type="float" office:value="0.39712" calcext:value-type="float">
            <text:p>0.39712</text:p>
          </table:table-cell>
          <table:table-cell office:value-type="float" office:value="98" calcext:value-type="float">
            <text:p>98</text:p>
          </table:table-cell>
          <table:table-cell table:formula="of:=[.K11]/1000" office:value-type="float" office:value="0.098" calcext:value-type="float">
            <text:p>0.098</text:p>
          </table:table-cell>
          <table:table-cell table:formula="of:=[.K11]/[.B11]" office:value-type="float" office:value="0.00196" calcext:value-type="float">
            <text:p>0.00196</text:p>
          </table:table-cell>
          <table:table-cell table:formula="of:=[.L11]/[.B11]" office:value-type="float" office:value="0.00000196" calcext:value-type="float">
            <text:p>1.96E-06</text:p>
          </table:table-cell>
          <table:table-cell office:value-type="float" office:value="20009" calcext:value-type="float">
            <text:p>20009</text:p>
          </table:table-cell>
          <table:table-cell table:formula="of:=[.B11]-[.O11]" office:value-type="float" office:value="29991" calcext:value-type="float">
            <text:p>29991</text:p>
          </table:table-cell>
          <table:table-cell table:formula="of:=[.O11]/[.B11]" office:value-type="float" office:value="0.40018" calcext:value-type="float">
            <text:p>0.40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73" calcext:value-type="float">
            <text:p>373</text:p>
          </table:table-cell>
          <table:table-cell table:formula="of:=[.D12]/1000" office:value-type="float" office:value="0.373" calcext:value-type="float">
            <text:p>0.373</text:p>
          </table:table-cell>
          <table:table-cell table:formula="of:=[.D12]/[.B12]" office:value-type="float" office:value="0.000746" calcext:value-type="float">
            <text:p>0.000746</text:p>
          </table:table-cell>
          <table:table-cell table:formula="of:=[.E12]/[.B12]" office:value-type="float" office:value="0.000000746" calcext:value-type="float">
            <text:p>7.46E-07</text:p>
          </table:table-cell>
          <table:table-cell office:value-type="float" office:value="199609" calcext:value-type="float">
            <text:p>199609</text:p>
          </table:table-cell>
          <table:table-cell table:formula="of:=[.B12]-[.H12]" office:value-type="float" office:value="300391" calcext:value-type="float">
            <text:p>300391</text:p>
          </table:table-cell>
          <table:table-cell table:formula="of:=[.H12]/[.B12]" office:value-type="float" office:value="0.399218" calcext:value-type="float">
            <text:p>0.399218</text:p>
          </table:table-cell>
          <table:table-cell office:value-type="float" office:value="1009" calcext:value-type="float">
            <text:p>1009</text:p>
          </table:table-cell>
          <table:table-cell table:formula="of:=[.K12]/1000" office:value-type="float" office:value="1.009" calcext:value-type="float">
            <text:p>1.009</text:p>
          </table:table-cell>
          <table:table-cell table:formula="of:=[.K12]/[.B12]" office:value-type="float" office:value="0.002018" calcext:value-type="float">
            <text:p>0.002018</text:p>
          </table:table-cell>
          <table:table-cell table:formula="of:=[.L12]/[.B12]" office:value-type="float" office:value="0.000002018" calcext:value-type="float">
            <text:p>2.02E-06</text:p>
          </table:table-cell>
          <table:table-cell office:value-type="float" office:value="199830" calcext:value-type="float">
            <text:p>199830</text:p>
          </table:table-cell>
          <table:table-cell table:formula="of:=[.B12]-[.O12]" office:value-type="float" office:value="300170" calcext:value-type="float">
            <text:p>300170</text:p>
          </table:table-cell>
          <table:table-cell table:formula="of:=[.O12]/[.B12]" office:value-type="float" office:value="0.39966" calcext:value-type="float">
            <text:p>0.399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672" calcext:value-type="float">
            <text:p>3672</text:p>
          </table:table-cell>
          <table:table-cell table:formula="of:=[.D13]/1000" office:value-type="float" office:value="3.672" calcext:value-type="float">
            <text:p>3.672</text:p>
          </table:table-cell>
          <table:table-cell table:formula="of:=[.D13]/[.B13]" office:value-type="float" office:value="0.0007344" calcext:value-type="float">
            <text:p>0.0007344</text:p>
          </table:table-cell>
          <table:table-cell table:formula="of:=[.E13]/[.B13]" office:value-type="float" office:value="0.0000007344" calcext:value-type="float">
            <text:p>7.34E-07</text:p>
          </table:table-cell>
          <table:table-cell office:value-type="float" office:value="1999867" calcext:value-type="float">
            <text:p>1999867</text:p>
          </table:table-cell>
          <table:table-cell table:formula="of:=[.B13]-[.H13]" office:value-type="float" office:value="3000133" calcext:value-type="float">
            <text:p>3000133</text:p>
          </table:table-cell>
          <table:table-cell table:formula="of:=[.H13]/[.B13]" office:value-type="float" office:value="0.3999734" calcext:value-type="float">
            <text:p>0.3999734</text:p>
          </table:table-cell>
          <table:table-cell office:value-type="float" office:value="10213" calcext:value-type="float">
            <text:p>10213</text:p>
          </table:table-cell>
          <table:table-cell table:formula="of:=[.K13]/1000" office:value-type="float" office:value="10.213" calcext:value-type="float">
            <text:p>10.213</text:p>
          </table:table-cell>
          <table:table-cell table:formula="of:=[.K13]/[.B13]" office:value-type="float" office:value="0.0020426" calcext:value-type="float">
            <text:p>0.0020426</text:p>
          </table:table-cell>
          <table:table-cell table:formula="of:=[.L13]/[.B13]" office:value-type="float" office:value="0.0000020426" calcext:value-type="float">
            <text:p>2.04E-06</text:p>
          </table:table-cell>
          <table:table-cell office:value-type="float" office:value="2001305" calcext:value-type="float">
            <text:p>2001305</text:p>
          </table:table-cell>
          <table:table-cell table:formula="of:=[.B13]-[.O13]" office:value-type="float" office:value="2998695" calcext:value-type="float">
            <text:p>2998695</text:p>
          </table:table-cell>
          <table:table-cell table:formula="of:=[.O13]/[.B13]" office:value-type="float" office:value="0.400261" calcext:value-type="float">
            <text:p>0.4002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596" calcext:value-type="float">
            <text:p>37596</text:p>
          </table:table-cell>
          <table:table-cell table:formula="of:=[.D14]/1000" office:value-type="float" office:value="37.596" calcext:value-type="float">
            <text:p>37.596</text:p>
          </table:table-cell>
          <table:table-cell table:formula="of:=[.D14]/[.B14]" office:value-type="float" office:value="0.00075192" calcext:value-type="float">
            <text:p>0.00075192</text:p>
          </table:table-cell>
          <table:table-cell table:formula="of:=[.E14]/[.B14]" office:value-type="float" office:value="0.00000075192" calcext:value-type="float">
            <text:p>7.52E-07</text:p>
          </table:table-cell>
          <table:table-cell office:value-type="float" office:value="20003929" calcext:value-type="float">
            <text:p>20003929</text:p>
          </table:table-cell>
          <table:table-cell table:formula="of:=[.B14]-[.H14]" office:value-type="float" office:value="29996071" calcext:value-type="float">
            <text:p>29996071</text:p>
          </table:table-cell>
          <table:table-cell table:formula="of:=[.H14]/[.B14]" office:value-type="float" office:value="0.40007858" calcext:value-type="float">
            <text:p>0.40007858</text:p>
          </table:table-cell>
          <table:table-cell office:value-type="float" office:value="102035" calcext:value-type="float">
            <text:p>102035</text:p>
          </table:table-cell>
          <table:table-cell table:formula="of:=[.K14]/1000" office:value-type="float" office:value="102.035" calcext:value-type="float">
            <text:p>102.035</text:p>
          </table:table-cell>
          <table:table-cell table:formula="of:=[.K14]/[.B14]" office:value-type="float" office:value="0.0020407" calcext:value-type="float">
            <text:p>0.0020407</text:p>
          </table:table-cell>
          <table:table-cell table:formula="of:=[.L14]/[.B14]" office:value-type="float" office:value="0.0000020407" calcext:value-type="float">
            <text:p>2.04E-06</text:p>
          </table:table-cell>
          <table:table-cell office:value-type="float" office:value="20000838" calcext:value-type="float">
            <text:p>20000838</text:p>
          </table:table-cell>
          <table:table-cell table:formula="of:=[.B14]-[.O14]" office:value-type="float" office:value="29999162" calcext:value-type="float">
            <text:p>29999162</text:p>
          </table:table-cell>
          <table:table-cell table:formula="of:=[.O14]/[.B14]" office:value-type="float" office:value="0.40001676" calcext:value-type="float">
            <text:p>0.40001676</text:p>
          </table:table-cell>
        </table:table-row>
        <table:table-row table:style-name="ro1">
          <table:table-cell table:number-columns-repeated="4"/>
          <table:table-cell table:formula="of:=[.D15]/1000" office:value-type="float" office:value="0" calcext:value-type="float">
            <text:p>0</text:p>
          </table:table-cell>
          <table:table-cell table:formula="of:=[.D15]/[.B15]" office:value-type="string" office:string-value="" calcext:value-type="error">
            <text:p>#DIV/0!</text:p>
          </table:table-cell>
          <table:table-cell table:formula="of:=[.E15]/[.B15]" office:value-type="string" office:string-value="" calcext:value-type="error">
            <text:p>#DIV/0!</text:p>
          </table:table-cell>
          <table:table-cell/>
          <table:table-cell table:formula="of:=[.B15]-[.H15]" office:value-type="float" office:value="0" calcext:value-type="float">
            <text:p>0</text:p>
          </table:table-cell>
          <table:table-cell table:formula="of:=[.H15]/[.B15]" office:value-type="string" office:string-value="" calcext:value-type="error">
            <text:p>#DIV/0!</text:p>
          </table:table-cell>
          <table:table-cell/>
          <table:table-cell table:formula="of:=[.K15]/1000" office:value-type="float" office:value="0" calcext:value-type="float">
            <text:p>0</text:p>
          </table:table-cell>
          <table:table-cell table:formula="of:=[.K15]/[.B15]" office:value-type="string" office:string-value="" calcext:value-type="error">
            <text:p>#DIV/0!</text:p>
          </table:table-cell>
          <table:table-cell table:formula="of:=[.L15]/[.B15]" office:value-type="string" office:string-value="" calcext:value-type="error">
            <text:p>#DIV/0!</text:p>
          </table:table-cell>
          <table:table-cell/>
          <table:table-cell table:formula="of:=[.B15]-[.O15]" office:value-type="float" office:value="0" calcext:value-type="float">
            <text:p>0</text:p>
          </table:table-cell>
          <table:table-cell table:formula="of:=[.O15]/[.B1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0" calcext:value-type="float">
            <text:p>0</text:p>
          </table:table-cell>
          <table:table-cell table:formula="of:=[.D16]/1000" office:value-type="float" office:value="0" calcext:value-type="float">
            <text:p>0</text:p>
          </table:table-cell>
          <table:table-cell table:formula="of:=[.D16]/[.B16]" office:value-type="float" office:value="0" calcext:value-type="float">
            <text:p>0</text:p>
          </table:table-cell>
          <table:table-cell table:formula="of:=[.E16]/[.B16]" office:value-type="float" office:value="0" calcext:value-type="float">
            <text:p>0.00E+00</text:p>
          </table:table-cell>
          <table:table-cell office:value-type="float" office:value="177" calcext:value-type="float">
            <text:p>177</text:p>
          </table:table-cell>
          <table:table-cell table:formula="of:=[.B16]-[.H16]" office:value-type="float" office:value="323" calcext:value-type="float">
            <text:p>323</text:p>
          </table:table-cell>
          <table:table-cell table:formula="of:=[.H16]/[.B16]" office:value-type="float" office:value="0.354" calcext:value-type="float">
            <text:p>0.354</text:p>
          </table:table-cell>
          <table:table-cell office:value-type="float" office:value="1" calcext:value-type="float">
            <text:p>1</text:p>
          </table:table-cell>
          <table:table-cell table:formula="of:=[.K16]/1000" office:value-type="float" office:value="0.001" calcext:value-type="float">
            <text:p>0.001</text:p>
          </table:table-cell>
          <table:table-cell table:formula="of:=[.K16]/[.B16]" office:value-type="float" office:value="0.002" calcext:value-type="float">
            <text:p>0.002</text:p>
          </table:table-cell>
          <table:table-cell table:formula="of:=[.L16]/[.B16]" office:value-type="float" office:value="0.000002" calcext:value-type="float">
            <text:p>2.00E-06</text:p>
          </table:table-cell>
          <table:table-cell office:value-type="float" office:value="180" calcext:value-type="float">
            <text:p>180</text:p>
          </table:table-cell>
          <table:table-cell table:formula="of:=[.B16]-[.O16]" office:value-type="float" office:value="320" calcext:value-type="float">
            <text:p>320</text:p>
          </table:table-cell>
          <table:table-cell table:formula="of:=[.O16]/[.B16]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4" calcext:value-type="float">
            <text:p>4</text:p>
          </table:table-cell>
          <table:table-cell table:formula="of:=[.D17]/1000" office:value-type="float" office:value="0.004" calcext:value-type="float">
            <text:p>0.004</text:p>
          </table:table-cell>
          <table:table-cell table:formula="of:=[.D17]/[.B17]" office:value-type="float" office:value="0.0008" calcext:value-type="float">
            <text:p>0.0008</text:p>
          </table:table-cell>
          <table:table-cell table:formula="of:=[.E17]/[.B17]" office:value-type="float" office:value="0.0000008" calcext:value-type="float">
            <text:p>8.00E-07</text:p>
          </table:table-cell>
          <table:table-cell office:value-type="float" office:value="2009" calcext:value-type="float">
            <text:p>2009</text:p>
          </table:table-cell>
          <table:table-cell table:formula="of:=[.B17]-[.H17]" office:value-type="float" office:value="2991" calcext:value-type="float">
            <text:p>2991</text:p>
          </table:table-cell>
          <table:table-cell table:formula="of:=[.H17]/[.B17]" office:value-type="float" office:value="0.4018" calcext:value-type="float">
            <text:p>0.4018</text:p>
          </table:table-cell>
          <table:table-cell office:value-type="float" office:value="9" calcext:value-type="float">
            <text:p>9</text:p>
          </table:table-cell>
          <table:table-cell table:formula="of:=[.K17]/1000" office:value-type="float" office:value="0.009" calcext:value-type="float">
            <text:p>0.009</text:p>
          </table:table-cell>
          <table:table-cell table:formula="of:=[.K17]/[.B17]" office:value-type="float" office:value="0.0018" calcext:value-type="float">
            <text:p>0.0018</text:p>
          </table:table-cell>
          <table:table-cell table:formula="of:=[.L17]/[.B17]" office:value-type="float" office:value="0.0000018" calcext:value-type="float">
            <text:p>1.80E-06</text:p>
          </table:table-cell>
          <table:table-cell office:value-type="float" office:value="1945" calcext:value-type="float">
            <text:p>1945</text:p>
          </table:table-cell>
          <table:table-cell table:formula="of:=[.B17]-[.O17]" office:value-type="float" office:value="3055" calcext:value-type="float">
            <text:p>3055</text:p>
          </table:table-cell>
          <table:table-cell table:formula="of:=[.O17]/[.B17]" office:value-type="float" office:value="0.389" calcext:value-type="float">
            <text:p>0.3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6" calcext:value-type="float">
            <text:p>36</text:p>
          </table:table-cell>
          <table:table-cell table:formula="of:=[.D18]/1000" office:value-type="float" office:value="0.036" calcext:value-type="float">
            <text:p>0.036</text:p>
          </table:table-cell>
          <table:table-cell table:formula="of:=[.D18]/[.B18]" office:value-type="float" office:value="0.00072" calcext:value-type="float">
            <text:p>0.00072</text:p>
          </table:table-cell>
          <table:table-cell table:formula="of:=[.E18]/[.B18]" office:value-type="float" office:value="0.00000072" calcext:value-type="float">
            <text:p>7.20E-07</text:p>
          </table:table-cell>
          <table:table-cell office:value-type="float" office:value="20003" calcext:value-type="float">
            <text:p>20003</text:p>
          </table:table-cell>
          <table:table-cell table:formula="of:=[.B18]-[.H18]" office:value-type="float" office:value="29997" calcext:value-type="float">
            <text:p>29997</text:p>
          </table:table-cell>
          <table:table-cell table:formula="of:=[.H18]/[.B18]" office:value-type="float" office:value="0.40006" calcext:value-type="float">
            <text:p>0.40006</text:p>
          </table:table-cell>
          <table:table-cell office:value-type="float" office:value="107" calcext:value-type="float">
            <text:p>107</text:p>
          </table:table-cell>
          <table:table-cell table:formula="of:=[.K18]/1000" office:value-type="float" office:value="0.107" calcext:value-type="float">
            <text:p>0.107</text:p>
          </table:table-cell>
          <table:table-cell table:formula="of:=[.K18]/[.B18]" office:value-type="float" office:value="0.00214" calcext:value-type="float">
            <text:p>0.00214</text:p>
          </table:table-cell>
          <table:table-cell table:formula="of:=[.L18]/[.B18]" office:value-type="float" office:value="0.00000214" calcext:value-type="float">
            <text:p>2.14E-06</text:p>
          </table:table-cell>
          <table:table-cell office:value-type="float" office:value="19967" calcext:value-type="float">
            <text:p>19967</text:p>
          </table:table-cell>
          <table:table-cell table:formula="of:=[.B18]-[.O18]" office:value-type="float" office:value="30033" calcext:value-type="float">
            <text:p>30033</text:p>
          </table:table-cell>
          <table:table-cell table:formula="of:=[.O18]/[.B18]" office:value-type="float" office:value="0.39934" calcext:value-type="float">
            <text:p>0.399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82" calcext:value-type="float">
            <text:p>382</text:p>
          </table:table-cell>
          <table:table-cell table:formula="of:=[.D19]/1000" office:value-type="float" office:value="0.382" calcext:value-type="float">
            <text:p>0.382</text:p>
          </table:table-cell>
          <table:table-cell table:formula="of:=[.D19]/[.B19]" office:value-type="float" office:value="0.000764" calcext:value-type="float">
            <text:p>0.000764</text:p>
          </table:table-cell>
          <table:table-cell table:formula="of:=[.E19]/[.B19]" office:value-type="float" office:value="0.000000764" calcext:value-type="float">
            <text:p>7.64E-07</text:p>
          </table:table-cell>
          <table:table-cell office:value-type="float" office:value="199762" calcext:value-type="float">
            <text:p>199762</text:p>
          </table:table-cell>
          <table:table-cell table:formula="of:=[.B19]-[.H19]" office:value-type="float" office:value="300238" calcext:value-type="float">
            <text:p>300238</text:p>
          </table:table-cell>
          <table:table-cell table:formula="of:=[.H19]/[.B19]" office:value-type="float" office:value="0.399524" calcext:value-type="float">
            <text:p>0.399524</text:p>
          </table:table-cell>
          <table:table-cell office:value-type="float" office:value="1003" calcext:value-type="float">
            <text:p>1003</text:p>
          </table:table-cell>
          <table:table-cell table:formula="of:=[.K19]/1000" office:value-type="float" office:value="1.003" calcext:value-type="float">
            <text:p>1.003</text:p>
          </table:table-cell>
          <table:table-cell table:formula="of:=[.K19]/[.B19]" office:value-type="float" office:value="0.002006" calcext:value-type="float">
            <text:p>0.002006</text:p>
          </table:table-cell>
          <table:table-cell table:formula="of:=[.L19]/[.B19]" office:value-type="float" office:value="0.000002006" calcext:value-type="float">
            <text:p>2.01E-06</text:p>
          </table:table-cell>
          <table:table-cell office:value-type="float" office:value="200154" calcext:value-type="float">
            <text:p>200154</text:p>
          </table:table-cell>
          <table:table-cell table:formula="of:=[.B19]-[.O19]" office:value-type="float" office:value="299846" calcext:value-type="float">
            <text:p>299846</text:p>
          </table:table-cell>
          <table:table-cell table:formula="of:=[.O19]/[.B19]" office:value-type="float" office:value="0.400308" calcext:value-type="float">
            <text:p>0.4003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756" calcext:value-type="float">
            <text:p>3756</text:p>
          </table:table-cell>
          <table:table-cell table:formula="of:=[.D20]/1000" office:value-type="float" office:value="3.756" calcext:value-type="float">
            <text:p>3.756</text:p>
          </table:table-cell>
          <table:table-cell table:formula="of:=[.D20]/[.B20]" office:value-type="float" office:value="0.0007512" calcext:value-type="float">
            <text:p>0.0007512</text:p>
          </table:table-cell>
          <table:table-cell table:formula="of:=[.E20]/[.B20]" office:value-type="float" office:value="0.0000007512" calcext:value-type="float">
            <text:p>7.51E-07</text:p>
          </table:table-cell>
          <table:table-cell office:value-type="float" office:value="2001453" calcext:value-type="float">
            <text:p>2001453</text:p>
          </table:table-cell>
          <table:table-cell table:formula="of:=[.B20]-[.H20]" office:value-type="float" office:value="2998547" calcext:value-type="float">
            <text:p>2998547</text:p>
          </table:table-cell>
          <table:table-cell table:formula="of:=[.H20]/[.B20]" office:value-type="float" office:value="0.4002906" calcext:value-type="float">
            <text:p>0.4002906</text:p>
          </table:table-cell>
          <table:table-cell office:value-type="float" office:value="10179" calcext:value-type="float">
            <text:p>10179</text:p>
          </table:table-cell>
          <table:table-cell table:formula="of:=[.K20]/1000" office:value-type="float" office:value="10.179" calcext:value-type="float">
            <text:p>10.179</text:p>
          </table:table-cell>
          <table:table-cell table:formula="of:=[.K20]/[.B20]" office:value-type="float" office:value="0.0020358" calcext:value-type="float">
            <text:p>0.0020358</text:p>
          </table:table-cell>
          <table:table-cell table:formula="of:=[.L20]/[.B20]" office:value-type="float" office:value="0.0000020358" calcext:value-type="float">
            <text:p>2.04E-06</text:p>
          </table:table-cell>
          <table:table-cell office:value-type="float" office:value="1999734" calcext:value-type="float">
            <text:p>1999734</text:p>
          </table:table-cell>
          <table:table-cell table:formula="of:=[.B20]-[.O20]" office:value-type="float" office:value="3000266" calcext:value-type="float">
            <text:p>3000266</text:p>
          </table:table-cell>
          <table:table-cell table:formula="of:=[.O20]/[.B20]" office:value-type="float" office:value="0.3999468" calcext:value-type="float">
            <text:p>0.39994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963" calcext:value-type="float">
            <text:p>37963</text:p>
          </table:table-cell>
          <table:table-cell table:formula="of:=[.D21]/1000" office:value-type="float" office:value="37.963" calcext:value-type="float">
            <text:p>37.963</text:p>
          </table:table-cell>
          <table:table-cell table:formula="of:=[.D21]/[.B21]" office:value-type="float" office:value="0.00075926" calcext:value-type="float">
            <text:p>0.00075926</text:p>
          </table:table-cell>
          <table:table-cell table:formula="of:=[.E21]/[.B21]" office:value-type="float" office:value="0.00000075926" calcext:value-type="float">
            <text:p>7.59E-07</text:p>
          </table:table-cell>
          <table:table-cell office:value-type="float" office:value="20005942" calcext:value-type="float">
            <text:p>20005942</text:p>
          </table:table-cell>
          <table:table-cell table:formula="of:=[.B21]-[.H21]" office:value-type="float" office:value="29994058" calcext:value-type="float">
            <text:p>29994058</text:p>
          </table:table-cell>
          <table:table-cell table:formula="of:=[.H21]/[.B21]" office:value-type="float" office:value="0.40011884" calcext:value-type="float">
            <text:p>0.40011884</text:p>
          </table:table-cell>
          <table:table-cell office:value-type="float" office:value="99144" calcext:value-type="float">
            <text:p>99144</text:p>
          </table:table-cell>
          <table:table-cell table:formula="of:=[.K21]/1000" office:value-type="float" office:value="99.144" calcext:value-type="float">
            <text:p>99.144</text:p>
          </table:table-cell>
          <table:table-cell table:formula="of:=[.K21]/[.B21]" office:value-type="float" office:value="0.00198288" calcext:value-type="float">
            <text:p>0.00198288</text:p>
          </table:table-cell>
          <table:table-cell table:formula="of:=[.L21]/[.B21]" office:value-type="float" office:value="0.00000198288" calcext:value-type="float">
            <text:p>1.98E-06</text:p>
          </table:table-cell>
          <table:table-cell office:value-type="float" office:value="20001593" calcext:value-type="float">
            <text:p>20001593</text:p>
          </table:table-cell>
          <table:table-cell table:formula="of:=[.B21]-[.O21]" office:value-type="float" office:value="29998407" calcext:value-type="float">
            <text:p>29998407</text:p>
          </table:table-cell>
          <table:table-cell table:formula="of:=[.O21]/[.B21]" office:value-type="float" office:value="0.40003186" calcext:value-type="float">
            <text:p>0.40003186</text:p>
          </table:table-cell>
        </table:table-row>
        <table:table-row table:style-name="ro1">
          <table:table-cell table:number-columns-repeated="4"/>
          <table:table-cell table:formula="of:=[.D22]/1000" office:value-type="float" office:value="0" calcext:value-type="float">
            <text:p>0</text:p>
          </table:table-cell>
          <table:table-cell table:formula="of:=[.D22]/[.B22]" office:value-type="string" office:string-value="" calcext:value-type="error">
            <text:p>#DIV/0!</text:p>
          </table:table-cell>
          <table:table-cell table:formula="of:=[.E22]/[.B22]" office:value-type="string" office:string-value="" calcext:value-type="error">
            <text:p>#DIV/0!</text:p>
          </table:table-cell>
          <table:table-cell/>
          <table:table-cell table:formula="of:=[.B22]-[.H22]" office:value-type="float" office:value="0" calcext:value-type="float">
            <text:p>0</text:p>
          </table:table-cell>
          <table:table-cell table:formula="of:=[.H22]/[.B22]" office:value-type="string" office:string-value="" calcext:value-type="error">
            <text:p>#DIV/0!</text:p>
          </table:table-cell>
          <table:table-cell/>
          <table:table-cell table:formula="of:=[.K22]/1000" office:value-type="float" office:value="0" calcext:value-type="float">
            <text:p>0</text:p>
          </table:table-cell>
          <table:table-cell table:formula="of:=[.K22]/[.B22]" office:value-type="string" office:string-value="" calcext:value-type="error">
            <text:p>#DIV/0!</text:p>
          </table:table-cell>
          <table:table-cell table:formula="of:=[.L22]/[.B22]" office:value-type="string" office:string-value="" calcext:value-type="error">
            <text:p>#DIV/0!</text:p>
          </table:table-cell>
          <table:table-cell/>
          <table:table-cell table:formula="of:=[.B22]-[.O22]" office:value-type="float" office:value="0" calcext:value-type="float">
            <text:p>0</text:p>
          </table:table-cell>
          <table:table-cell table:formula="of:=[.O22]/[.B2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0" calcext:value-type="float">
            <text:p>0</text:p>
          </table:table-cell>
          <table:table-cell table:formula="of:=[.D23]/1000" office:value-type="float" office:value="0" calcext:value-type="float">
            <text:p>0</text:p>
          </table:table-cell>
          <table:table-cell table:formula="of:=[.D23]/[.B23]" office:value-type="float" office:value="0" calcext:value-type="float">
            <text:p>0</text:p>
          </table:table-cell>
          <table:table-cell table:formula="of:=[.E23]/[.B23]" office:value-type="float" office:value="0" calcext:value-type="float">
            <text:p>0.00E+00</text:p>
          </table:table-cell>
          <table:table-cell office:value-type="float" office:value="149" calcext:value-type="float">
            <text:p>149</text:p>
          </table:table-cell>
          <table:table-cell table:formula="of:=[.B23]-[.H23]" office:value-type="float" office:value="351" calcext:value-type="float">
            <text:p>351</text:p>
          </table:table-cell>
          <table:table-cell table:formula="of:=[.H23]/[.B23]" office:value-type="float" office:value="0.298" calcext:value-type="float">
            <text:p>0.298</text:p>
          </table:table-cell>
          <table:table-cell office:value-type="float" office:value="0" calcext:value-type="float">
            <text:p>0</text:p>
          </table:table-cell>
          <table:table-cell table:formula="of:=[.K23]/1000" office:value-type="float" office:value="0" calcext:value-type="float">
            <text:p>0</text:p>
          </table:table-cell>
          <table:table-cell table:formula="of:=[.K23]/[.B23]" office:value-type="float" office:value="0" calcext:value-type="float">
            <text:p>0</text:p>
          </table:table-cell>
          <table:table-cell table:formula="of:=[.L23]/[.B23]" office:value-type="float" office:value="0" calcext:value-type="float">
            <text:p>0.00E+00</text:p>
          </table:table-cell>
          <table:table-cell office:value-type="float" office:value="181" calcext:value-type="float">
            <text:p>181</text:p>
          </table:table-cell>
          <table:table-cell table:formula="of:=[.B23]-[.O23]" office:value-type="float" office:value="319" calcext:value-type="float">
            <text:p>319</text:p>
          </table:table-cell>
          <table:table-cell table:formula="of:=[.O23]/[.B23]" office:value-type="float" office:value="0.362" calcext:value-type="float">
            <text:p>0.3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3" calcext:value-type="float">
            <text:p>3</text:p>
          </table:table-cell>
          <table:table-cell table:formula="of:=[.D24]/1000" office:value-type="float" office:value="0.003" calcext:value-type="float">
            <text:p>0.003</text:p>
          </table:table-cell>
          <table:table-cell table:formula="of:=[.D24]/[.B24]" office:value-type="float" office:value="0.0006" calcext:value-type="float">
            <text:p>0.0006</text:p>
          </table:table-cell>
          <table:table-cell table:formula="of:=[.E24]/[.B24]" office:value-type="float" office:value="0.0000006" calcext:value-type="float">
            <text:p>6.00E-07</text:p>
          </table:table-cell>
          <table:table-cell office:value-type="float" office:value="1931" calcext:value-type="float">
            <text:p>1931</text:p>
          </table:table-cell>
          <table:table-cell table:formula="of:=[.B24]-[.H24]" office:value-type="float" office:value="3069" calcext:value-type="float">
            <text:p>3069</text:p>
          </table:table-cell>
          <table:table-cell table:formula="of:=[.H24]/[.B24]" office:value-type="float" office:value="0.3862" calcext:value-type="float">
            <text:p>0.3862</text:p>
          </table:table-cell>
          <table:table-cell office:value-type="float" office:value="9" calcext:value-type="float">
            <text:p>9</text:p>
          </table:table-cell>
          <table:table-cell table:formula="of:=[.K24]/1000" office:value-type="float" office:value="0.009" calcext:value-type="float">
            <text:p>0.009</text:p>
          </table:table-cell>
          <table:table-cell table:formula="of:=[.K24]/[.B24]" office:value-type="float" office:value="0.0018" calcext:value-type="float">
            <text:p>0.0018</text:p>
          </table:table-cell>
          <table:table-cell table:formula="of:=[.L24]/[.B24]" office:value-type="float" office:value="0.0000018" calcext:value-type="float">
            <text:p>1.80E-06</text:p>
          </table:table-cell>
          <table:table-cell office:value-type="float" office:value="1933" calcext:value-type="float">
            <text:p>1933</text:p>
          </table:table-cell>
          <table:table-cell table:formula="of:=[.B24]-[.O24]" office:value-type="float" office:value="3067" calcext:value-type="float">
            <text:p>3067</text:p>
          </table:table-cell>
          <table:table-cell table:formula="of:=[.O24]/[.B24]" office:value-type="float" office:value="0.3866" calcext:value-type="float">
            <text:p>0.38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9" calcext:value-type="float">
            <text:p>39</text:p>
          </table:table-cell>
          <table:table-cell table:formula="of:=[.D25]/1000" office:value-type="float" office:value="0.039" calcext:value-type="float">
            <text:p>0.039</text:p>
          </table:table-cell>
          <table:table-cell table:formula="of:=[.D25]/[.B25]" office:value-type="float" office:value="0.00078" calcext:value-type="float">
            <text:p>0.00078</text:p>
          </table:table-cell>
          <table:table-cell table:formula="of:=[.E25]/[.B25]" office:value-type="float" office:value="0.00000078" calcext:value-type="float">
            <text:p>7.80E-07</text:p>
          </table:table-cell>
          <table:table-cell office:value-type="float" office:value="20081" calcext:value-type="float">
            <text:p>20081</text:p>
          </table:table-cell>
          <table:table-cell table:formula="of:=[.B25]-[.H25]" office:value-type="float" office:value="29919" calcext:value-type="float">
            <text:p>29919</text:p>
          </table:table-cell>
          <table:table-cell table:formula="of:=[.H25]/[.B25]" office:value-type="float" office:value="0.40162" calcext:value-type="float">
            <text:p>0.40162</text:p>
          </table:table-cell>
          <table:table-cell office:value-type="float" office:value="100" calcext:value-type="float">
            <text:p>100</text:p>
          </table:table-cell>
          <table:table-cell table:formula="of:=[.K25]/1000" office:value-type="float" office:value="0.1" calcext:value-type="float">
            <text:p>0.1</text:p>
          </table:table-cell>
          <table:table-cell table:formula="of:=[.K25]/[.B25]" office:value-type="float" office:value="0.002" calcext:value-type="float">
            <text:p>0.002</text:p>
          </table:table-cell>
          <table:table-cell table:formula="of:=[.L25]/[.B25]" office:value-type="float" office:value="0.000002" calcext:value-type="float">
            <text:p>2.00E-06</text:p>
          </table:table-cell>
          <table:table-cell office:value-type="float" office:value="20015" calcext:value-type="float">
            <text:p>20015</text:p>
          </table:table-cell>
          <table:table-cell table:formula="of:=[.B25]-[.O25]" office:value-type="float" office:value="29985" calcext:value-type="float">
            <text:p>29985</text:p>
          </table:table-cell>
          <table:table-cell table:formula="of:=[.O25]/[.B25]" office:value-type="float" office:value="0.4003" calcext:value-type="float">
            <text:p>0.40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58" calcext:value-type="float">
            <text:p>358</text:p>
          </table:table-cell>
          <table:table-cell table:formula="of:=[.D26]/1000" office:value-type="float" office:value="0.358" calcext:value-type="float">
            <text:p>0.358</text:p>
          </table:table-cell>
          <table:table-cell table:formula="of:=[.D26]/[.B26]" office:value-type="float" office:value="0.000716" calcext:value-type="float">
            <text:p>0.000716</text:p>
          </table:table-cell>
          <table:table-cell table:formula="of:=[.E26]/[.B26]" office:value-type="float" office:value="0.000000716" calcext:value-type="float">
            <text:p>7.16E-07</text:p>
          </table:table-cell>
          <table:table-cell office:value-type="float" office:value="200198" calcext:value-type="float">
            <text:p>200198</text:p>
          </table:table-cell>
          <table:table-cell table:formula="of:=[.B26]-[.H26]" office:value-type="float" office:value="299802" calcext:value-type="float">
            <text:p>299802</text:p>
          </table:table-cell>
          <table:table-cell table:formula="of:=[.H26]/[.B26]" office:value-type="float" office:value="0.400396" calcext:value-type="float">
            <text:p>0.400396</text:p>
          </table:table-cell>
          <table:table-cell office:value-type="float" office:value="1008" calcext:value-type="float">
            <text:p>1008</text:p>
          </table:table-cell>
          <table:table-cell table:formula="of:=[.K26]/1000" office:value-type="float" office:value="1.008" calcext:value-type="float">
            <text:p>1.008</text:p>
          </table:table-cell>
          <table:table-cell table:formula="of:=[.K26]/[.B26]" office:value-type="float" office:value="0.002016" calcext:value-type="float">
            <text:p>0.002016</text:p>
          </table:table-cell>
          <table:table-cell table:formula="of:=[.L26]/[.B26]" office:value-type="float" office:value="0.000002016" calcext:value-type="float">
            <text:p>2.02E-06</text:p>
          </table:table-cell>
          <table:table-cell office:value-type="float" office:value="200088" calcext:value-type="float">
            <text:p>200088</text:p>
          </table:table-cell>
          <table:table-cell table:formula="of:=[.B26]-[.O26]" office:value-type="float" office:value="299912" calcext:value-type="float">
            <text:p>299912</text:p>
          </table:table-cell>
          <table:table-cell table:formula="of:=[.O26]/[.B26]" office:value-type="float" office:value="0.400176" calcext:value-type="float">
            <text:p>0.4001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756" calcext:value-type="float">
            <text:p>3756</text:p>
          </table:table-cell>
          <table:table-cell table:formula="of:=[.D27]/1000" office:value-type="float" office:value="3.756" calcext:value-type="float">
            <text:p>3.756</text:p>
          </table:table-cell>
          <table:table-cell table:formula="of:=[.D27]/[.B27]" office:value-type="float" office:value="0.0007512" calcext:value-type="float">
            <text:p>0.0007512</text:p>
          </table:table-cell>
          <table:table-cell table:formula="of:=[.E27]/[.B27]" office:value-type="float" office:value="0.0000007512" calcext:value-type="float">
            <text:p>7.51E-07</text:p>
          </table:table-cell>
          <table:table-cell office:value-type="float" office:value="1998890" calcext:value-type="float">
            <text:p>1998890</text:p>
          </table:table-cell>
          <table:table-cell table:formula="of:=[.B27]-[.H27]" office:value-type="float" office:value="3001110" calcext:value-type="float">
            <text:p>3001110</text:p>
          </table:table-cell>
          <table:table-cell table:formula="of:=[.H27]/[.B27]" office:value-type="float" office:value="0.399778" calcext:value-type="float">
            <text:p>0.399778</text:p>
          </table:table-cell>
          <table:table-cell office:value-type="float" office:value="10290" calcext:value-type="float">
            <text:p>10290</text:p>
          </table:table-cell>
          <table:table-cell table:formula="of:=[.K27]/1000" office:value-type="float" office:value="10.29" calcext:value-type="float">
            <text:p>10.29</text:p>
          </table:table-cell>
          <table:table-cell table:formula="of:=[.K27]/[.B27]" office:value-type="float" office:value="0.002058" calcext:value-type="float">
            <text:p>0.002058</text:p>
          </table:table-cell>
          <table:table-cell table:formula="of:=[.L27]/[.B27]" office:value-type="float" office:value="0.000002058" calcext:value-type="float">
            <text:p>2.06E-06</text:p>
          </table:table-cell>
          <table:table-cell office:value-type="float" office:value="1998338" calcext:value-type="float">
            <text:p>1998338</text:p>
          </table:table-cell>
          <table:table-cell table:formula="of:=[.B27]-[.O27]" office:value-type="float" office:value="3001662" calcext:value-type="float">
            <text:p>3001662</text:p>
          </table:table-cell>
          <table:table-cell table:formula="of:=[.O27]/[.B27]" office:value-type="float" office:value="0.3996676" calcext:value-type="float">
            <text:p>0.39966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202" calcext:value-type="float">
            <text:p>37202</text:p>
          </table:table-cell>
          <table:table-cell table:formula="of:=[.D28]/1000" office:value-type="float" office:value="37.202" calcext:value-type="float">
            <text:p>37.202</text:p>
          </table:table-cell>
          <table:table-cell table:formula="of:=[.D28]/[.B28]" office:value-type="float" office:value="0.00074404" calcext:value-type="float">
            <text:p>0.00074404</text:p>
          </table:table-cell>
          <table:table-cell table:formula="of:=[.E28]/[.B28]" office:value-type="float" office:value="0.00000074404" calcext:value-type="float">
            <text:p>7.44E-07</text:p>
          </table:table-cell>
          <table:table-cell office:value-type="float" office:value="19999379" calcext:value-type="float">
            <text:p>19999379</text:p>
          </table:table-cell>
          <table:table-cell table:formula="of:=[.B28]-[.H28]" office:value-type="float" office:value="30000621" calcext:value-type="float">
            <text:p>30000621</text:p>
          </table:table-cell>
          <table:table-cell table:formula="of:=[.H28]/[.B28]" office:value-type="float" office:value="0.39998758" calcext:value-type="float">
            <text:p>0.39998758</text:p>
          </table:table-cell>
          <table:table-cell office:value-type="float" office:value="99066" calcext:value-type="float">
            <text:p>99066</text:p>
          </table:table-cell>
          <table:table-cell table:formula="of:=[.K28]/1000" office:value-type="float" office:value="99.066" calcext:value-type="float">
            <text:p>99.066</text:p>
          </table:table-cell>
          <table:table-cell table:formula="of:=[.K28]/[.B28]" office:value-type="float" office:value="0.00198132" calcext:value-type="float">
            <text:p>0.00198132</text:p>
          </table:table-cell>
          <table:table-cell table:formula="of:=[.L28]/[.B28]" office:value-type="float" office:value="0.00000198132" calcext:value-type="float">
            <text:p>1.98E-06</text:p>
          </table:table-cell>
          <table:table-cell office:value-type="float" office:value="19998837" calcext:value-type="float">
            <text:p>19998837</text:p>
          </table:table-cell>
          <table:table-cell table:formula="of:=[.B28]-[.O28]" office:value-type="float" office:value="30001163" calcext:value-type="float">
            <text:p>30001163</text:p>
          </table:table-cell>
          <table:table-cell table:formula="of:=[.O28]/[.B28]" office:value-type="float" office:value="0.39997674" calcext:value-type="float">
            <text:p>0.39997674</text:p>
          </table:table-cell>
        </table:table-row>
        <table:table-row table:style-name="ro1">
          <table:table-cell table:number-columns-repeated="4"/>
          <table:table-cell table:formula="of:=[.D29]/1000" office:value-type="float" office:value="0" calcext:value-type="float">
            <text:p>0</text:p>
          </table:table-cell>
          <table:table-cell table:formula="of:=[.D29]/[.B29]" office:value-type="string" office:string-value="" calcext:value-type="error">
            <text:p>#DIV/0!</text:p>
          </table:table-cell>
          <table:table-cell table:formula="of:=[.E29]/[.B29]" office:value-type="string" office:string-value="" calcext:value-type="error">
            <text:p>#DIV/0!</text:p>
          </table:table-cell>
          <table:table-cell/>
          <table:table-cell table:formula="of:=[.B29]-[.H29]" office:value-type="float" office:value="0" calcext:value-type="float">
            <text:p>0</text:p>
          </table:table-cell>
          <table:table-cell table:formula="of:=[.H29]/[.B29]" office:value-type="string" office:string-value="" calcext:value-type="error">
            <text:p>#DIV/0!</text:p>
          </table:table-cell>
          <table:table-cell/>
          <table:table-cell table:formula="of:=[.K29]/1000" office:value-type="float" office:value="0" calcext:value-type="float">
            <text:p>0</text:p>
          </table:table-cell>
          <table:table-cell table:formula="of:=[.K29]/[.B29]" office:value-type="string" office:string-value="" calcext:value-type="error">
            <text:p>#DIV/0!</text:p>
          </table:table-cell>
          <table:table-cell table:formula="of:=[.L29]/[.B29]" office:value-type="string" office:string-value="" calcext:value-type="error">
            <text:p>#DIV/0!</text:p>
          </table:table-cell>
          <table:table-cell/>
          <table:table-cell table:formula="of:=[.B29]-[.O29]" office:value-type="float" office:value="0" calcext:value-type="float">
            <text:p>0</text:p>
          </table:table-cell>
          <table:table-cell table:formula="of:=[.O29]/[.B2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1" calcext:value-type="float">
            <text:p>1</text:p>
          </table:table-cell>
          <table:table-cell table:formula="of:=[.D30]/1000" office:value-type="float" office:value="0.001" calcext:value-type="float">
            <text:p>0.001</text:p>
          </table:table-cell>
          <table:table-cell table:formula="of:=[.D30]/[.B30]" office:value-type="float" office:value="0.002" calcext:value-type="float">
            <text:p>0.002</text:p>
          </table:table-cell>
          <table:table-cell table:formula="of:=[.E30]/[.B30]" office:value-type="float" office:value="0.000002" calcext:value-type="float">
            <text:p>2.00E-06</text:p>
          </table:table-cell>
          <table:table-cell office:value-type="float" office:value="181" calcext:value-type="float">
            <text:p>181</text:p>
          </table:table-cell>
          <table:table-cell table:formula="of:=[.B30]-[.H30]" office:value-type="float" office:value="319" calcext:value-type="float">
            <text:p>319</text:p>
          </table:table-cell>
          <table:table-cell table:formula="of:=[.H30]/[.B30]" office:value-type="float" office:value="0.362" calcext:value-type="float">
            <text:p>0.362</text:p>
          </table:table-cell>
          <table:table-cell office:value-type="float" office:value="1" calcext:value-type="float">
            <text:p>1</text:p>
          </table:table-cell>
          <table:table-cell table:formula="of:=[.K30]/1000" office:value-type="float" office:value="0.001" calcext:value-type="float">
            <text:p>0.001</text:p>
          </table:table-cell>
          <table:table-cell table:formula="of:=[.K30]/[.B30]" office:value-type="float" office:value="0.002" calcext:value-type="float">
            <text:p>0.002</text:p>
          </table:table-cell>
          <table:table-cell table:formula="of:=[.L30]/[.B30]" office:value-type="float" office:value="0.000002" calcext:value-type="float">
            <text:p>2.00E-06</text:p>
          </table:table-cell>
          <table:table-cell office:value-type="float" office:value="191" calcext:value-type="float">
            <text:p>191</text:p>
          </table:table-cell>
          <table:table-cell table:formula="of:=[.B30]-[.O30]" office:value-type="float" office:value="309" calcext:value-type="float">
            <text:p>309</text:p>
          </table:table-cell>
          <table:table-cell table:formula="of:=[.O30]/[.B30]" office:value-type="float" office:value="0.382" calcext:value-type="float">
            <text:p>0.3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4" calcext:value-type="float">
            <text:p>4</text:p>
          </table:table-cell>
          <table:table-cell table:formula="of:=[.D31]/1000" office:value-type="float" office:value="0.004" calcext:value-type="float">
            <text:p>0.004</text:p>
          </table:table-cell>
          <table:table-cell table:formula="of:=[.D31]/[.B31]" office:value-type="float" office:value="0.0008" calcext:value-type="float">
            <text:p>0.0008</text:p>
          </table:table-cell>
          <table:table-cell table:formula="of:=[.E31]/[.B31]" office:value-type="float" office:value="0.0000008" calcext:value-type="float">
            <text:p>8.00E-07</text:p>
          </table:table-cell>
          <table:table-cell office:value-type="float" office:value="1960" calcext:value-type="float">
            <text:p>1960</text:p>
          </table:table-cell>
          <table:table-cell table:formula="of:=[.B31]-[.H31]" office:value-type="float" office:value="3040" calcext:value-type="float">
            <text:p>3040</text:p>
          </table:table-cell>
          <table:table-cell table:formula="of:=[.H31]/[.B31]" office:value-type="float" office:value="0.392" calcext:value-type="float">
            <text:p>0.392</text:p>
          </table:table-cell>
          <table:table-cell office:value-type="float" office:value="9" calcext:value-type="float">
            <text:p>9</text:p>
          </table:table-cell>
          <table:table-cell table:formula="of:=[.K31]/1000" office:value-type="float" office:value="0.009" calcext:value-type="float">
            <text:p>0.009</text:p>
          </table:table-cell>
          <table:table-cell table:formula="of:=[.K31]/[.B31]" office:value-type="float" office:value="0.0018" calcext:value-type="float">
            <text:p>0.0018</text:p>
          </table:table-cell>
          <table:table-cell table:formula="of:=[.L31]/[.B31]" office:value-type="float" office:value="0.0000018" calcext:value-type="float">
            <text:p>1.80E-06</text:p>
          </table:table-cell>
          <table:table-cell office:value-type="float" office:value="1968" calcext:value-type="float">
            <text:p>1968</text:p>
          </table:table-cell>
          <table:table-cell table:formula="of:=[.B31]-[.O31]" office:value-type="float" office:value="3032" calcext:value-type="float">
            <text:p>3032</text:p>
          </table:table-cell>
          <table:table-cell table:formula="of:=[.O31]/[.B31]" office:value-type="float" office:value="0.3936" calcext:value-type="float">
            <text:p>0.39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6" calcext:value-type="float">
            <text:p>36</text:p>
          </table:table-cell>
          <table:table-cell table:formula="of:=[.D32]/1000" office:value-type="float" office:value="0.036" calcext:value-type="float">
            <text:p>0.036</text:p>
          </table:table-cell>
          <table:table-cell table:formula="of:=[.D32]/[.B32]" office:value-type="float" office:value="0.00072" calcext:value-type="float">
            <text:p>0.00072</text:p>
          </table:table-cell>
          <table:table-cell table:formula="of:=[.E32]/[.B32]" office:value-type="float" office:value="0.00000072" calcext:value-type="float">
            <text:p>7.20E-07</text:p>
          </table:table-cell>
          <table:table-cell office:value-type="float" office:value="19834" calcext:value-type="float">
            <text:p>19834</text:p>
          </table:table-cell>
          <table:table-cell table:formula="of:=[.B32]-[.H32]" office:value-type="float" office:value="30166" calcext:value-type="float">
            <text:p>30166</text:p>
          </table:table-cell>
          <table:table-cell table:formula="of:=[.H32]/[.B32]" office:value-type="float" office:value="0.39668" calcext:value-type="float">
            <text:p>0.39668</text:p>
          </table:table-cell>
          <table:table-cell office:value-type="float" office:value="100" calcext:value-type="float">
            <text:p>100</text:p>
          </table:table-cell>
          <table:table-cell table:formula="of:=[.K32]/1000" office:value-type="float" office:value="0.1" calcext:value-type="float">
            <text:p>0.1</text:p>
          </table:table-cell>
          <table:table-cell table:formula="of:=[.K32]/[.B32]" office:value-type="float" office:value="0.002" calcext:value-type="float">
            <text:p>0.002</text:p>
          </table:table-cell>
          <table:table-cell table:formula="of:=[.L32]/[.B32]" office:value-type="float" office:value="0.000002" calcext:value-type="float">
            <text:p>2.00E-06</text:p>
          </table:table-cell>
          <table:table-cell office:value-type="float" office:value="20140" calcext:value-type="float">
            <text:p>20140</text:p>
          </table:table-cell>
          <table:table-cell table:formula="of:=[.B32]-[.O32]" office:value-type="float" office:value="29860" calcext:value-type="float">
            <text:p>29860</text:p>
          </table:table-cell>
          <table:table-cell table:formula="of:=[.O32]/[.B32]" office:value-type="float" office:value="0.4028" calcext:value-type="float">
            <text:p>0.40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56" calcext:value-type="float">
            <text:p>356</text:p>
          </table:table-cell>
          <table:table-cell table:formula="of:=[.D33]/1000" office:value-type="float" office:value="0.356" calcext:value-type="float">
            <text:p>0.356</text:p>
          </table:table-cell>
          <table:table-cell table:formula="of:=[.D33]/[.B33]" office:value-type="float" office:value="0.000712" calcext:value-type="float">
            <text:p>0.000712</text:p>
          </table:table-cell>
          <table:table-cell table:formula="of:=[.E33]/[.B33]" office:value-type="float" office:value="0.000000712" calcext:value-type="float">
            <text:p>7.12E-07</text:p>
          </table:table-cell>
          <table:table-cell office:value-type="float" office:value="200509" calcext:value-type="float">
            <text:p>200509</text:p>
          </table:table-cell>
          <table:table-cell table:formula="of:=[.B33]-[.H33]" office:value-type="float" office:value="299491" calcext:value-type="float">
            <text:p>299491</text:p>
          </table:table-cell>
          <table:table-cell table:formula="of:=[.H33]/[.B33]" office:value-type="float" office:value="0.401018" calcext:value-type="float">
            <text:p>0.401018</text:p>
          </table:table-cell>
          <table:table-cell office:value-type="float" office:value="960" calcext:value-type="float">
            <text:p>960</text:p>
          </table:table-cell>
          <table:table-cell table:formula="of:=[.K33]/1000" office:value-type="float" office:value="0.96" calcext:value-type="float">
            <text:p>0.96</text:p>
          </table:table-cell>
          <table:table-cell table:formula="of:=[.K33]/[.B33]" office:value-type="float" office:value="0.00192" calcext:value-type="float">
            <text:p>0.00192</text:p>
          </table:table-cell>
          <table:table-cell table:formula="of:=[.L33]/[.B33]" office:value-type="float" office:value="0.00000192" calcext:value-type="float">
            <text:p>1.92E-06</text:p>
          </table:table-cell>
          <table:table-cell office:value-type="float" office:value="199872" calcext:value-type="float">
            <text:p>199872</text:p>
          </table:table-cell>
          <table:table-cell table:formula="of:=[.B33]-[.O33]" office:value-type="float" office:value="300128" calcext:value-type="float">
            <text:p>300128</text:p>
          </table:table-cell>
          <table:table-cell table:formula="of:=[.O33]/[.B33]" office:value-type="float" office:value="0.399744" calcext:value-type="float">
            <text:p>0.3997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711" calcext:value-type="float">
            <text:p>3711</text:p>
          </table:table-cell>
          <table:table-cell table:formula="of:=[.D34]/1000" office:value-type="float" office:value="3.711" calcext:value-type="float">
            <text:p>3.711</text:p>
          </table:table-cell>
          <table:table-cell table:formula="of:=[.D34]/[.B34]" office:value-type="float" office:value="0.0007422" calcext:value-type="float">
            <text:p>0.0007422</text:p>
          </table:table-cell>
          <table:table-cell table:formula="of:=[.E34]/[.B34]" office:value-type="float" office:value="0.0000007422" calcext:value-type="float">
            <text:p>7.42E-07</text:p>
          </table:table-cell>
          <table:table-cell office:value-type="float" office:value="1999165" calcext:value-type="float">
            <text:p>1999165</text:p>
          </table:table-cell>
          <table:table-cell table:formula="of:=[.B34]-[.H34]" office:value-type="float" office:value="3000835" calcext:value-type="float">
            <text:p>3000835</text:p>
          </table:table-cell>
          <table:table-cell table:formula="of:=[.H34]/[.B34]" office:value-type="float" office:value="0.399833" calcext:value-type="float">
            <text:p>0.399833</text:p>
          </table:table-cell>
          <table:table-cell office:value-type="float" office:value="9980" calcext:value-type="float">
            <text:p>9980</text:p>
          </table:table-cell>
          <table:table-cell table:formula="of:=[.K34]/1000" office:value-type="float" office:value="9.98" calcext:value-type="float">
            <text:p>9.98</text:p>
          </table:table-cell>
          <table:table-cell table:formula="of:=[.K34]/[.B34]" office:value-type="float" office:value="0.001996" calcext:value-type="float">
            <text:p>0.001996</text:p>
          </table:table-cell>
          <table:table-cell table:formula="of:=[.L34]/[.B34]" office:value-type="float" office:value="0.000001996" calcext:value-type="float">
            <text:p>2.00E-06</text:p>
          </table:table-cell>
          <table:table-cell office:value-type="float" office:value="1998703" calcext:value-type="float">
            <text:p>1998703</text:p>
          </table:table-cell>
          <table:table-cell table:formula="of:=[.B34]-[.O34]" office:value-type="float" office:value="3001297" calcext:value-type="float">
            <text:p>3001297</text:p>
          </table:table-cell>
          <table:table-cell table:formula="of:=[.O34]/[.B34]" office:value-type="float" office:value="0.3997406" calcext:value-type="float">
            <text:p>0.39974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353" calcext:value-type="float">
            <text:p>37353</text:p>
          </table:table-cell>
          <table:table-cell table:formula="of:=[.D35]/1000" office:value-type="float" office:value="37.353" calcext:value-type="float">
            <text:p>37.353</text:p>
          </table:table-cell>
          <table:table-cell table:formula="of:=[.D35]/[.B35]" office:value-type="float" office:value="0.00074706" calcext:value-type="float">
            <text:p>0.00074706</text:p>
          </table:table-cell>
          <table:table-cell table:formula="of:=[.E35]/[.B35]" office:value-type="float" office:value="0.00000074706" calcext:value-type="float">
            <text:p>7.47E-07</text:p>
          </table:table-cell>
          <table:table-cell office:value-type="float" office:value="20003735" calcext:value-type="float">
            <text:p>20003735</text:p>
          </table:table-cell>
          <table:table-cell table:formula="of:=[.B35]-[.H35]" office:value-type="float" office:value="29996265" calcext:value-type="float">
            <text:p>29996265</text:p>
          </table:table-cell>
          <table:table-cell table:formula="of:=[.H35]/[.B35]" office:value-type="float" office:value="0.4000747" calcext:value-type="float">
            <text:p>0.4000747</text:p>
          </table:table-cell>
          <table:table-cell office:value-type="float" office:value="101991" calcext:value-type="float">
            <text:p>101991</text:p>
          </table:table-cell>
          <table:table-cell table:formula="of:=[.K35]/1000" office:value-type="float" office:value="101.991" calcext:value-type="float">
            <text:p>101.991</text:p>
          </table:table-cell>
          <table:table-cell table:formula="of:=[.K35]/[.B35]" office:value-type="float" office:value="0.00203982" calcext:value-type="float">
            <text:p>0.00203982</text:p>
          </table:table-cell>
          <table:table-cell table:formula="of:=[.L35]/[.B35]" office:value-type="float" office:value="0.00000203982" calcext:value-type="float">
            <text:p>2.04E-06</text:p>
          </table:table-cell>
          <table:table-cell office:value-type="float" office:value="19996915" calcext:value-type="float">
            <text:p>19996915</text:p>
          </table:table-cell>
          <table:table-cell table:formula="of:=[.B35]-[.O35]" office:value-type="float" office:value="30003085" calcext:value-type="float">
            <text:p>30003085</text:p>
          </table:table-cell>
          <table:table-cell table:formula="of:=[.O35]/[.B35]" office:value-type="float" office:value="0.3999383" calcext:value-type="float">
            <text:p>0.399938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([.B2] + [.B9] + [.B16] + [.B23] + [.B30])/5"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table:formula="of:=([.D2] + [.D9] + [.D16] + [.D23] + [.D30])/5" office:value-type="float" office:value="0.6" calcext:value-type="float">
            <text:p>0.6</text:p>
          </table:table-cell>
          <table:table-cell table:formula="of:=([.E2] + [.E9] + [.E16] + [.E23] + [.E30])/5" office:value-type="float" office:value="0.0006" calcext:value-type="float">
            <text:p>0.0006</text:p>
          </table:table-cell>
          <table:table-cell table:formula="of:=([.F2] + [.F9] + [.F16] + [.F23] + [.F30])/5" office:value-type="float" office:value="0.0012" calcext:value-type="float">
            <text:p>0.0012</text:p>
          </table:table-cell>
          <table:table-cell table:style-name="Default" table:formula="of:=([.G2] + [.G9] + [.G16] + [.G23] + [.G30])/5" office:value-type="float" office:value="0.0000012" calcext:value-type="float">
            <text:p>1.2E-06</text:p>
          </table:table-cell>
          <table:table-cell table:formula="of:=([.H2] + [.H9] + [.H16] + [.H23] + [.H30])/5" office:value-type="float" office:value="174.6" calcext:value-type="float">
            <text:p>174.6</text:p>
          </table:table-cell>
          <table:table-cell table:formula="of:=([.I2] + [.I9] + [.I16] + [.I23] + [.I30])/5" office:value-type="float" office:value="325.4" calcext:value-type="float">
            <text:p>325.4</text:p>
          </table:table-cell>
          <table:table-cell table:formula="of:=([.J2] + [.J9] + [.J16] + [.J23] + [.J30])/5" office:value-type="float" office:value="0.3492" calcext:value-type="float">
            <text:p>0.3492</text:p>
          </table:table-cell>
          <table:table-cell table:formula="of:=([.K2] + [.K9] + [.K16] + [.K23] + [.K30])/5" office:value-type="float" office:value="0.6" calcext:value-type="float">
            <text:p>0.6</text:p>
          </table:table-cell>
          <table:table-cell table:formula="of:=([.L2] + [.L9] + [.L16] + [.L23] + [.L30])/5" office:value-type="float" office:value="0.0006" calcext:value-type="float">
            <text:p>0.0006</text:p>
          </table:table-cell>
          <table:table-cell table:formula="of:=([.M2] + [.M9] + [.M16] + [.M23] + [.M30])/5" office:value-type="float" office:value="0.0012" calcext:value-type="float">
            <text:p>0.0012</text:p>
          </table:table-cell>
          <table:table-cell table:style-name="Default" table:formula="of:=([.N2] + [.N9] + [.N16] + [.N23] + [.N30])/5" office:value-type="float" office:value="0.0000012" calcext:value-type="float">
            <text:p>1.2E-06</text:p>
          </table:table-cell>
          <table:table-cell table:formula="of:=([.O2] + [.O9] + [.O16] + [.O23] + [.O30])/5" office:value-type="float" office:value="182" calcext:value-type="float">
            <text:p>182</text:p>
          </table:table-cell>
          <table:table-cell table:formula="of:=([.P2] + [.P9] + [.P16] + [.P23] + [.P30])/5" office:value-type="float" office:value="318" calcext:value-type="float">
            <text:p>318</text:p>
          </table:table-cell>
          <table:table-cell table:formula="of:=([.Q2] + [.Q9] + [.Q16] + [.Q23] + [.Q30])/5" office:value-type="float" office:value="0.364" calcext:value-type="float">
            <text:p>0.36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3] + [.B10] + [.B17] + [.B24] + [.B31])/5"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table:formula="of:=([.D3] + [.D10] + [.D17] + [.D24] + [.D31])/5" office:value-type="float" office:value="3.6" calcext:value-type="float">
            <text:p>3.6</text:p>
          </table:table-cell>
          <table:table-cell table:formula="of:=([.E3] + [.E10] + [.E17] + [.E24] + [.E31])/5" office:value-type="float" office:value="0.0036" calcext:value-type="float">
            <text:p>0.0036</text:p>
          </table:table-cell>
          <table:table-cell table:formula="of:=([.F3] + [.F10] + [.F17] + [.F24] + [.F31])/5" office:value-type="float" office:value="0.00072" calcext:value-type="float">
            <text:p>0.00072</text:p>
          </table:table-cell>
          <table:table-cell table:style-name="Default" table:formula="of:=([.G3] + [.G10] + [.G17] + [.G24] + [.G31])/5" office:value-type="float" office:value="0.00000072" calcext:value-type="float">
            <text:p>7.2E-07</text:p>
          </table:table-cell>
          <table:table-cell table:formula="of:=([.H3] + [.H10] + [.H17] + [.H24] + [.H31])/5" office:value-type="float" office:value="1973.2" calcext:value-type="float">
            <text:p>1973.2</text:p>
          </table:table-cell>
          <table:table-cell table:formula="of:=([.I3] + [.I10] + [.I17] + [.I24] + [.I31])/5" office:value-type="float" office:value="3026.8" calcext:value-type="float">
            <text:p>3026.8</text:p>
          </table:table-cell>
          <table:table-cell table:formula="of:=([.J3] + [.J10] + [.J17] + [.J24] + [.J31])/5" office:value-type="float" office:value="0.39464" calcext:value-type="float">
            <text:p>0.39464</text:p>
          </table:table-cell>
          <table:table-cell table:formula="of:=([.K3] + [.K10] + [.K17] + [.K24] + [.K31])/5" office:value-type="float" office:value="9.6" calcext:value-type="float">
            <text:p>9.6</text:p>
          </table:table-cell>
          <table:table-cell table:formula="of:=([.L3] + [.L10] + [.L17] + [.L24] + [.L31])/5" office:value-type="float" office:value="0.0096" calcext:value-type="float">
            <text:p>0.0096</text:p>
          </table:table-cell>
          <table:table-cell table:formula="of:=([.M3] + [.M10] + [.M17] + [.M24] + [.M31])/5" office:value-type="float" office:value="0.00192" calcext:value-type="float">
            <text:p>0.00192</text:p>
          </table:table-cell>
          <table:table-cell table:style-name="Default" table:formula="of:=([.N3] + [.N10] + [.N17] + [.N24] + [.N31])/5" office:value-type="float" office:value="0.00000192" calcext:value-type="float">
            <text:p>1.92E-06</text:p>
          </table:table-cell>
          <table:table-cell table:formula="of:=([.O3] + [.O10] + [.O17] + [.O24] + [.O31])/5" office:value-type="float" office:value="1962" calcext:value-type="float">
            <text:p>1962</text:p>
          </table:table-cell>
          <table:table-cell table:formula="of:=([.P3] + [.P10] + [.P17] + [.P24] + [.P31])/5" office:value-type="float" office:value="3038" calcext:value-type="float">
            <text:p>3038</text:p>
          </table:table-cell>
          <table:table-cell table:formula="of:=([.Q3] + [.Q10] + [.Q17] + [.Q24] + [.Q31])/5" office:value-type="float" office:value="0.3924" calcext:value-type="float">
            <text:p>0.392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4] + [.B11] + [.B18] + [.B25] + [.B32])/5"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table:formula="of:=([.D4] + [.D11] + [.D18] + [.D25] + [.D32])/5" office:value-type="float" office:value="37" calcext:value-type="float">
            <text:p>37</text:p>
          </table:table-cell>
          <table:table-cell table:formula="of:=([.E4] + [.E11] + [.E18] + [.E25] + [.E32])/5" office:value-type="float" office:value="0.037" calcext:value-type="float">
            <text:p>0.037</text:p>
          </table:table-cell>
          <table:table-cell table:formula="of:=([.F4] + [.F11] + [.F18] + [.F25] + [.F32])/5" office:value-type="float" office:value="0.00074" calcext:value-type="float">
            <text:p>0.00074</text:p>
          </table:table-cell>
          <table:table-cell table:style-name="Default" table:formula="of:=([.G4] + [.G11] + [.G18] + [.G25] + [.G32])/5" office:value-type="float" office:value="0.00000074" calcext:value-type="float">
            <text:p>7.4E-07</text:p>
          </table:table-cell>
          <table:table-cell table:formula="of:=([.H4] + [.H11] + [.H18] + [.H25] + [.H32])/5" office:value-type="float" office:value="19959" calcext:value-type="float">
            <text:p>19959</text:p>
          </table:table-cell>
          <table:table-cell table:formula="of:=([.I4] + [.I11] + [.I18] + [.I25] + [.I32])/5" office:value-type="float" office:value="30041" calcext:value-type="float">
            <text:p>30041</text:p>
          </table:table-cell>
          <table:table-cell table:formula="of:=([.J4] + [.J11] + [.J18] + [.J25] + [.J32])/5" office:value-type="float" office:value="0.39918" calcext:value-type="float">
            <text:p>0.39918</text:p>
          </table:table-cell>
          <table:table-cell table:formula="of:=([.K4] + [.K11] + [.K18] + [.K25] + [.K32])/5" office:value-type="float" office:value="101" calcext:value-type="float">
            <text:p>101</text:p>
          </table:table-cell>
          <table:table-cell table:formula="of:=([.L4] + [.L11] + [.L18] + [.L25] + [.L32])/5" office:value-type="float" office:value="0.101" calcext:value-type="float">
            <text:p>0.101</text:p>
          </table:table-cell>
          <table:table-cell table:formula="of:=([.M4] + [.M11] + [.M18] + [.M25] + [.M32])/5" office:value-type="float" office:value="0.00202" calcext:value-type="float">
            <text:p>0.00202</text:p>
          </table:table-cell>
          <table:table-cell table:style-name="Default" table:formula="of:=([.N4] + [.N11] + [.N18] + [.N25] + [.N32])/5" office:value-type="float" office:value="0.00000202" calcext:value-type="float">
            <text:p>2.02E-06</text:p>
          </table:table-cell>
          <table:table-cell table:formula="of:=([.O4] + [.O11] + [.O18] + [.O25] + [.O32])/5" office:value-type="float" office:value="20028.8" calcext:value-type="float">
            <text:p>20028.8</text:p>
          </table:table-cell>
          <table:table-cell table:formula="of:=([.P4] + [.P11] + [.P18] + [.P25] + [.P32])/5" office:value-type="float" office:value="29971.2" calcext:value-type="float">
            <text:p>29971.2</text:p>
          </table:table-cell>
          <table:table-cell table:formula="of:=([.Q4] + [.Q11] + [.Q18] + [.Q25] + [.Q32])/5" office:value-type="float" office:value="0.400576" calcext:value-type="float">
            <text:p>0.40057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5] + [.B12] + [.B19] + [.B26] + [.B33])/5"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table:formula="of:=([.D5] + [.D12] + [.D19] + [.D26] + [.D33])/5" office:value-type="float" office:value="365" calcext:value-type="float">
            <text:p>365</text:p>
          </table:table-cell>
          <table:table-cell table:formula="of:=([.E5] + [.E12] + [.E19] + [.E26] + [.E33])/5" office:value-type="float" office:value="0.365" calcext:value-type="float">
            <text:p>0.365</text:p>
          </table:table-cell>
          <table:table-cell table:formula="of:=([.F5] + [.F12] + [.F19] + [.F26] + [.F33])/5" office:value-type="float" office:value="0.00073" calcext:value-type="float">
            <text:p>0.00073</text:p>
          </table:table-cell>
          <table:table-cell table:style-name="Default" table:formula="of:=([.G5] + [.G12] + [.G19] + [.G26] + [.G33])/5" office:value-type="float" office:value="0.00000073" calcext:value-type="float">
            <text:p>7.3E-07</text:p>
          </table:table-cell>
          <table:table-cell table:formula="of:=([.H5] + [.H12] + [.H19] + [.H26] + [.H33])/5" office:value-type="float" office:value="199931.4" calcext:value-type="float">
            <text:p>199931.4</text:p>
          </table:table-cell>
          <table:table-cell table:formula="of:=([.I5] + [.I12] + [.I19] + [.I26] + [.I33])/5" office:value-type="float" office:value="300068.6" calcext:value-type="float">
            <text:p>300068.6</text:p>
          </table:table-cell>
          <table:table-cell table:formula="of:=([.J5] + [.J12] + [.J19] + [.J26] + [.J33])/5" office:value-type="float" office:value="0.3998628" calcext:value-type="float">
            <text:p>0.3998628</text:p>
          </table:table-cell>
          <table:table-cell table:formula="of:=([.K5] + [.K12] + [.K19] + [.K26] + [.K33])/5" office:value-type="float" office:value="1001.4" calcext:value-type="float">
            <text:p>1001.4</text:p>
          </table:table-cell>
          <table:table-cell table:formula="of:=([.L5] + [.L12] + [.L19] + [.L26] + [.L33])/5" office:value-type="float" office:value="1.0014" calcext:value-type="float">
            <text:p>1.0014</text:p>
          </table:table-cell>
          <table:table-cell table:formula="of:=([.M5] + [.M12] + [.M19] + [.M26] + [.M33])/5" office:value-type="float" office:value="0.0020028" calcext:value-type="float">
            <text:p>0.0020028</text:p>
          </table:table-cell>
          <table:table-cell table:style-name="Default" table:formula="of:=([.N5] + [.N12] + [.N19] + [.N26] + [.N33])/5" office:value-type="float" office:value="0.0000020028" calcext:value-type="float">
            <text:p>2.0028E-06</text:p>
          </table:table-cell>
          <table:table-cell table:formula="of:=([.O5] + [.O12] + [.O19] + [.O26] + [.O33])/5" office:value-type="float" office:value="200061.2" calcext:value-type="float">
            <text:p>200061.2</text:p>
          </table:table-cell>
          <table:table-cell table:formula="of:=([.P5] + [.P12] + [.P19] + [.P26] + [.P33])/5" office:value-type="float" office:value="299938.8" calcext:value-type="float">
            <text:p>299938.8</text:p>
          </table:table-cell>
          <table:table-cell table:formula="of:=([.Q5] + [.Q12] + [.Q19] + [.Q26] + [.Q33])/5" office:value-type="float" office:value="0.4001224" calcext:value-type="float">
            <text:p>0.400122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6] + [.B13] + [.B20] + [.B27] + [.B34])/5"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table:formula="of:=([.D6] + [.D13] + [.D20] + [.D27] + [.D34])/5" office:value-type="float" office:value="3719" calcext:value-type="float">
            <text:p>3719</text:p>
          </table:table-cell>
          <table:table-cell table:formula="of:=([.E6] + [.E13] + [.E20] + [.E27] + [.E34])/5" office:value-type="float" office:value="3.719" calcext:value-type="float">
            <text:p>3.719</text:p>
          </table:table-cell>
          <table:table-cell table:formula="of:=([.F6] + [.F13] + [.F20] + [.F27] + [.F34])/5" office:value-type="float" office:value="0.0007438" calcext:value-type="float">
            <text:p>0.0007438</text:p>
          </table:table-cell>
          <table:table-cell table:style-name="Default" table:formula="of:=([.G6] + [.G13] + [.G20] + [.G27] + [.G34])/5" office:value-type="float" office:value="0.0000007438" calcext:value-type="float">
            <text:p>7.438E-07</text:p>
          </table:table-cell>
          <table:table-cell table:formula="of:=([.H6] + [.H13] + [.H20] + [.H27] + [.H34])/5" office:value-type="float" office:value="1999961.8" calcext:value-type="float">
            <text:p>1999961.8</text:p>
          </table:table-cell>
          <table:table-cell table:formula="of:=([.I6] + [.I13] + [.I20] + [.I27] + [.I34])/5" office:value-type="float" office:value="3000038.2" calcext:value-type="float">
            <text:p>3000038.2</text:p>
          </table:table-cell>
          <table:table-cell table:formula="of:=([.J6] + [.J13] + [.J20] + [.J27] + [.J34])/5" office:value-type="float" office:value="0.39999236" calcext:value-type="float">
            <text:p>0.39999236</text:p>
          </table:table-cell>
          <table:table-cell table:formula="of:=([.K6] + [.K13] + [.K20] + [.K27] + [.K34])/5" office:value-type="float" office:value="10126.2" calcext:value-type="float">
            <text:p>10126.2</text:p>
          </table:table-cell>
          <table:table-cell table:formula="of:=([.L6] + [.L13] + [.L20] + [.L27] + [.L34])/5" office:value-type="float" office:value="10.1262" calcext:value-type="float">
            <text:p>10.1262</text:p>
          </table:table-cell>
          <table:table-cell table:formula="of:=([.M6] + [.M13] + [.M20] + [.M27] + [.M34])/5" office:value-type="float" office:value="0.00202524" calcext:value-type="float">
            <text:p>0.00202524</text:p>
          </table:table-cell>
          <table:table-cell table:style-name="Default" table:formula="of:=([.N6] + [.N13] + [.N20] + [.N27] + [.N34])/5" office:value-type="float" office:value="0.00000202524" calcext:value-type="float">
            <text:p>2.02524E-06</text:p>
          </table:table-cell>
          <table:table-cell table:formula="of:=([.O6] + [.O13] + [.O20] + [.O27] + [.O34])/5" office:value-type="float" office:value="1999465.2" calcext:value-type="float">
            <text:p>1999465.2</text:p>
          </table:table-cell>
          <table:table-cell table:formula="of:=([.P6] + [.P13] + [.P20] + [.P27] + [.P34])/5" office:value-type="float" office:value="3000534.8" calcext:value-type="float">
            <text:p>3000534.8</text:p>
          </table:table-cell>
          <table:table-cell table:formula="of:=([.Q6] + [.Q13] + [.Q20] + [.Q27] + [.Q34])/5" office:value-type="float" office:value="0.39989304" calcext:value-type="float">
            <text:p>0.3998930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7] + [.B14] + [.B21] + [.B28] + [.B35])/5"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table:formula="of:=([.D7] + [.D14] + [.D21] + [.D28] + [.D35])/5" office:value-type="float" office:value="37448.6" calcext:value-type="float">
            <text:p>37448.6</text:p>
          </table:table-cell>
          <table:table-cell table:formula="of:=([.E7] + [.E14] + [.E21] + [.E28] + [.E35])/5" office:value-type="float" office:value="37.4486" calcext:value-type="float">
            <text:p>37.4486</text:p>
          </table:table-cell>
          <table:table-cell table:formula="of:=([.F7] + [.F14] + [.F21] + [.F28] + [.F35])/5" office:value-type="float" office:value="0.000748972" calcext:value-type="float">
            <text:p>0.000748972</text:p>
          </table:table-cell>
          <table:table-cell table:style-name="Default" table:formula="of:=([.G7] + [.G14] + [.G21] + [.G28] + [.G35])/5" office:value-type="float" office:value="0.000000748972" calcext:value-type="float">
            <text:p>7.48972E-07</text:p>
          </table:table-cell>
          <table:table-cell table:formula="of:=([.H7] + [.H14] + [.H21] + [.H28] + [.H35])/5" office:value-type="float" office:value="20003229.6" calcext:value-type="float">
            <text:p>20003229.6</text:p>
          </table:table-cell>
          <table:table-cell table:formula="of:=([.I7] + [.I14] + [.I21] + [.I28] + [.I35])/5" office:value-type="float" office:value="29996770.4" calcext:value-type="float">
            <text:p>29996770.4</text:p>
          </table:table-cell>
          <table:table-cell table:formula="of:=([.J7] + [.J14] + [.J21] + [.J28] + [.J35])/5" office:value-type="float" office:value="0.400064592" calcext:value-type="float">
            <text:p>0.400064592</text:p>
          </table:table-cell>
          <table:table-cell table:formula="of:=([.K7] + [.K14] + [.K21] + [.K28] + [.K35])/5" office:value-type="float" office:value="100649.6" calcext:value-type="float">
            <text:p>100649.6</text:p>
          </table:table-cell>
          <table:table-cell table:formula="of:=([.L7] + [.L14] + [.L21] + [.L28] + [.L35])/5" office:value-type="float" office:value="100.6496" calcext:value-type="float">
            <text:p>100.6496</text:p>
          </table:table-cell>
          <table:table-cell table:formula="of:=([.M7] + [.M14] + [.M21] + [.M28] + [.M35])/5" office:value-type="float" office:value="0.002012992" calcext:value-type="float">
            <text:p>0.002012992</text:p>
          </table:table-cell>
          <table:table-cell table:style-name="Default" table:formula="of:=([.N7] + [.N14] + [.N21] + [.N28] + [.N35])/5" office:value-type="float" office:value="0.000002012992" calcext:value-type="float">
            <text:p>2.012992E-06</text:p>
          </table:table-cell>
          <table:table-cell table:formula="of:=([.O7] + [.O14] + [.O21] + [.O28] + [.O35])/5" office:value-type="float" office:value="19999899.6" calcext:value-type="float">
            <text:p>19999899.6</text:p>
          </table:table-cell>
          <table:table-cell table:formula="of:=([.P7] + [.P14] + [.P21] + [.P28] + [.P35])/5" office:value-type="float" office:value="30000100.4" calcext:value-type="float">
            <text:p>30000100.4</text:p>
          </table:table-cell>
          <table:table-cell table:formula="of:=([.Q7] + [.Q14] + [.Q21] + [.Q28] + [.Q35])/5" office:value-type="float" office:value="0.399997992" calcext:value-type="float">
            <text:p>0.399997992</text:p>
          </table:table-cell>
        </table:table-row>
      </table:table>
      <table:table table:name="RANDOM, CACHE 100, ENTRY RANGE 0-5000" table:style-name="ta1">
        <table:shapes>
          <draw:frame draw:z-index="0" draw:style-name="gr1" draw:text-style-name="P1" svg:width="453.51pt" svg:height="255.09pt" svg:x="1170.43pt" svg:y="23.16pt">
            <draw:object draw:notify-on-update-of-ranges="'RANDOM, CACHE 100, ENTRY RANGE 0-5000'.E1:'RANDOM, CACHE 100, ENTRY RANGE 0-5000'.E1 'RANDOM, CACHE 100, ENTRY RANGE 0-5000'.E2:'RANDOM, CACHE 100, ENTRY RANGE 0-5000'.E7 'RANDOM, CACHE 100, ENTRY RANGE 0-5000'.B2:'RANDOM, CACHE 100, ENTRY RANGE 0-5000'.B7 'RANDOM, CACHE 100, ENTRY RANGE 0-5000'.L1:'RANDOM, CACHE 100, ENTRY RANGE 0-5000'.L1 'RANDOM, CACHE 100, ENTRY RANGE 0-5000'.L2:'RANDOM, CACHE 100, ENTRY RANGE 0-5000'.L7 'RANDOM, CACHE 100, ENTRY RANGE 0-5000'.B2:'RANDOM, CACHE 100, ENTRY RANGE 0-5000'.B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1170.74pt" svg:y="304.24pt">
            <draw:object draw:notify-on-update-of-ranges="'RANDOM, CACHE 100, ENTRY RANGE 0-5000'.B37:'RANDOM, CACHE 100, ENTRY RANGE 0-5000'.B42 'RANDOM, CACHE 100, ENTRY RANGE 0-5000'.E1:'RANDOM, CACHE 100, ENTRY RANGE 0-5000'.E1 'RANDOM, CACHE 100, ENTRY RANGE 0-5000'.E37:'RANDOM, CACHE 100, ENTRY RANGE 0-5000'.E42 'RANDOM, CACHE 100, ENTRY RANGE 0-5000'.B37:'RANDOM, CACHE 100, ENTRY RANGE 0-5000'.B42 'RANDOM, CACHE 100, ENTRY RANGE 0-5000'.L1:'RANDOM, CACHE 100, ENTRY RANGE 0-5000'.L1 'RANDOM, CACHE 100, ENTRY RANGE 0-5000'.L37:'RANDOM, CACHE 100, ENTRY RANGE 0-5000'.L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3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LRU HIT RATE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  <table:table-cell table:style-name="ce1" office:value-type="string" calcext:value-type="string">
            <text:p>NAIVE LRU HI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0" calcext:value-type="float">
            <text:p>0</text:p>
          </table:table-cell>
          <table:table-cell table:formula="of:=[.D2]/1000" office:value-type="float" office:value="0" calcext:value-type="float">
            <text:p>0</text:p>
          </table:table-cell>
          <table:table-cell table:formula="of:=[.D2]/[.B2]" office:value-type="float" office:value="0" calcext:value-type="float">
            <text:p>0</text:p>
          </table:table-cell>
          <table:table-cell table:formula="of:=[.E2]/[.B2]" office:value-type="float" office:value="0" calcext:value-type="float">
            <text:p>0.00E+00</text:p>
          </table:table-cell>
          <table:table-cell office:value-type="float" office:value="8" calcext:value-type="float">
            <text:p>8</text:p>
          </table:table-cell>
          <table:table-cell table:formula="of:=[.B2]-[.H2]" office:value-type="float" office:value="492" calcext:value-type="float">
            <text:p>492</text:p>
          </table:table-cell>
          <table:table-cell table:formula="of:=[.H2]/[.B2]" office:value-type="float" office:value="0.016" calcext:value-type="float">
            <text:p>0.016</text:p>
          </table:table-cell>
          <table:table-cell office:value-type="float" office:value="2" calcext:value-type="float">
            <text:p>2</text:p>
          </table:table-cell>
          <table:table-cell table:formula="of:=[.K2]/1000" office:value-type="float" office:value="0.002" calcext:value-type="float">
            <text:p>0.002</text:p>
          </table:table-cell>
          <table:table-cell table:formula="of:=[.K2]/[.B2]" office:value-type="float" office:value="0.004" calcext:value-type="float">
            <text:p>0.004</text:p>
          </table:table-cell>
          <table:table-cell table:formula="of:=[.L2]/[.B2]" office:value-type="float" office:value="0.000004" calcext:value-type="float">
            <text:p>4.00E-06</text:p>
          </table:table-cell>
          <table:table-cell office:value-type="float" office:value="23" calcext:value-type="float">
            <text:p>23</text:p>
          </table:table-cell>
          <table:table-cell table:formula="of:=[.B2]-[.O2]" office:value-type="float" office:value="477" calcext:value-type="float">
            <text:p>477</text:p>
          </table:table-cell>
          <table:table-cell table:formula="of:=[.O2]/[.B2]"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5" calcext:value-type="float">
            <text:p>5</text:p>
          </table:table-cell>
          <table:table-cell table:formula="of:=[.D3]/1000" office:value-type="float" office:value="0.005" calcext:value-type="float">
            <text:p>0.005</text:p>
          </table:table-cell>
          <table:table-cell table:formula="of:=[.D3]/[.B3]" office:value-type="float" office:value="0.001" calcext:value-type="float">
            <text:p>0.001</text:p>
          </table:table-cell>
          <table:table-cell table:formula="of:=[.E3]/[.B3]" office:value-type="float" office:value="0.000001" calcext:value-type="float">
            <text:p>1.00E-06</text:p>
          </table:table-cell>
          <table:table-cell office:value-type="float" office:value="115" calcext:value-type="float">
            <text:p>115</text:p>
          </table:table-cell>
          <table:table-cell table:formula="of:=[.B3]-[.H3]" office:value-type="float" office:value="4885" calcext:value-type="float">
            <text:p>4885</text:p>
          </table:table-cell>
          <table:table-cell table:formula="of:=[.H3]/[.B3]" office:value-type="float" office:value="0.023" calcext:value-type="float">
            <text:p>0.023</text:p>
          </table:table-cell>
          <table:table-cell office:value-type="float" office:value="11" calcext:value-type="float">
            <text:p>11</text:p>
          </table:table-cell>
          <table:table-cell table:formula="of:=[.K3]/1000" office:value-type="float" office:value="0.011" calcext:value-type="float">
            <text:p>0.011</text:p>
          </table:table-cell>
          <table:table-cell table:formula="of:=[.K3]/[.B3]" office:value-type="float" office:value="0.0022" calcext:value-type="float">
            <text:p>0.0022</text:p>
          </table:table-cell>
          <table:table-cell table:formula="of:=[.L3]/[.B3]" office:value-type="float" office:value="0.0000022" calcext:value-type="float">
            <text:p>2.20E-06</text:p>
          </table:table-cell>
          <table:table-cell office:value-type="float" office:value="99" calcext:value-type="float">
            <text:p>99</text:p>
          </table:table-cell>
          <table:table-cell table:formula="of:=[.B3]-[.O3]" office:value-type="float" office:value="4901" calcext:value-type="float">
            <text:p>4901</text:p>
          </table:table-cell>
          <table:table-cell table:formula="of:=[.O3]/[.B3]" office:value-type="float" office:value="0.0198" calcext:value-type="float">
            <text:p>0.01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5" calcext:value-type="float">
            <text:p>45</text:p>
          </table:table-cell>
          <table:table-cell table:formula="of:=[.D4]/1000" office:value-type="float" office:value="0.045" calcext:value-type="float">
            <text:p>0.045</text:p>
          </table:table-cell>
          <table:table-cell table:formula="of:=[.D4]/[.B4]" office:value-type="float" office:value="0.0009" calcext:value-type="float">
            <text:p>0.0009</text:p>
          </table:table-cell>
          <table:table-cell table:formula="of:=[.E4]/[.B4]" office:value-type="float" office:value="0.0000009" calcext:value-type="float">
            <text:p>9.00E-07</text:p>
          </table:table-cell>
          <table:table-cell office:value-type="float" office:value="976" calcext:value-type="float">
            <text:p>976</text:p>
          </table:table-cell>
          <table:table-cell table:formula="of:=[.B4]-[.H4]" office:value-type="float" office:value="49024" calcext:value-type="float">
            <text:p>49024</text:p>
          </table:table-cell>
          <table:table-cell table:formula="of:=[.H4]/[.B4]" office:value-type="float" office:value="0.01952" calcext:value-type="float">
            <text:p>0.01952</text:p>
          </table:table-cell>
          <table:table-cell office:value-type="float" office:value="144" calcext:value-type="float">
            <text:p>144</text:p>
          </table:table-cell>
          <table:table-cell table:formula="of:=[.K4]/1000" office:value-type="float" office:value="0.144" calcext:value-type="float">
            <text:p>0.144</text:p>
          </table:table-cell>
          <table:table-cell table:formula="of:=[.K4]/[.B4]" office:value-type="float" office:value="0.00288" calcext:value-type="float">
            <text:p>0.00288</text:p>
          </table:table-cell>
          <table:table-cell table:formula="of:=[.L4]/[.B4]" office:value-type="float" office:value="0.00000288" calcext:value-type="float">
            <text:p>2.88E-06</text:p>
          </table:table-cell>
          <table:table-cell office:value-type="float" office:value="1021" calcext:value-type="float">
            <text:p>1021</text:p>
          </table:table-cell>
          <table:table-cell table:formula="of:=[.B4]-[.O4]" office:value-type="float" office:value="48979" calcext:value-type="float">
            <text:p>48979</text:p>
          </table:table-cell>
          <table:table-cell table:formula="of:=[.O4]/[.B4]" office:value-type="float" office:value="0.02042" calcext:value-type="float">
            <text:p>0.020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431" calcext:value-type="float">
            <text:p>431</text:p>
          </table:table-cell>
          <table:table-cell table:formula="of:=[.D5]/1000" office:value-type="float" office:value="0.431" calcext:value-type="float">
            <text:p>0.431</text:p>
          </table:table-cell>
          <table:table-cell table:formula="of:=[.D5]/[.B5]" office:value-type="float" office:value="0.000862" calcext:value-type="float">
            <text:p>0.000862</text:p>
          </table:table-cell>
          <table:table-cell table:formula="of:=[.E5]/[.B5]" office:value-type="float" office:value="0.000000862" calcext:value-type="float">
            <text:p>8.62E-07</text:p>
          </table:table-cell>
          <table:table-cell office:value-type="float" office:value="9968" calcext:value-type="float">
            <text:p>9968</text:p>
          </table:table-cell>
          <table:table-cell table:formula="of:=[.B5]-[.H5]" office:value-type="float" office:value="490032" calcext:value-type="float">
            <text:p>490032</text:p>
          </table:table-cell>
          <table:table-cell table:formula="of:=[.H5]/[.B5]" office:value-type="float" office:value="0.019936" calcext:value-type="float">
            <text:p>0.019936</text:p>
          </table:table-cell>
          <table:table-cell office:value-type="float" office:value="1162" calcext:value-type="float">
            <text:p>1162</text:p>
          </table:table-cell>
          <table:table-cell table:formula="of:=[.K5]/1000" office:value-type="float" office:value="1.162" calcext:value-type="float">
            <text:p>1.162</text:p>
          </table:table-cell>
          <table:table-cell table:formula="of:=[.K5]/[.B5]" office:value-type="float" office:value="0.002324" calcext:value-type="float">
            <text:p>0.002324</text:p>
          </table:table-cell>
          <table:table-cell table:formula="of:=[.L5]/[.B5]" office:value-type="float" office:value="0.000002324" calcext:value-type="float">
            <text:p>2.32E-06</text:p>
          </table:table-cell>
          <table:table-cell office:value-type="float" office:value="9824" calcext:value-type="float">
            <text:p>9824</text:p>
          </table:table-cell>
          <table:table-cell table:formula="of:=[.B5]-[.O5]" office:value-type="float" office:value="490176" calcext:value-type="float">
            <text:p>490176</text:p>
          </table:table-cell>
          <table:table-cell table:formula="of:=[.O5]/[.B5]" office:value-type="float" office:value="0.019648" calcext:value-type="float">
            <text:p>0.0196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361" calcext:value-type="float">
            <text:p>4361</text:p>
          </table:table-cell>
          <table:table-cell table:formula="of:=[.D6]/1000" office:value-type="float" office:value="4.361" calcext:value-type="float">
            <text:p>4.361</text:p>
          </table:table-cell>
          <table:table-cell table:formula="of:=[.D6]/[.B6]" office:value-type="float" office:value="0.0008722" calcext:value-type="float">
            <text:p>0.0008722</text:p>
          </table:table-cell>
          <table:table-cell table:formula="of:=[.E6]/[.B6]" office:value-type="float" office:value="0.0000008722" calcext:value-type="float">
            <text:p>8.72E-07</text:p>
          </table:table-cell>
          <table:table-cell office:value-type="float" office:value="100710" calcext:value-type="float">
            <text:p>100710</text:p>
          </table:table-cell>
          <table:table-cell table:formula="of:=[.B6]-[.H6]" office:value-type="float" office:value="4899290" calcext:value-type="float">
            <text:p>4899290</text:p>
          </table:table-cell>
          <table:table-cell table:formula="of:=[.H6]/[.B6]" office:value-type="float" office:value="0.020142" calcext:value-type="float">
            <text:p>0.020142</text:p>
          </table:table-cell>
          <table:table-cell office:value-type="float" office:value="12291" calcext:value-type="float">
            <text:p>12291</text:p>
          </table:table-cell>
          <table:table-cell table:formula="of:=[.K6]/1000" office:value-type="float" office:value="12.291" calcext:value-type="float">
            <text:p>12.291</text:p>
          </table:table-cell>
          <table:table-cell table:formula="of:=[.K6]/[.B6]" office:value-type="float" office:value="0.0024582" calcext:value-type="float">
            <text:p>0.0024582</text:p>
          </table:table-cell>
          <table:table-cell table:formula="of:=[.L6]/[.B6]" office:value-type="float" office:value="0.0000024582" calcext:value-type="float">
            <text:p>2.46E-06</text:p>
          </table:table-cell>
          <table:table-cell office:value-type="float" office:value="100350" calcext:value-type="float">
            <text:p>100350</text:p>
          </table:table-cell>
          <table:table-cell table:formula="of:=[.B6]-[.O6]" office:value-type="float" office:value="4899650" calcext:value-type="float">
            <text:p>4899650</text:p>
          </table:table-cell>
          <table:table-cell table:formula="of:=[.O6]/[.B6]" office:value-type="float" office:value="0.02007" calcext:value-type="float">
            <text:p>0.020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3680" calcext:value-type="float">
            <text:p>43680</text:p>
          </table:table-cell>
          <table:table-cell table:formula="of:=[.D7]/1000" office:value-type="float" office:value="43.68" calcext:value-type="float">
            <text:p>43.68</text:p>
          </table:table-cell>
          <table:table-cell table:formula="of:=[.D7]/[.B7]" office:value-type="float" office:value="0.0008736" calcext:value-type="float">
            <text:p>0.0008736</text:p>
          </table:table-cell>
          <table:table-cell table:formula="of:=[.E7]/[.B7]" office:value-type="float" office:value="0.0000008736" calcext:value-type="float">
            <text:p>8.74E-07</text:p>
          </table:table-cell>
          <table:table-cell office:value-type="float" office:value="1005251" calcext:value-type="float">
            <text:p>1005251</text:p>
          </table:table-cell>
          <table:table-cell table:formula="of:=[.B7]-[.H7]" office:value-type="float" office:value="48994749" calcext:value-type="float">
            <text:p>48994749</text:p>
          </table:table-cell>
          <table:table-cell table:formula="of:=[.H7]/[.B7]" office:value-type="float" office:value="0.02010502" calcext:value-type="float">
            <text:p>0.02010502</text:p>
          </table:table-cell>
          <table:table-cell office:value-type="float" office:value="121875" calcext:value-type="float">
            <text:p>121875</text:p>
          </table:table-cell>
          <table:table-cell table:formula="of:=[.K7]/1000" office:value-type="float" office:value="121.875" calcext:value-type="float">
            <text:p>121.875</text:p>
          </table:table-cell>
          <table:table-cell table:formula="of:=[.K7]/[.B7]" office:value-type="float" office:value="0.0024375" calcext:value-type="float">
            <text:p>0.0024375</text:p>
          </table:table-cell>
          <table:table-cell table:formula="of:=[.L7]/[.B7]" office:value-type="float" office:value="0.0000024375" calcext:value-type="float">
            <text:p>2.44E-06</text:p>
          </table:table-cell>
          <table:table-cell office:value-type="float" office:value="1006617" calcext:value-type="float">
            <text:p>1006617</text:p>
          </table:table-cell>
          <table:table-cell table:formula="of:=[.B7]-[.O7]" office:value-type="float" office:value="48993383" calcext:value-type="float">
            <text:p>48993383</text:p>
          </table:table-cell>
          <table:table-cell table:formula="of:=[.O7]/[.B7]" office:value-type="float" office:value="0.02013234" calcext:value-type="float">
            <text:p>0.0201323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1" calcext:value-type="float">
            <text:p>1</text:p>
          </table:table-cell>
          <table:table-cell table:formula="of:=[.D9]/1000" office:value-type="float" office:value="0.001" calcext:value-type="float">
            <text:p>0.001</text:p>
          </table:table-cell>
          <table:table-cell table:formula="of:=[.D9]/[.B9]" office:value-type="float" office:value="0.002" calcext:value-type="float">
            <text:p>0.002</text:p>
          </table:table-cell>
          <table:table-cell table:formula="of:=[.E9]/[.B9]" office:value-type="float" office:value="0.000002" calcext:value-type="float">
            <text:p>2.00E-06</text:p>
          </table:table-cell>
          <table:table-cell office:value-type="float" office:value="6" calcext:value-type="float">
            <text:p>6</text:p>
          </table:table-cell>
          <table:table-cell table:formula="of:=[.B9]-[.H9]" office:value-type="float" office:value="494" calcext:value-type="float">
            <text:p>494</text:p>
          </table:table-cell>
          <table:table-cell table:formula="of:=[.H9]/[.B9]"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 table:formula="of:=[.K9]/1000" office:value-type="float" office:value="0.001" calcext:value-type="float">
            <text:p>0.001</text:p>
          </table:table-cell>
          <table:table-cell table:formula="of:=[.K9]/[.B9]" office:value-type="float" office:value="0.002" calcext:value-type="float">
            <text:p>0.002</text:p>
          </table:table-cell>
          <table:table-cell table:formula="of:=[.L9]/[.B9]" office:value-type="float" office:value="0.000002" calcext:value-type="float">
            <text:p>2.00E-06</text:p>
          </table:table-cell>
          <table:table-cell office:value-type="float" office:value="9" calcext:value-type="float">
            <text:p>9</text:p>
          </table:table-cell>
          <table:table-cell table:formula="of:=[.B9]-[.O9]" office:value-type="float" office:value="491" calcext:value-type="float">
            <text:p>491</text:p>
          </table:table-cell>
          <table:table-cell table:formula="of:=[.O9]/[.B9]"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4" calcext:value-type="float">
            <text:p>4</text:p>
          </table:table-cell>
          <table:table-cell table:formula="of:=[.D10]/1000" office:value-type="float" office:value="0.004" calcext:value-type="float">
            <text:p>0.004</text:p>
          </table:table-cell>
          <table:table-cell table:formula="of:=[.D10]/[.B10]" office:value-type="float" office:value="0.0008" calcext:value-type="float">
            <text:p>0.0008</text:p>
          </table:table-cell>
          <table:table-cell table:formula="of:=[.E10]/[.B10]" office:value-type="float" office:value="0.0000008" calcext:value-type="float">
            <text:p>8.00E-07</text:p>
          </table:table-cell>
          <table:table-cell office:value-type="float" office:value="86" calcext:value-type="float">
            <text:p>86</text:p>
          </table:table-cell>
          <table:table-cell table:formula="of:=[.B10]-[.H10]" office:value-type="float" office:value="4914" calcext:value-type="float">
            <text:p>4914</text:p>
          </table:table-cell>
          <table:table-cell table:formula="of:=[.H10]/[.B10]" office:value-type="float" office:value="0.0172" calcext:value-type="float">
            <text:p>0.0172</text:p>
          </table:table-cell>
          <table:table-cell office:value-type="float" office:value="11" calcext:value-type="float">
            <text:p>11</text:p>
          </table:table-cell>
          <table:table-cell table:formula="of:=[.K10]/1000" office:value-type="float" office:value="0.011" calcext:value-type="float">
            <text:p>0.011</text:p>
          </table:table-cell>
          <table:table-cell table:formula="of:=[.K10]/[.B10]" office:value-type="float" office:value="0.0022" calcext:value-type="float">
            <text:p>0.0022</text:p>
          </table:table-cell>
          <table:table-cell table:formula="of:=[.L10]/[.B10]" office:value-type="float" office:value="0.0000022" calcext:value-type="float">
            <text:p>2.20E-06</text:p>
          </table:table-cell>
          <table:table-cell office:value-type="float" office:value="102" calcext:value-type="float">
            <text:p>102</text:p>
          </table:table-cell>
          <table:table-cell table:formula="of:=[.B10]-[.O10]" office:value-type="float" office:value="4898" calcext:value-type="float">
            <text:p>4898</text:p>
          </table:table-cell>
          <table:table-cell table:formula="of:=[.O10]/[.B10]" office:value-type="float" office:value="0.0204" calcext:value-type="float">
            <text:p>0.02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7" calcext:value-type="float">
            <text:p>47</text:p>
          </table:table-cell>
          <table:table-cell table:formula="of:=[.D11]/1000" office:value-type="float" office:value="0.047" calcext:value-type="float">
            <text:p>0.047</text:p>
          </table:table-cell>
          <table:table-cell table:formula="of:=[.D11]/[.B11]" office:value-type="float" office:value="0.00094" calcext:value-type="float">
            <text:p>0.00094</text:p>
          </table:table-cell>
          <table:table-cell table:formula="of:=[.E11]/[.B11]" office:value-type="float" office:value="0.00000094" calcext:value-type="float">
            <text:p>9.40E-07</text:p>
          </table:table-cell>
          <table:table-cell office:value-type="float" office:value="1008" calcext:value-type="float">
            <text:p>1008</text:p>
          </table:table-cell>
          <table:table-cell table:formula="of:=[.B11]-[.H11]" office:value-type="float" office:value="48992" calcext:value-type="float">
            <text:p>48992</text:p>
          </table:table-cell>
          <table:table-cell table:formula="of:=[.H11]/[.B11]" office:value-type="float" office:value="0.02016" calcext:value-type="float">
            <text:p>0.02016</text:p>
          </table:table-cell>
          <table:table-cell office:value-type="float" office:value="122" calcext:value-type="float">
            <text:p>122</text:p>
          </table:table-cell>
          <table:table-cell table:formula="of:=[.K11]/1000" office:value-type="float" office:value="0.122" calcext:value-type="float">
            <text:p>0.122</text:p>
          </table:table-cell>
          <table:table-cell table:formula="of:=[.K11]/[.B11]" office:value-type="float" office:value="0.00244" calcext:value-type="float">
            <text:p>0.00244</text:p>
          </table:table-cell>
          <table:table-cell table:formula="of:=[.L11]/[.B11]" office:value-type="float" office:value="0.00000244" calcext:value-type="float">
            <text:p>2.44E-06</text:p>
          </table:table-cell>
          <table:table-cell office:value-type="float" office:value="1004" calcext:value-type="float">
            <text:p>1004</text:p>
          </table:table-cell>
          <table:table-cell table:formula="of:=[.B11]-[.O11]" office:value-type="float" office:value="48996" calcext:value-type="float">
            <text:p>48996</text:p>
          </table:table-cell>
          <table:table-cell table:formula="of:=[.O11]/[.B11]" office:value-type="float" office:value="0.02008" calcext:value-type="float">
            <text:p>0.020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448" calcext:value-type="float">
            <text:p>448</text:p>
          </table:table-cell>
          <table:table-cell table:formula="of:=[.D12]/1000" office:value-type="float" office:value="0.448" calcext:value-type="float">
            <text:p>0.448</text:p>
          </table:table-cell>
          <table:table-cell table:formula="of:=[.D12]/[.B12]" office:value-type="float" office:value="0.000896" calcext:value-type="float">
            <text:p>0.000896</text:p>
          </table:table-cell>
          <table:table-cell table:formula="of:=[.E12]/[.B12]" office:value-type="float" office:value="0.000000896" calcext:value-type="float">
            <text:p>8.96E-07</text:p>
          </table:table-cell>
          <table:table-cell office:value-type="float" office:value="10186" calcext:value-type="float">
            <text:p>10186</text:p>
          </table:table-cell>
          <table:table-cell table:formula="of:=[.B12]-[.H12]" office:value-type="float" office:value="489814" calcext:value-type="float">
            <text:p>489814</text:p>
          </table:table-cell>
          <table:table-cell table:formula="of:=[.H12]/[.B12]" office:value-type="float" office:value="0.020372" calcext:value-type="float">
            <text:p>0.020372</text:p>
          </table:table-cell>
          <table:table-cell office:value-type="float" office:value="1221" calcext:value-type="float">
            <text:p>1221</text:p>
          </table:table-cell>
          <table:table-cell table:formula="of:=[.K12]/1000" office:value-type="float" office:value="1.221" calcext:value-type="float">
            <text:p>1.221</text:p>
          </table:table-cell>
          <table:table-cell table:formula="of:=[.K12]/[.B12]" office:value-type="float" office:value="0.002442" calcext:value-type="float">
            <text:p>0.002442</text:p>
          </table:table-cell>
          <table:table-cell table:formula="of:=[.L12]/[.B12]" office:value-type="float" office:value="0.000002442" calcext:value-type="float">
            <text:p>2.44E-06</text:p>
          </table:table-cell>
          <table:table-cell office:value-type="float" office:value="10054" calcext:value-type="float">
            <text:p>10054</text:p>
          </table:table-cell>
          <table:table-cell table:formula="of:=[.B12]-[.O12]" office:value-type="float" office:value="489946" calcext:value-type="float">
            <text:p>489946</text:p>
          </table:table-cell>
          <table:table-cell table:formula="of:=[.O12]/[.B12]" office:value-type="float" office:value="0.020108" calcext:value-type="float">
            <text:p>0.020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416" calcext:value-type="float">
            <text:p>4416</text:p>
          </table:table-cell>
          <table:table-cell table:formula="of:=[.D13]/1000" office:value-type="float" office:value="4.416" calcext:value-type="float">
            <text:p>4.416</text:p>
          </table:table-cell>
          <table:table-cell table:formula="of:=[.D13]/[.B13]" office:value-type="float" office:value="0.0008832" calcext:value-type="float">
            <text:p>0.0008832</text:p>
          </table:table-cell>
          <table:table-cell table:formula="of:=[.E13]/[.B13]" office:value-type="float" office:value="0.0000008832" calcext:value-type="float">
            <text:p>8.83E-07</text:p>
          </table:table-cell>
          <table:table-cell office:value-type="float" office:value="100300" calcext:value-type="float">
            <text:p>100300</text:p>
          </table:table-cell>
          <table:table-cell table:formula="of:=[.B13]-[.H13]" office:value-type="float" office:value="4899700" calcext:value-type="float">
            <text:p>4899700</text:p>
          </table:table-cell>
          <table:table-cell table:formula="of:=[.H13]/[.B13]" office:value-type="float" office:value="0.02006" calcext:value-type="float">
            <text:p>0.02006</text:p>
          </table:table-cell>
          <table:table-cell office:value-type="float" office:value="11901" calcext:value-type="float">
            <text:p>11901</text:p>
          </table:table-cell>
          <table:table-cell table:formula="of:=[.K13]/1000" office:value-type="float" office:value="11.901" calcext:value-type="float">
            <text:p>11.901</text:p>
          </table:table-cell>
          <table:table-cell table:formula="of:=[.K13]/[.B13]" office:value-type="float" office:value="0.0023802" calcext:value-type="float">
            <text:p>0.0023802</text:p>
          </table:table-cell>
          <table:table-cell table:formula="of:=[.L13]/[.B13]" office:value-type="float" office:value="0.0000023802" calcext:value-type="float">
            <text:p>2.38E-06</text:p>
          </table:table-cell>
          <table:table-cell office:value-type="float" office:value="100924" calcext:value-type="float">
            <text:p>100924</text:p>
          </table:table-cell>
          <table:table-cell table:formula="of:=[.B13]-[.O13]" office:value-type="float" office:value="4899076" calcext:value-type="float">
            <text:p>4899076</text:p>
          </table:table-cell>
          <table:table-cell table:formula="of:=[.O13]/[.B13]" office:value-type="float" office:value="0.0201848" calcext:value-type="float">
            <text:p>0.0201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4019" calcext:value-type="float">
            <text:p>44019</text:p>
          </table:table-cell>
          <table:table-cell table:formula="of:=[.D14]/1000" office:value-type="float" office:value="44.019" calcext:value-type="float">
            <text:p>44.019</text:p>
          </table:table-cell>
          <table:table-cell table:formula="of:=[.D14]/[.B14]" office:value-type="float" office:value="0.00088038" calcext:value-type="float">
            <text:p>0.00088038</text:p>
          </table:table-cell>
          <table:table-cell table:formula="of:=[.E14]/[.B14]" office:value-type="float" office:value="0.00000088038" calcext:value-type="float">
            <text:p>8.80E-07</text:p>
          </table:table-cell>
          <table:table-cell office:value-type="float" office:value="1006375" calcext:value-type="float">
            <text:p>1006375</text:p>
          </table:table-cell>
          <table:table-cell table:formula="of:=[.B14]-[.H14]" office:value-type="float" office:value="48993625" calcext:value-type="float">
            <text:p>48993625</text:p>
          </table:table-cell>
          <table:table-cell table:formula="of:=[.H14]/[.B14]" office:value-type="float" office:value="0.0201275" calcext:value-type="float">
            <text:p>0.0201275</text:p>
          </table:table-cell>
          <table:table-cell office:value-type="float" office:value="121406" calcext:value-type="float">
            <text:p>121406</text:p>
          </table:table-cell>
          <table:table-cell table:formula="of:=[.K14]/1000" office:value-type="float" office:value="121.406" calcext:value-type="float">
            <text:p>121.406</text:p>
          </table:table-cell>
          <table:table-cell table:formula="of:=[.K14]/[.B14]" office:value-type="float" office:value="0.00242812" calcext:value-type="float">
            <text:p>0.00242812</text:p>
          </table:table-cell>
          <table:table-cell table:formula="of:=[.L14]/[.B14]" office:value-type="float" office:value="0.00000242812" calcext:value-type="float">
            <text:p>2.43E-06</text:p>
          </table:table-cell>
          <table:table-cell office:value-type="float" office:value="1007066" calcext:value-type="float">
            <text:p>1007066</text:p>
          </table:table-cell>
          <table:table-cell table:formula="of:=[.B14]-[.O14]" office:value-type="float" office:value="48992934" calcext:value-type="float">
            <text:p>48992934</text:p>
          </table:table-cell>
          <table:table-cell table:formula="of:=[.O14]/[.B14]" office:value-type="float" office:value="0.02014132" calcext:value-type="float">
            <text:p>0.02014132</text:p>
          </table:table-cell>
        </table:table-row>
        <table:table-row table:style-name="ro1">
          <table:table-cell table:number-columns-repeated="4"/>
          <table:table-cell table:formula="of:=[.D15]/1000" office:value-type="float" office:value="0" calcext:value-type="float">
            <text:p>0</text:p>
          </table:table-cell>
          <table:table-cell table:formula="of:=[.D15]/[.B15]" office:value-type="string" office:string-value="" calcext:value-type="error">
            <text:p>#DIV/0!</text:p>
          </table:table-cell>
          <table:table-cell table:formula="of:=[.E15]/[.B15]" office:value-type="string" office:string-value="" calcext:value-type="error">
            <text:p>#DIV/0!</text:p>
          </table:table-cell>
          <table:table-cell/>
          <table:table-cell table:formula="of:=[.B15]-[.H15]" office:value-type="float" office:value="0" calcext:value-type="float">
            <text:p>0</text:p>
          </table:table-cell>
          <table:table-cell table:formula="of:=[.H15]/[.B15]" office:value-type="string" office:string-value="" calcext:value-type="error">
            <text:p>#DIV/0!</text:p>
          </table:table-cell>
          <table:table-cell/>
          <table:table-cell table:formula="of:=[.K15]/1000" office:value-type="float" office:value="0" calcext:value-type="float">
            <text:p>0</text:p>
          </table:table-cell>
          <table:table-cell table:formula="of:=[.K15]/[.B15]" office:value-type="string" office:string-value="" calcext:value-type="error">
            <text:p>#DIV/0!</text:p>
          </table:table-cell>
          <table:table-cell table:formula="of:=[.L15]/[.B15]" office:value-type="string" office:string-value="" calcext:value-type="error">
            <text:p>#DIV/0!</text:p>
          </table:table-cell>
          <table:table-cell/>
          <table:table-cell table:formula="of:=[.B15]-[.O15]" office:value-type="float" office:value="0" calcext:value-type="float">
            <text:p>0</text:p>
          </table:table-cell>
          <table:table-cell table:formula="of:=[.O15]/[.B1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1" calcext:value-type="float">
            <text:p>1</text:p>
          </table:table-cell>
          <table:table-cell table:formula="of:=[.D16]/1000" office:value-type="float" office:value="0.001" calcext:value-type="float">
            <text:p>0.001</text:p>
          </table:table-cell>
          <table:table-cell table:formula="of:=[.D16]/[.B16]" office:value-type="float" office:value="0.002" calcext:value-type="float">
            <text:p>0.002</text:p>
          </table:table-cell>
          <table:table-cell table:formula="of:=[.E16]/[.B16]" office:value-type="float" office:value="0.000002" calcext:value-type="float">
            <text:p>2.00E-06</text:p>
          </table:table-cell>
          <table:table-cell office:value-type="float" office:value="11" calcext:value-type="float">
            <text:p>11</text:p>
          </table:table-cell>
          <table:table-cell table:formula="of:=[.B16]-[.H16]" office:value-type="float" office:value="489" calcext:value-type="float">
            <text:p>489</text:p>
          </table:table-cell>
          <table:table-cell table:formula="of:=[.H16]/[.B16]"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 table:formula="of:=[.K16]/1000" office:value-type="float" office:value="0.001" calcext:value-type="float">
            <text:p>0.001</text:p>
          </table:table-cell>
          <table:table-cell table:formula="of:=[.K16]/[.B16]" office:value-type="float" office:value="0.002" calcext:value-type="float">
            <text:p>0.002</text:p>
          </table:table-cell>
          <table:table-cell table:formula="of:=[.L16]/[.B16]" office:value-type="float" office:value="0.000002" calcext:value-type="float">
            <text:p>2.00E-06</text:p>
          </table:table-cell>
          <table:table-cell office:value-type="float" office:value="9" calcext:value-type="float">
            <text:p>9</text:p>
          </table:table-cell>
          <table:table-cell table:formula="of:=[.B16]-[.O16]" office:value-type="float" office:value="491" calcext:value-type="float">
            <text:p>491</text:p>
          </table:table-cell>
          <table:table-cell table:formula="of:=[.O16]/[.B16]"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3" calcext:value-type="float">
            <text:p>3</text:p>
          </table:table-cell>
          <table:table-cell table:formula="of:=[.D17]/1000" office:value-type="float" office:value="0.003" calcext:value-type="float">
            <text:p>0.003</text:p>
          </table:table-cell>
          <table:table-cell table:formula="of:=[.D17]/[.B17]" office:value-type="float" office:value="0.0006" calcext:value-type="float">
            <text:p>0.0006</text:p>
          </table:table-cell>
          <table:table-cell table:formula="of:=[.E17]/[.B17]" office:value-type="float" office:value="0.0000006" calcext:value-type="float">
            <text:p>6.00E-07</text:p>
          </table:table-cell>
          <table:table-cell office:value-type="float" office:value="107" calcext:value-type="float">
            <text:p>107</text:p>
          </table:table-cell>
          <table:table-cell table:formula="of:=[.B17]-[.H17]" office:value-type="float" office:value="4893" calcext:value-type="float">
            <text:p>4893</text:p>
          </table:table-cell>
          <table:table-cell table:formula="of:=[.H17]/[.B17]" office:value-type="float" office:value="0.0214" calcext:value-type="float">
            <text:p>0.0214</text:p>
          </table:table-cell>
          <table:table-cell office:value-type="float" office:value="12" calcext:value-type="float">
            <text:p>12</text:p>
          </table:table-cell>
          <table:table-cell table:formula="of:=[.K17]/1000" office:value-type="float" office:value="0.012" calcext:value-type="float">
            <text:p>0.012</text:p>
          </table:table-cell>
          <table:table-cell table:formula="of:=[.K17]/[.B17]" office:value-type="float" office:value="0.0024" calcext:value-type="float">
            <text:p>0.0024</text:p>
          </table:table-cell>
          <table:table-cell table:formula="of:=[.L17]/[.B17]" office:value-type="float" office:value="0.0000024" calcext:value-type="float">
            <text:p>2.40E-06</text:p>
          </table:table-cell>
          <table:table-cell office:value-type="float" office:value="113" calcext:value-type="float">
            <text:p>113</text:p>
          </table:table-cell>
          <table:table-cell table:formula="of:=[.B17]-[.O17]" office:value-type="float" office:value="4887" calcext:value-type="float">
            <text:p>4887</text:p>
          </table:table-cell>
          <table:table-cell table:formula="of:=[.O17]/[.B17]" office:value-type="float" office:value="0.0226" calcext:value-type="float">
            <text:p>0.02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8" calcext:value-type="float">
            <text:p>48</text:p>
          </table:table-cell>
          <table:table-cell table:formula="of:=[.D18]/1000" office:value-type="float" office:value="0.048" calcext:value-type="float">
            <text:p>0.048</text:p>
          </table:table-cell>
          <table:table-cell table:formula="of:=[.D18]/[.B18]" office:value-type="float" office:value="0.00096" calcext:value-type="float">
            <text:p>0.00096</text:p>
          </table:table-cell>
          <table:table-cell table:formula="of:=[.E18]/[.B18]" office:value-type="float" office:value="0.00000096" calcext:value-type="float">
            <text:p>9.60E-07</text:p>
          </table:table-cell>
          <table:table-cell office:value-type="float" office:value="1010" calcext:value-type="float">
            <text:p>1010</text:p>
          </table:table-cell>
          <table:table-cell table:formula="of:=[.B18]-[.H18]" office:value-type="float" office:value="48990" calcext:value-type="float">
            <text:p>48990</text:p>
          </table:table-cell>
          <table:table-cell table:formula="of:=[.H18]/[.B18]" office:value-type="float" office:value="0.0202" calcext:value-type="float">
            <text:p>0.0202</text:p>
          </table:table-cell>
          <table:table-cell office:value-type="float" office:value="125" calcext:value-type="float">
            <text:p>125</text:p>
          </table:table-cell>
          <table:table-cell table:formula="of:=[.K18]/1000" office:value-type="float" office:value="0.125" calcext:value-type="float">
            <text:p>0.125</text:p>
          </table:table-cell>
          <table:table-cell table:formula="of:=[.K18]/[.B18]" office:value-type="float" office:value="0.0025" calcext:value-type="float">
            <text:p>0.0025</text:p>
          </table:table-cell>
          <table:table-cell table:formula="of:=[.L18]/[.B18]" office:value-type="float" office:value="0.0000025" calcext:value-type="float">
            <text:p>2.50E-06</text:p>
          </table:table-cell>
          <table:table-cell office:value-type="float" office:value="1029" calcext:value-type="float">
            <text:p>1029</text:p>
          </table:table-cell>
          <table:table-cell table:formula="of:=[.B18]-[.O18]" office:value-type="float" office:value="48971" calcext:value-type="float">
            <text:p>48971</text:p>
          </table:table-cell>
          <table:table-cell table:formula="of:=[.O18]/[.B18]" office:value-type="float" office:value="0.02058" calcext:value-type="float">
            <text:p>0.020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500" calcext:value-type="float">
            <text:p>500</text:p>
          </table:table-cell>
          <table:table-cell table:formula="of:=[.D19]/1000" office:value-type="float" office:value="0.5" calcext:value-type="float">
            <text:p>0.5</text:p>
          </table:table-cell>
          <table:table-cell table:formula="of:=[.D19]/[.B19]" office:value-type="float" office:value="0.001" calcext:value-type="float">
            <text:p>0.001</text:p>
          </table:table-cell>
          <table:table-cell table:formula="of:=[.E19]/[.B19]" office:value-type="float" office:value="0.000001" calcext:value-type="float">
            <text:p>1.00E-06</text:p>
          </table:table-cell>
          <table:table-cell office:value-type="float" office:value="9930" calcext:value-type="float">
            <text:p>9930</text:p>
          </table:table-cell>
          <table:table-cell table:formula="of:=[.B19]-[.H19]" office:value-type="float" office:value="490070" calcext:value-type="float">
            <text:p>490070</text:p>
          </table:table-cell>
          <table:table-cell table:formula="of:=[.H19]/[.B19]" office:value-type="float" office:value="0.01986" calcext:value-type="float">
            <text:p>0.01986</text:p>
          </table:table-cell>
          <table:table-cell office:value-type="float" office:value="1210" calcext:value-type="float">
            <text:p>1210</text:p>
          </table:table-cell>
          <table:table-cell table:formula="of:=[.K19]/1000" office:value-type="float" office:value="1.21" calcext:value-type="float">
            <text:p>1.21</text:p>
          </table:table-cell>
          <table:table-cell table:formula="of:=[.K19]/[.B19]" office:value-type="float" office:value="0.00242" calcext:value-type="float">
            <text:p>0.00242</text:p>
          </table:table-cell>
          <table:table-cell table:formula="of:=[.L19]/[.B19]" office:value-type="float" office:value="0.00000242" calcext:value-type="float">
            <text:p>2.42E-06</text:p>
          </table:table-cell>
          <table:table-cell office:value-type="float" office:value="10105" calcext:value-type="float">
            <text:p>10105</text:p>
          </table:table-cell>
          <table:table-cell table:formula="of:=[.B19]-[.O19]" office:value-type="float" office:value="489895" calcext:value-type="float">
            <text:p>489895</text:p>
          </table:table-cell>
          <table:table-cell table:formula="of:=[.O19]/[.B19]" office:value-type="float" office:value="0.02021" calcext:value-type="float">
            <text:p>0.020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402" calcext:value-type="float">
            <text:p>4402</text:p>
          </table:table-cell>
          <table:table-cell table:formula="of:=[.D20]/1000" office:value-type="float" office:value="4.402" calcext:value-type="float">
            <text:p>4.402</text:p>
          </table:table-cell>
          <table:table-cell table:formula="of:=[.D20]/[.B20]" office:value-type="float" office:value="0.0008804" calcext:value-type="float">
            <text:p>0.0008804</text:p>
          </table:table-cell>
          <table:table-cell table:formula="of:=[.E20]/[.B20]" office:value-type="float" office:value="0.0000008804" calcext:value-type="float">
            <text:p>8.80E-07</text:p>
          </table:table-cell>
          <table:table-cell office:value-type="float" office:value="100723" calcext:value-type="float">
            <text:p>100723</text:p>
          </table:table-cell>
          <table:table-cell table:formula="of:=[.B20]-[.H20]" office:value-type="float" office:value="4899277" calcext:value-type="float">
            <text:p>4899277</text:p>
          </table:table-cell>
          <table:table-cell table:formula="of:=[.H20]/[.B20]" office:value-type="float" office:value="0.0201446" calcext:value-type="float">
            <text:p>0.0201446</text:p>
          </table:table-cell>
          <table:table-cell office:value-type="float" office:value="12170" calcext:value-type="float">
            <text:p>12170</text:p>
          </table:table-cell>
          <table:table-cell table:formula="of:=[.K20]/1000" office:value-type="float" office:value="12.17" calcext:value-type="float">
            <text:p>12.17</text:p>
          </table:table-cell>
          <table:table-cell table:formula="of:=[.K20]/[.B20]" office:value-type="float" office:value="0.002434" calcext:value-type="float">
            <text:p>0.002434</text:p>
          </table:table-cell>
          <table:table-cell table:formula="of:=[.L20]/[.B20]" office:value-type="float" office:value="0.000002434" calcext:value-type="float">
            <text:p>2.43E-06</text:p>
          </table:table-cell>
          <table:table-cell office:value-type="float" office:value="100551" calcext:value-type="float">
            <text:p>100551</text:p>
          </table:table-cell>
          <table:table-cell table:formula="of:=[.B20]-[.O20]" office:value-type="float" office:value="4899449" calcext:value-type="float">
            <text:p>4899449</text:p>
          </table:table-cell>
          <table:table-cell table:formula="of:=[.O20]/[.B20]" office:value-type="float" office:value="0.0201102" calcext:value-type="float">
            <text:p>0.02011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3908" calcext:value-type="float">
            <text:p>43908</text:p>
          </table:table-cell>
          <table:table-cell table:formula="of:=[.D21]/1000" office:value-type="float" office:value="43.908" calcext:value-type="float">
            <text:p>43.908</text:p>
          </table:table-cell>
          <table:table-cell table:formula="of:=[.D21]/[.B21]" office:value-type="float" office:value="0.00087816" calcext:value-type="float">
            <text:p>0.00087816</text:p>
          </table:table-cell>
          <table:table-cell table:formula="of:=[.E21]/[.B21]" office:value-type="float" office:value="0.00000087816" calcext:value-type="float">
            <text:p>8.78E-07</text:p>
          </table:table-cell>
          <table:table-cell office:value-type="float" office:value="1007364" calcext:value-type="float">
            <text:p>1007364</text:p>
          </table:table-cell>
          <table:table-cell table:formula="of:=[.B21]-[.H21]" office:value-type="float" office:value="48992636" calcext:value-type="float">
            <text:p>48992636</text:p>
          </table:table-cell>
          <table:table-cell table:formula="of:=[.H21]/[.B21]" office:value-type="float" office:value="0.02014728" calcext:value-type="float">
            <text:p>0.02014728</text:p>
          </table:table-cell>
          <table:table-cell office:value-type="float" office:value="122447" calcext:value-type="float">
            <text:p>122447</text:p>
          </table:table-cell>
          <table:table-cell table:formula="of:=[.K21]/1000" office:value-type="float" office:value="122.447" calcext:value-type="float">
            <text:p>122.447</text:p>
          </table:table-cell>
          <table:table-cell table:formula="of:=[.K21]/[.B21]" office:value-type="float" office:value="0.00244894" calcext:value-type="float">
            <text:p>0.00244894</text:p>
          </table:table-cell>
          <table:table-cell table:formula="of:=[.L21]/[.B21]" office:value-type="float" office:value="0.00000244894" calcext:value-type="float">
            <text:p>2.45E-06</text:p>
          </table:table-cell>
          <table:table-cell office:value-type="float" office:value="1005455" calcext:value-type="float">
            <text:p>1005455</text:p>
          </table:table-cell>
          <table:table-cell table:formula="of:=[.B21]-[.O21]" office:value-type="float" office:value="48994545" calcext:value-type="float">
            <text:p>48994545</text:p>
          </table:table-cell>
          <table:table-cell table:formula="of:=[.O21]/[.B21]" office:value-type="float" office:value="0.0201091" calcext:value-type="float">
            <text:p>0.0201091</text:p>
          </table:table-cell>
        </table:table-row>
        <table:table-row table:style-name="ro1">
          <table:table-cell table:number-columns-repeated="4"/>
          <table:table-cell table:formula="of:=[.D22]/1000" office:value-type="float" office:value="0" calcext:value-type="float">
            <text:p>0</text:p>
          </table:table-cell>
          <table:table-cell table:formula="of:=[.D22]/[.B22]" office:value-type="string" office:string-value="" calcext:value-type="error">
            <text:p>#DIV/0!</text:p>
          </table:table-cell>
          <table:table-cell table:formula="of:=[.E22]/[.B22]" office:value-type="string" office:string-value="" calcext:value-type="error">
            <text:p>#DIV/0!</text:p>
          </table:table-cell>
          <table:table-cell/>
          <table:table-cell table:formula="of:=[.B22]-[.H22]" office:value-type="float" office:value="0" calcext:value-type="float">
            <text:p>0</text:p>
          </table:table-cell>
          <table:table-cell table:formula="of:=[.H22]/[.B22]" office:value-type="string" office:string-value="" calcext:value-type="error">
            <text:p>#DIV/0!</text:p>
          </table:table-cell>
          <table:table-cell/>
          <table:table-cell table:formula="of:=[.K22]/1000" office:value-type="float" office:value="0" calcext:value-type="float">
            <text:p>0</text:p>
          </table:table-cell>
          <table:table-cell table:formula="of:=[.K22]/[.B22]" office:value-type="string" office:string-value="" calcext:value-type="error">
            <text:p>#DIV/0!</text:p>
          </table:table-cell>
          <table:table-cell table:formula="of:=[.L22]/[.B22]" office:value-type="string" office:string-value="" calcext:value-type="error">
            <text:p>#DIV/0!</text:p>
          </table:table-cell>
          <table:table-cell/>
          <table:table-cell table:formula="of:=[.B22]-[.O22]" office:value-type="float" office:value="0" calcext:value-type="float">
            <text:p>0</text:p>
          </table:table-cell>
          <table:table-cell table:formula="of:=[.O22]/[.B2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1" calcext:value-type="float">
            <text:p>1</text:p>
          </table:table-cell>
          <table:table-cell table:formula="of:=[.D23]/1000" office:value-type="float" office:value="0.001" calcext:value-type="float">
            <text:p>0.001</text:p>
          </table:table-cell>
          <table:table-cell table:formula="of:=[.D23]/[.B23]" office:value-type="float" office:value="0.002" calcext:value-type="float">
            <text:p>0.002</text:p>
          </table:table-cell>
          <table:table-cell table:formula="of:=[.E23]/[.B23]" office:value-type="float" office:value="0.000002" calcext:value-type="float">
            <text:p>2.00E-06</text:p>
          </table:table-cell>
          <table:table-cell office:value-type="float" office:value="10" calcext:value-type="float">
            <text:p>10</text:p>
          </table:table-cell>
          <table:table-cell table:formula="of:=[.B23]-[.H23]" office:value-type="float" office:value="490" calcext:value-type="float">
            <text:p>490</text:p>
          </table:table-cell>
          <table:table-cell table:formula="of:=[.H23]/[.B23]"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formula="of:=[.K23]/1000" office:value-type="float" office:value="0.001" calcext:value-type="float">
            <text:p>0.001</text:p>
          </table:table-cell>
          <table:table-cell table:formula="of:=[.K23]/[.B23]" office:value-type="float" office:value="0.002" calcext:value-type="float">
            <text:p>0.002</text:p>
          </table:table-cell>
          <table:table-cell table:formula="of:=[.L23]/[.B23]" office:value-type="float" office:value="0.000002" calcext:value-type="float">
            <text:p>2.00E-06</text:p>
          </table:table-cell>
          <table:table-cell office:value-type="float" office:value="10" calcext:value-type="float">
            <text:p>10</text:p>
          </table:table-cell>
          <table:table-cell table:formula="of:=[.B23]-[.O23]" office:value-type="float" office:value="490" calcext:value-type="float">
            <text:p>490</text:p>
          </table:table-cell>
          <table:table-cell table:formula="of:=[.O23]/[.B23]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4" calcext:value-type="float">
            <text:p>4</text:p>
          </table:table-cell>
          <table:table-cell table:formula="of:=[.D24]/1000" office:value-type="float" office:value="0.004" calcext:value-type="float">
            <text:p>0.004</text:p>
          </table:table-cell>
          <table:table-cell table:formula="of:=[.D24]/[.B24]" office:value-type="float" office:value="0.0008" calcext:value-type="float">
            <text:p>0.0008</text:p>
          </table:table-cell>
          <table:table-cell table:formula="of:=[.E24]/[.B24]" office:value-type="float" office:value="0.0000008" calcext:value-type="float">
            <text:p>8.00E-07</text:p>
          </table:table-cell>
          <table:table-cell office:value-type="float" office:value="95" calcext:value-type="float">
            <text:p>95</text:p>
          </table:table-cell>
          <table:table-cell table:formula="of:=[.B24]-[.H24]" office:value-type="float" office:value="4905" calcext:value-type="float">
            <text:p>4905</text:p>
          </table:table-cell>
          <table:table-cell table:formula="of:=[.H24]/[.B24]" office:value-type="float" office:value="0.019" calcext:value-type="float">
            <text:p>0.019</text:p>
          </table:table-cell>
          <table:table-cell office:value-type="float" office:value="12" calcext:value-type="float">
            <text:p>12</text:p>
          </table:table-cell>
          <table:table-cell table:formula="of:=[.K24]/1000" office:value-type="float" office:value="0.012" calcext:value-type="float">
            <text:p>0.012</text:p>
          </table:table-cell>
          <table:table-cell table:formula="of:=[.K24]/[.B24]" office:value-type="float" office:value="0.0024" calcext:value-type="float">
            <text:p>0.0024</text:p>
          </table:table-cell>
          <table:table-cell table:formula="of:=[.L24]/[.B24]" office:value-type="float" office:value="0.0000024" calcext:value-type="float">
            <text:p>2.40E-06</text:p>
          </table:table-cell>
          <table:table-cell office:value-type="float" office:value="103" calcext:value-type="float">
            <text:p>103</text:p>
          </table:table-cell>
          <table:table-cell table:formula="of:=[.B24]-[.O24]" office:value-type="float" office:value="4897" calcext:value-type="float">
            <text:p>4897</text:p>
          </table:table-cell>
          <table:table-cell table:formula="of:=[.O24]/[.B24]" office:value-type="float" office:value="0.0206" calcext:value-type="float">
            <text:p>0.02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7" calcext:value-type="float">
            <text:p>47</text:p>
          </table:table-cell>
          <table:table-cell table:formula="of:=[.D25]/1000" office:value-type="float" office:value="0.047" calcext:value-type="float">
            <text:p>0.047</text:p>
          </table:table-cell>
          <table:table-cell table:formula="of:=[.D25]/[.B25]" office:value-type="float" office:value="0.00094" calcext:value-type="float">
            <text:p>0.00094</text:p>
          </table:table-cell>
          <table:table-cell table:formula="of:=[.E25]/[.B25]" office:value-type="float" office:value="0.00000094" calcext:value-type="float">
            <text:p>9.40E-07</text:p>
          </table:table-cell>
          <table:table-cell office:value-type="float" office:value="989" calcext:value-type="float">
            <text:p>989</text:p>
          </table:table-cell>
          <table:table-cell table:formula="of:=[.B25]-[.H25]" office:value-type="float" office:value="49011" calcext:value-type="float">
            <text:p>49011</text:p>
          </table:table-cell>
          <table:table-cell table:formula="of:=[.H25]/[.B25]" office:value-type="float" office:value="0.01978" calcext:value-type="float">
            <text:p>0.01978</text:p>
          </table:table-cell>
          <table:table-cell office:value-type="float" office:value="123" calcext:value-type="float">
            <text:p>123</text:p>
          </table:table-cell>
          <table:table-cell table:formula="of:=[.K25]/1000" office:value-type="float" office:value="0.123" calcext:value-type="float">
            <text:p>0.123</text:p>
          </table:table-cell>
          <table:table-cell table:formula="of:=[.K25]/[.B25]" office:value-type="float" office:value="0.00246" calcext:value-type="float">
            <text:p>0.00246</text:p>
          </table:table-cell>
          <table:table-cell table:formula="of:=[.L25]/[.B25]" office:value-type="float" office:value="0.00000246" calcext:value-type="float">
            <text:p>2.46E-06</text:p>
          </table:table-cell>
          <table:table-cell office:value-type="float" office:value="961" calcext:value-type="float">
            <text:p>961</text:p>
          </table:table-cell>
          <table:table-cell table:formula="of:=[.B25]-[.O25]" office:value-type="float" office:value="49039" calcext:value-type="float">
            <text:p>49039</text:p>
          </table:table-cell>
          <table:table-cell table:formula="of:=[.O25]/[.B25]" office:value-type="float" office:value="0.01922" calcext:value-type="float">
            <text:p>0.019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439" calcext:value-type="float">
            <text:p>439</text:p>
          </table:table-cell>
          <table:table-cell table:formula="of:=[.D26]/1000" office:value-type="float" office:value="0.439" calcext:value-type="float">
            <text:p>0.439</text:p>
          </table:table-cell>
          <table:table-cell table:formula="of:=[.D26]/[.B26]" office:value-type="float" office:value="0.000878" calcext:value-type="float">
            <text:p>0.000878</text:p>
          </table:table-cell>
          <table:table-cell table:formula="of:=[.E26]/[.B26]" office:value-type="float" office:value="0.000000878" calcext:value-type="float">
            <text:p>8.78E-07</text:p>
          </table:table-cell>
          <table:table-cell office:value-type="float" office:value="10087" calcext:value-type="float">
            <text:p>10087</text:p>
          </table:table-cell>
          <table:table-cell table:formula="of:=[.B26]-[.H26]" office:value-type="float" office:value="489913" calcext:value-type="float">
            <text:p>489913</text:p>
          </table:table-cell>
          <table:table-cell table:formula="of:=[.H26]/[.B26]" office:value-type="float" office:value="0.020174" calcext:value-type="float">
            <text:p>0.020174</text:p>
          </table:table-cell>
          <table:table-cell office:value-type="float" office:value="1175" calcext:value-type="float">
            <text:p>1175</text:p>
          </table:table-cell>
          <table:table-cell table:formula="of:=[.K26]/1000" office:value-type="float" office:value="1.175" calcext:value-type="float">
            <text:p>1.175</text:p>
          </table:table-cell>
          <table:table-cell table:formula="of:=[.K26]/[.B26]" office:value-type="float" office:value="0.00235" calcext:value-type="float">
            <text:p>0.00235</text:p>
          </table:table-cell>
          <table:table-cell table:formula="of:=[.L26]/[.B26]" office:value-type="float" office:value="0.00000235" calcext:value-type="float">
            <text:p>2.35E-06</text:p>
          </table:table-cell>
          <table:table-cell office:value-type="float" office:value="10177" calcext:value-type="float">
            <text:p>10177</text:p>
          </table:table-cell>
          <table:table-cell table:formula="of:=[.B26]-[.O26]" office:value-type="float" office:value="489823" calcext:value-type="float">
            <text:p>489823</text:p>
          </table:table-cell>
          <table:table-cell table:formula="of:=[.O26]/[.B26]" office:value-type="float" office:value="0.020354" calcext:value-type="float">
            <text:p>0.0203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358" calcext:value-type="float">
            <text:p>4358</text:p>
          </table:table-cell>
          <table:table-cell table:formula="of:=[.D27]/1000" office:value-type="float" office:value="4.358" calcext:value-type="float">
            <text:p>4.358</text:p>
          </table:table-cell>
          <table:table-cell table:formula="of:=[.D27]/[.B27]" office:value-type="float" office:value="0.0008716" calcext:value-type="float">
            <text:p>0.0008716</text:p>
          </table:table-cell>
          <table:table-cell table:formula="of:=[.E27]/[.B27]" office:value-type="float" office:value="0.0000008716" calcext:value-type="float">
            <text:p>8.72E-07</text:p>
          </table:table-cell>
          <table:table-cell office:value-type="float" office:value="100897" calcext:value-type="float">
            <text:p>100897</text:p>
          </table:table-cell>
          <table:table-cell table:formula="of:=[.B27]-[.H27]" office:value-type="float" office:value="4899103" calcext:value-type="float">
            <text:p>4899103</text:p>
          </table:table-cell>
          <table:table-cell table:formula="of:=[.H27]/[.B27]" office:value-type="float" office:value="0.0201794" calcext:value-type="float">
            <text:p>0.0201794</text:p>
          </table:table-cell>
          <table:table-cell office:value-type="float" office:value="12246" calcext:value-type="float">
            <text:p>12246</text:p>
          </table:table-cell>
          <table:table-cell table:formula="of:=[.K27]/1000" office:value-type="float" office:value="12.246" calcext:value-type="float">
            <text:p>12.246</text:p>
          </table:table-cell>
          <table:table-cell table:formula="of:=[.K27]/[.B27]" office:value-type="float" office:value="0.0024492" calcext:value-type="float">
            <text:p>0.0024492</text:p>
          </table:table-cell>
          <table:table-cell table:formula="of:=[.L27]/[.B27]" office:value-type="float" office:value="0.0000024492" calcext:value-type="float">
            <text:p>2.45E-06</text:p>
          </table:table-cell>
          <table:table-cell office:value-type="float" office:value="99980" calcext:value-type="float">
            <text:p>99980</text:p>
          </table:table-cell>
          <table:table-cell table:formula="of:=[.B27]-[.O27]" office:value-type="float" office:value="4900020" calcext:value-type="float">
            <text:p>4900020</text:p>
          </table:table-cell>
          <table:table-cell table:formula="of:=[.O27]/[.B27]" office:value-type="float" office:value="0.019996" calcext:value-type="float">
            <text:p>0.0199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4056" calcext:value-type="float">
            <text:p>44056</text:p>
          </table:table-cell>
          <table:table-cell table:formula="of:=[.D28]/1000" office:value-type="float" office:value="44.056" calcext:value-type="float">
            <text:p>44.056</text:p>
          </table:table-cell>
          <table:table-cell table:formula="of:=[.D28]/[.B28]" office:value-type="float" office:value="0.00088112" calcext:value-type="float">
            <text:p>0.00088112</text:p>
          </table:table-cell>
          <table:table-cell table:formula="of:=[.E28]/[.B28]" office:value-type="float" office:value="0.00000088112" calcext:value-type="float">
            <text:p>8.81E-07</text:p>
          </table:table-cell>
          <table:table-cell office:value-type="float" office:value="1004651" calcext:value-type="float">
            <text:p>1004651</text:p>
          </table:table-cell>
          <table:table-cell table:formula="of:=[.B28]-[.H28]" office:value-type="float" office:value="48995349" calcext:value-type="float">
            <text:p>48995349</text:p>
          </table:table-cell>
          <table:table-cell table:formula="of:=[.H28]/[.B28]" office:value-type="float" office:value="0.02009302" calcext:value-type="float">
            <text:p>0.02009302</text:p>
          </table:table-cell>
          <table:table-cell office:value-type="float" office:value="123337" calcext:value-type="float">
            <text:p>123337</text:p>
          </table:table-cell>
          <table:table-cell table:formula="of:=[.K28]/1000" office:value-type="float" office:value="123.337" calcext:value-type="float">
            <text:p>123.337</text:p>
          </table:table-cell>
          <table:table-cell table:formula="of:=[.K28]/[.B28]" office:value-type="float" office:value="0.00246674" calcext:value-type="float">
            <text:p>0.00246674</text:p>
          </table:table-cell>
          <table:table-cell table:formula="of:=[.L28]/[.B28]" office:value-type="float" office:value="0.00000246674" calcext:value-type="float">
            <text:p>2.47E-06</text:p>
          </table:table-cell>
          <table:table-cell office:value-type="float" office:value="1005978" calcext:value-type="float">
            <text:p>1005978</text:p>
          </table:table-cell>
          <table:table-cell table:formula="of:=[.B28]-[.O28]" office:value-type="float" office:value="48994022" calcext:value-type="float">
            <text:p>48994022</text:p>
          </table:table-cell>
          <table:table-cell table:formula="of:=[.O28]/[.B28]" office:value-type="float" office:value="0.02011956" calcext:value-type="float">
            <text:p>0.02011956</text:p>
          </table:table-cell>
        </table:table-row>
        <table:table-row table:style-name="ro1">
          <table:table-cell table:number-columns-repeated="4"/>
          <table:table-cell table:formula="of:=[.D29]/1000" office:value-type="float" office:value="0" calcext:value-type="float">
            <text:p>0</text:p>
          </table:table-cell>
          <table:table-cell table:formula="of:=[.D29]/[.B29]" office:value-type="string" office:string-value="" calcext:value-type="error">
            <text:p>#DIV/0!</text:p>
          </table:table-cell>
          <table:table-cell table:formula="of:=[.E29]/[.B29]" office:value-type="string" office:string-value="" calcext:value-type="error">
            <text:p>#DIV/0!</text:p>
          </table:table-cell>
          <table:table-cell/>
          <table:table-cell table:formula="of:=[.B29]-[.H29]" office:value-type="float" office:value="0" calcext:value-type="float">
            <text:p>0</text:p>
          </table:table-cell>
          <table:table-cell table:formula="of:=[.H29]/[.B29]" office:value-type="string" office:string-value="" calcext:value-type="error">
            <text:p>#DIV/0!</text:p>
          </table:table-cell>
          <table:table-cell/>
          <table:table-cell table:formula="of:=[.K29]/1000" office:value-type="float" office:value="0" calcext:value-type="float">
            <text:p>0</text:p>
          </table:table-cell>
          <table:table-cell table:formula="of:=[.K29]/[.B29]" office:value-type="string" office:string-value="" calcext:value-type="error">
            <text:p>#DIV/0!</text:p>
          </table:table-cell>
          <table:table-cell table:formula="of:=[.L29]/[.B29]" office:value-type="string" office:string-value="" calcext:value-type="error">
            <text:p>#DIV/0!</text:p>
          </table:table-cell>
          <table:table-cell/>
          <table:table-cell table:formula="of:=[.B29]-[.O29]" office:value-type="float" office:value="0" calcext:value-type="float">
            <text:p>0</text:p>
          </table:table-cell>
          <table:table-cell table:formula="of:=[.O29]/[.B2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1" calcext:value-type="float">
            <text:p>1</text:p>
          </table:table-cell>
          <table:table-cell table:formula="of:=[.D30]/1000" office:value-type="float" office:value="0.001" calcext:value-type="float">
            <text:p>0.001</text:p>
          </table:table-cell>
          <table:table-cell table:formula="of:=[.D30]/[.B30]" office:value-type="float" office:value="0.002" calcext:value-type="float">
            <text:p>0.002</text:p>
          </table:table-cell>
          <table:table-cell table:formula="of:=[.E30]/[.B30]" office:value-type="float" office:value="0.000002" calcext:value-type="float">
            <text:p>2.00E-06</text:p>
          </table:table-cell>
          <table:table-cell office:value-type="float" office:value="6" calcext:value-type="float">
            <text:p>6</text:p>
          </table:table-cell>
          <table:table-cell table:formula="of:=[.B30]-[.H30]" office:value-type="float" office:value="494" calcext:value-type="float">
            <text:p>494</text:p>
          </table:table-cell>
          <table:table-cell table:formula="of:=[.H30]/[.B30]"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 table:formula="of:=[.K30]/1000" office:value-type="float" office:value="0.001" calcext:value-type="float">
            <text:p>0.001</text:p>
          </table:table-cell>
          <table:table-cell table:formula="of:=[.K30]/[.B30]" office:value-type="float" office:value="0.002" calcext:value-type="float">
            <text:p>0.002</text:p>
          </table:table-cell>
          <table:table-cell table:formula="of:=[.L30]/[.B30]" office:value-type="float" office:value="0.000002" calcext:value-type="float">
            <text:p>2.00E-06</text:p>
          </table:table-cell>
          <table:table-cell office:value-type="float" office:value="12" calcext:value-type="float">
            <text:p>12</text:p>
          </table:table-cell>
          <table:table-cell table:formula="of:=[.B30]-[.O30]" office:value-type="float" office:value="488" calcext:value-type="float">
            <text:p>488</text:p>
          </table:table-cell>
          <table:table-cell table:formula="of:=[.O30]/[.B30]"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4" calcext:value-type="float">
            <text:p>4</text:p>
          </table:table-cell>
          <table:table-cell table:formula="of:=[.D31]/1000" office:value-type="float" office:value="0.004" calcext:value-type="float">
            <text:p>0.004</text:p>
          </table:table-cell>
          <table:table-cell table:formula="of:=[.D31]/[.B31]" office:value-type="float" office:value="0.0008" calcext:value-type="float">
            <text:p>0.0008</text:p>
          </table:table-cell>
          <table:table-cell table:formula="of:=[.E31]/[.B31]" office:value-type="float" office:value="0.0000008" calcext:value-type="float">
            <text:p>8.00E-07</text:p>
          </table:table-cell>
          <table:table-cell office:value-type="float" office:value="94" calcext:value-type="float">
            <text:p>94</text:p>
          </table:table-cell>
          <table:table-cell table:formula="of:=[.B31]-[.H31]" office:value-type="float" office:value="4906" calcext:value-type="float">
            <text:p>4906</text:p>
          </table:table-cell>
          <table:table-cell table:formula="of:=[.H31]/[.B31]" office:value-type="float" office:value="0.0188" calcext:value-type="float">
            <text:p>0.0188</text:p>
          </table:table-cell>
          <table:table-cell office:value-type="float" office:value="13" calcext:value-type="float">
            <text:p>13</text:p>
          </table:table-cell>
          <table:table-cell table:formula="of:=[.K31]/1000" office:value-type="float" office:value="0.013" calcext:value-type="float">
            <text:p>0.013</text:p>
          </table:table-cell>
          <table:table-cell table:formula="of:=[.K31]/[.B31]" office:value-type="float" office:value="0.0026" calcext:value-type="float">
            <text:p>0.0026</text:p>
          </table:table-cell>
          <table:table-cell table:formula="of:=[.L31]/[.B31]" office:value-type="float" office:value="0.0000026" calcext:value-type="float">
            <text:p>2.60E-06</text:p>
          </table:table-cell>
          <table:table-cell office:value-type="float" office:value="101" calcext:value-type="float">
            <text:p>101</text:p>
          </table:table-cell>
          <table:table-cell table:formula="of:=[.B31]-[.O31]" office:value-type="float" office:value="4899" calcext:value-type="float">
            <text:p>4899</text:p>
          </table:table-cell>
          <table:table-cell table:formula="of:=[.O31]/[.B31]" office:value-type="float" office:value="0.0202" calcext:value-type="float">
            <text:p>0.02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7" calcext:value-type="float">
            <text:p>47</text:p>
          </table:table-cell>
          <table:table-cell table:formula="of:=[.D32]/1000" office:value-type="float" office:value="0.047" calcext:value-type="float">
            <text:p>0.047</text:p>
          </table:table-cell>
          <table:table-cell table:formula="of:=[.D32]/[.B32]" office:value-type="float" office:value="0.00094" calcext:value-type="float">
            <text:p>0.00094</text:p>
          </table:table-cell>
          <table:table-cell table:formula="of:=[.E32]/[.B32]" office:value-type="float" office:value="0.00000094" calcext:value-type="float">
            <text:p>9.40E-07</text:p>
          </table:table-cell>
          <table:table-cell office:value-type="float" office:value="978" calcext:value-type="float">
            <text:p>978</text:p>
          </table:table-cell>
          <table:table-cell table:formula="of:=[.B32]-[.H32]" office:value-type="float" office:value="49022" calcext:value-type="float">
            <text:p>49022</text:p>
          </table:table-cell>
          <table:table-cell table:formula="of:=[.H32]/[.B32]" office:value-type="float" office:value="0.01956" calcext:value-type="float">
            <text:p>0.01956</text:p>
          </table:table-cell>
          <table:table-cell office:value-type="float" office:value="124" calcext:value-type="float">
            <text:p>124</text:p>
          </table:table-cell>
          <table:table-cell table:formula="of:=[.K32]/1000" office:value-type="float" office:value="0.124" calcext:value-type="float">
            <text:p>0.124</text:p>
          </table:table-cell>
          <table:table-cell table:formula="of:=[.K32]/[.B32]" office:value-type="float" office:value="0.00248" calcext:value-type="float">
            <text:p>0.00248</text:p>
          </table:table-cell>
          <table:table-cell table:formula="of:=[.L32]/[.B32]" office:value-type="float" office:value="0.00000248" calcext:value-type="float">
            <text:p>2.48E-06</text:p>
          </table:table-cell>
          <table:table-cell office:value-type="float" office:value="1078" calcext:value-type="float">
            <text:p>1078</text:p>
          </table:table-cell>
          <table:table-cell table:formula="of:=[.B32]-[.O32]" office:value-type="float" office:value="48922" calcext:value-type="float">
            <text:p>48922</text:p>
          </table:table-cell>
          <table:table-cell table:formula="of:=[.O32]/[.B32]" office:value-type="float" office:value="0.02156" calcext:value-type="float">
            <text:p>0.021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442" calcext:value-type="float">
            <text:p>442</text:p>
          </table:table-cell>
          <table:table-cell table:formula="of:=[.D33]/1000" office:value-type="float" office:value="0.442" calcext:value-type="float">
            <text:p>0.442</text:p>
          </table:table-cell>
          <table:table-cell table:formula="of:=[.D33]/[.B33]" office:value-type="float" office:value="0.000884" calcext:value-type="float">
            <text:p>0.000884</text:p>
          </table:table-cell>
          <table:table-cell table:formula="of:=[.E33]/[.B33]" office:value-type="float" office:value="0.000000884" calcext:value-type="float">
            <text:p>8.84E-07</text:p>
          </table:table-cell>
          <table:table-cell office:value-type="float" office:value="10317" calcext:value-type="float">
            <text:p>10317</text:p>
          </table:table-cell>
          <table:table-cell table:formula="of:=[.B33]-[.H33]" office:value-type="float" office:value="489683" calcext:value-type="float">
            <text:p>489683</text:p>
          </table:table-cell>
          <table:table-cell table:formula="of:=[.H33]/[.B33]" office:value-type="float" office:value="0.020634" calcext:value-type="float">
            <text:p>0.020634</text:p>
          </table:table-cell>
          <table:table-cell office:value-type="float" office:value="1145" calcext:value-type="float">
            <text:p>1145</text:p>
          </table:table-cell>
          <table:table-cell table:formula="of:=[.K33]/1000" office:value-type="float" office:value="1.145" calcext:value-type="float">
            <text:p>1.145</text:p>
          </table:table-cell>
          <table:table-cell table:formula="of:=[.K33]/[.B33]" office:value-type="float" office:value="0.00229" calcext:value-type="float">
            <text:p>0.00229</text:p>
          </table:table-cell>
          <table:table-cell table:formula="of:=[.L33]/[.B33]" office:value-type="float" office:value="0.00000229" calcext:value-type="float">
            <text:p>2.29E-06</text:p>
          </table:table-cell>
          <table:table-cell office:value-type="float" office:value="10110" calcext:value-type="float">
            <text:p>10110</text:p>
          </table:table-cell>
          <table:table-cell table:formula="of:=[.B33]-[.O33]" office:value-type="float" office:value="489890" calcext:value-type="float">
            <text:p>489890</text:p>
          </table:table-cell>
          <table:table-cell table:formula="of:=[.O33]/[.B33]" office:value-type="float" office:value="0.02022" calcext:value-type="float">
            <text:p>0.0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393" calcext:value-type="float">
            <text:p>4393</text:p>
          </table:table-cell>
          <table:table-cell table:formula="of:=[.D34]/1000" office:value-type="float" office:value="4.393" calcext:value-type="float">
            <text:p>4.393</text:p>
          </table:table-cell>
          <table:table-cell table:formula="of:=[.D34]/[.B34]" office:value-type="float" office:value="0.0008786" calcext:value-type="float">
            <text:p>0.0008786</text:p>
          </table:table-cell>
          <table:table-cell table:formula="of:=[.E34]/[.B34]" office:value-type="float" office:value="0.0000008786" calcext:value-type="float">
            <text:p>8.79E-07</text:p>
          </table:table-cell>
          <table:table-cell office:value-type="float" office:value="100357" calcext:value-type="float">
            <text:p>100357</text:p>
          </table:table-cell>
          <table:table-cell table:formula="of:=[.B34]-[.H34]" office:value-type="float" office:value="4899643" calcext:value-type="float">
            <text:p>4899643</text:p>
          </table:table-cell>
          <table:table-cell table:formula="of:=[.H34]/[.B34]" office:value-type="float" office:value="0.0200714" calcext:value-type="float">
            <text:p>0.0200714</text:p>
          </table:table-cell>
          <table:table-cell office:value-type="float" office:value="12375" calcext:value-type="float">
            <text:p>12375</text:p>
          </table:table-cell>
          <table:table-cell table:formula="of:=[.K34]/1000" office:value-type="float" office:value="12.375" calcext:value-type="float">
            <text:p>12.375</text:p>
          </table:table-cell>
          <table:table-cell table:formula="of:=[.K34]/[.B34]" office:value-type="float" office:value="0.002475" calcext:value-type="float">
            <text:p>0.002475</text:p>
          </table:table-cell>
          <table:table-cell table:formula="of:=[.L34]/[.B34]" office:value-type="float" office:value="0.000002475" calcext:value-type="float">
            <text:p>2.48E-06</text:p>
          </table:table-cell>
          <table:table-cell office:value-type="float" office:value="100461" calcext:value-type="float">
            <text:p>100461</text:p>
          </table:table-cell>
          <table:table-cell table:formula="of:=[.B34]-[.O34]" office:value-type="float" office:value="4899539" calcext:value-type="float">
            <text:p>4899539</text:p>
          </table:table-cell>
          <table:table-cell table:formula="of:=[.O34]/[.B34]" office:value-type="float" office:value="0.0200922" calcext:value-type="float">
            <text:p>0.02009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4194" calcext:value-type="float">
            <text:p>44194</text:p>
          </table:table-cell>
          <table:table-cell table:formula="of:=[.D35]/1000" office:value-type="float" office:value="44.194" calcext:value-type="float">
            <text:p>44.194</text:p>
          </table:table-cell>
          <table:table-cell table:formula="of:=[.D35]/[.B35]" office:value-type="float" office:value="0.00088388" calcext:value-type="float">
            <text:p>0.00088388</text:p>
          </table:table-cell>
          <table:table-cell table:formula="of:=[.E35]/[.B35]" office:value-type="float" office:value="0.00000088388" calcext:value-type="float">
            <text:p>8.84E-07</text:p>
          </table:table-cell>
          <table:table-cell office:value-type="float" office:value="1005332" calcext:value-type="float">
            <text:p>1005332</text:p>
          </table:table-cell>
          <table:table-cell table:formula="of:=[.B35]-[.H35]" office:value-type="float" office:value="48994668" calcext:value-type="float">
            <text:p>48994668</text:p>
          </table:table-cell>
          <table:table-cell table:formula="of:=[.H35]/[.B35]" office:value-type="float" office:value="0.02010664" calcext:value-type="float">
            <text:p>0.02010664</text:p>
          </table:table-cell>
          <table:table-cell office:value-type="float" office:value="120186" calcext:value-type="float">
            <text:p>120186</text:p>
          </table:table-cell>
          <table:table-cell table:formula="of:=[.K35]/1000" office:value-type="float" office:value="120.186" calcext:value-type="float">
            <text:p>120.186</text:p>
          </table:table-cell>
          <table:table-cell table:formula="of:=[.K35]/[.B35]" office:value-type="float" office:value="0.00240372" calcext:value-type="float">
            <text:p>0.00240372</text:p>
          </table:table-cell>
          <table:table-cell table:formula="of:=[.L35]/[.B35]" office:value-type="float" office:value="0.00000240372" calcext:value-type="float">
            <text:p>2.40E-06</text:p>
          </table:table-cell>
          <table:table-cell office:value-type="float" office:value="1005421" calcext:value-type="float">
            <text:p>1005421</text:p>
          </table:table-cell>
          <table:table-cell table:formula="of:=[.B35]-[.O35]" office:value-type="float" office:value="48994579" calcext:value-type="float">
            <text:p>48994579</text:p>
          </table:table-cell>
          <table:table-cell table:formula="of:=[.O35]/[.B35]" office:value-type="float" office:value="0.02010842" calcext:value-type="float">
            <text:p>0.0201084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([.B2] + [.B9] + [.B16] + [.B23] + [.B30])/5"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table:formula="of:=([.D2] + [.D9] + [.D16] + [.D23] + [.D30])/5" office:value-type="float" office:value="0.8" calcext:value-type="float">
            <text:p>0.8</text:p>
          </table:table-cell>
          <table:table-cell table:formula="of:=([.E2] + [.E9] + [.E16] + [.E23] + [.E30])/5" office:value-type="float" office:value="0.0008" calcext:value-type="float">
            <text:p>0.0008</text:p>
          </table:table-cell>
          <table:table-cell table:formula="of:=([.F2] + [.F9] + [.F16] + [.F23] + [.F30])/5" office:value-type="float" office:value="0.0016" calcext:value-type="float">
            <text:p>0.0016</text:p>
          </table:table-cell>
          <table:table-cell table:style-name="Default" table:formula="of:=([.G2] + [.G9] + [.G16] + [.G23] + [.G30])/5" office:value-type="float" office:value="0.0000016" calcext:value-type="float">
            <text:p>1.6E-06</text:p>
          </table:table-cell>
          <table:table-cell table:formula="of:=([.H2] + [.H9] + [.H16] + [.H23] + [.H30])/5" office:value-type="float" office:value="8.2" calcext:value-type="float">
            <text:p>8.2</text:p>
          </table:table-cell>
          <table:table-cell table:formula="of:=([.I2] + [.I9] + [.I16] + [.I23] + [.I30])/5" office:value-type="float" office:value="491.8" calcext:value-type="float">
            <text:p>491.8</text:p>
          </table:table-cell>
          <table:table-cell table:formula="of:=([.J2] + [.J9] + [.J16] + [.J23] + [.J30])/5" office:value-type="float" office:value="0.0164" calcext:value-type="float">
            <text:p>0.0164</text:p>
          </table:table-cell>
          <table:table-cell table:formula="of:=([.K2] + [.K9] + [.K16] + [.K23] + [.K30])/5" office:value-type="float" office:value="1.2" calcext:value-type="float">
            <text:p>1.2</text:p>
          </table:table-cell>
          <table:table-cell table:formula="of:=([.L2] + [.L9] + [.L16] + [.L23] + [.L30])/5" office:value-type="float" office:value="0.0012" calcext:value-type="float">
            <text:p>0.0012</text:p>
          </table:table-cell>
          <table:table-cell table:formula="of:=([.M2] + [.M9] + [.M16] + [.M23] + [.M30])/5" office:value-type="float" office:value="0.0024" calcext:value-type="float">
            <text:p>0.0024</text:p>
          </table:table-cell>
          <table:table-cell table:style-name="Default" table:formula="of:=([.N2] + [.N9] + [.N16] + [.N23] + [.N30])/5" office:value-type="float" office:value="0.0000024" calcext:value-type="float">
            <text:p>2.4E-06</text:p>
          </table:table-cell>
          <table:table-cell table:formula="of:=([.O2] + [.O9] + [.O16] + [.O23] + [.O30])/5" office:value-type="float" office:value="12.6" calcext:value-type="float">
            <text:p>12.6</text:p>
          </table:table-cell>
          <table:table-cell table:formula="of:=([.P2] + [.P9] + [.P16] + [.P23] + [.P30])/5" office:value-type="float" office:value="487.4" calcext:value-type="float">
            <text:p>487.4</text:p>
          </table:table-cell>
          <table:table-cell table:formula="of:=([.Q2] + [.Q9] + [.Q16] + [.Q23] + [.Q30])/5" office:value-type="float" office:value="0.0252" calcext:value-type="float">
            <text:p>0.025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3] + [.B10] + [.B17] + [.B24] + [.B31])/5"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table:formula="of:=([.D3] + [.D10] + [.D17] + [.D24] + [.D31])/5" office:value-type="float" office:value="4" calcext:value-type="float">
            <text:p>4</text:p>
          </table:table-cell>
          <table:table-cell table:formula="of:=([.E3] + [.E10] + [.E17] + [.E24] + [.E31])/5" office:value-type="float" office:value="0.004" calcext:value-type="float">
            <text:p>0.004</text:p>
          </table:table-cell>
          <table:table-cell table:formula="of:=([.F3] + [.F10] + [.F17] + [.F24] + [.F31])/5" office:value-type="float" office:value="0.0008" calcext:value-type="float">
            <text:p>0.0008</text:p>
          </table:table-cell>
          <table:table-cell table:style-name="Default" table:formula="of:=([.G3] + [.G10] + [.G17] + [.G24] + [.G31])/5" office:value-type="float" office:value="0.0000008" calcext:value-type="float">
            <text:p>8E-07</text:p>
          </table:table-cell>
          <table:table-cell table:formula="of:=([.H3] + [.H10] + [.H17] + [.H24] + [.H31])/5" office:value-type="float" office:value="99.4" calcext:value-type="float">
            <text:p>99.4</text:p>
          </table:table-cell>
          <table:table-cell table:formula="of:=([.I3] + [.I10] + [.I17] + [.I24] + [.I31])/5" office:value-type="float" office:value="4900.6" calcext:value-type="float">
            <text:p>4900.6</text:p>
          </table:table-cell>
          <table:table-cell table:formula="of:=([.J3] + [.J10] + [.J17] + [.J24] + [.J31])/5" office:value-type="float" office:value="0.01988" calcext:value-type="float">
            <text:p>0.01988</text:p>
          </table:table-cell>
          <table:table-cell table:formula="of:=([.K3] + [.K10] + [.K17] + [.K24] + [.K31])/5" office:value-type="float" office:value="11.8" calcext:value-type="float">
            <text:p>11.8</text:p>
          </table:table-cell>
          <table:table-cell table:formula="of:=([.L3] + [.L10] + [.L17] + [.L24] + [.L31])/5" office:value-type="float" office:value="0.0118" calcext:value-type="float">
            <text:p>0.0118</text:p>
          </table:table-cell>
          <table:table-cell table:formula="of:=([.M3] + [.M10] + [.M17] + [.M24] + [.M31])/5" office:value-type="float" office:value="0.00236" calcext:value-type="float">
            <text:p>0.00236</text:p>
          </table:table-cell>
          <table:table-cell table:style-name="Default" table:formula="of:=([.N3] + [.N10] + [.N17] + [.N24] + [.N31])/5" office:value-type="float" office:value="0.00000236" calcext:value-type="float">
            <text:p>2.36E-06</text:p>
          </table:table-cell>
          <table:table-cell table:formula="of:=([.O3] + [.O10] + [.O17] + [.O24] + [.O31])/5" office:value-type="float" office:value="103.6" calcext:value-type="float">
            <text:p>103.6</text:p>
          </table:table-cell>
          <table:table-cell table:formula="of:=([.P3] + [.P10] + [.P17] + [.P24] + [.P31])/5" office:value-type="float" office:value="4896.4" calcext:value-type="float">
            <text:p>4896.4</text:p>
          </table:table-cell>
          <table:table-cell table:formula="of:=([.Q3] + [.Q10] + [.Q17] + [.Q24] + [.Q31])/5" office:value-type="float" office:value="0.02072" calcext:value-type="float">
            <text:p>0.0207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4] + [.B11] + [.B18] + [.B25] + [.B32])/5"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table:formula="of:=([.D4] + [.D11] + [.D18] + [.D25] + [.D32])/5" office:value-type="float" office:value="46.8" calcext:value-type="float">
            <text:p>46.8</text:p>
          </table:table-cell>
          <table:table-cell table:formula="of:=([.E4] + [.E11] + [.E18] + [.E25] + [.E32])/5" office:value-type="float" office:value="0.0468" calcext:value-type="float">
            <text:p>0.0468</text:p>
          </table:table-cell>
          <table:table-cell table:formula="of:=([.F4] + [.F11] + [.F18] + [.F25] + [.F32])/5" office:value-type="float" office:value="0.000936" calcext:value-type="float">
            <text:p>0.000936</text:p>
          </table:table-cell>
          <table:table-cell table:style-name="Default" table:formula="of:=([.G4] + [.G11] + [.G18] + [.G25] + [.G32])/5" office:value-type="float" office:value="0.000000936" calcext:value-type="float">
            <text:p>9.36E-07</text:p>
          </table:table-cell>
          <table:table-cell table:formula="of:=([.H4] + [.H11] + [.H18] + [.H25] + [.H32])/5" office:value-type="float" office:value="992.2" calcext:value-type="float">
            <text:p>992.2</text:p>
          </table:table-cell>
          <table:table-cell table:formula="of:=([.I4] + [.I11] + [.I18] + [.I25] + [.I32])/5" office:value-type="float" office:value="49007.8" calcext:value-type="float">
            <text:p>49007.8</text:p>
          </table:table-cell>
          <table:table-cell table:formula="of:=([.J4] + [.J11] + [.J18] + [.J25] + [.J32])/5" office:value-type="float" office:value="0.019844" calcext:value-type="float">
            <text:p>0.019844</text:p>
          </table:table-cell>
          <table:table-cell table:formula="of:=([.K4] + [.K11] + [.K18] + [.K25] + [.K32])/5" office:value-type="float" office:value="127.6" calcext:value-type="float">
            <text:p>127.6</text:p>
          </table:table-cell>
          <table:table-cell table:formula="of:=([.L4] + [.L11] + [.L18] + [.L25] + [.L32])/5" office:value-type="float" office:value="0.1276" calcext:value-type="float">
            <text:p>0.1276</text:p>
          </table:table-cell>
          <table:table-cell table:formula="of:=([.M4] + [.M11] + [.M18] + [.M25] + [.M32])/5" office:value-type="float" office:value="0.002552" calcext:value-type="float">
            <text:p>0.002552</text:p>
          </table:table-cell>
          <table:table-cell table:style-name="Default" table:formula="of:=([.N4] + [.N11] + [.N18] + [.N25] + [.N32])/5" office:value-type="float" office:value="0.000002552" calcext:value-type="float">
            <text:p>2.552E-06</text:p>
          </table:table-cell>
          <table:table-cell table:formula="of:=([.O4] + [.O11] + [.O18] + [.O25] + [.O32])/5" office:value-type="float" office:value="1018.6" calcext:value-type="float">
            <text:p>1018.6</text:p>
          </table:table-cell>
          <table:table-cell table:formula="of:=([.P4] + [.P11] + [.P18] + [.P25] + [.P32])/5" office:value-type="float" office:value="48981.4" calcext:value-type="float">
            <text:p>48981.4</text:p>
          </table:table-cell>
          <table:table-cell table:formula="of:=([.Q4] + [.Q11] + [.Q18] + [.Q25] + [.Q32])/5" office:value-type="float" office:value="0.020372" calcext:value-type="float">
            <text:p>0.02037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5] + [.B12] + [.B19] + [.B26] + [.B33])/5"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table:formula="of:=([.D5] + [.D12] + [.D19] + [.D26] + [.D33])/5" office:value-type="float" office:value="452" calcext:value-type="float">
            <text:p>452</text:p>
          </table:table-cell>
          <table:table-cell table:formula="of:=([.E5] + [.E12] + [.E19] + [.E26] + [.E33])/5" office:value-type="float" office:value="0.452" calcext:value-type="float">
            <text:p>0.452</text:p>
          </table:table-cell>
          <table:table-cell table:formula="of:=([.F5] + [.F12] + [.F19] + [.F26] + [.F33])/5" office:value-type="float" office:value="0.000904" calcext:value-type="float">
            <text:p>0.000904</text:p>
          </table:table-cell>
          <table:table-cell table:style-name="Default" table:formula="of:=([.G5] + [.G12] + [.G19] + [.G26] + [.G33])/5" office:value-type="float" office:value="0.000000904" calcext:value-type="float">
            <text:p>9.04E-07</text:p>
          </table:table-cell>
          <table:table-cell table:formula="of:=([.H5] + [.H12] + [.H19] + [.H26] + [.H33])/5" office:value-type="float" office:value="10097.6" calcext:value-type="float">
            <text:p>10097.6</text:p>
          </table:table-cell>
          <table:table-cell table:formula="of:=([.I5] + [.I12] + [.I19] + [.I26] + [.I33])/5" office:value-type="float" office:value="489902.4" calcext:value-type="float">
            <text:p>489902.4</text:p>
          </table:table-cell>
          <table:table-cell table:formula="of:=([.J5] + [.J12] + [.J19] + [.J26] + [.J33])/5" office:value-type="float" office:value="0.0201952" calcext:value-type="float">
            <text:p>0.0201952</text:p>
          </table:table-cell>
          <table:table-cell table:formula="of:=([.K5] + [.K12] + [.K19] + [.K26] + [.K33])/5" office:value-type="float" office:value="1182.6" calcext:value-type="float">
            <text:p>1182.6</text:p>
          </table:table-cell>
          <table:table-cell table:formula="of:=([.L5] + [.L12] + [.L19] + [.L26] + [.L33])/5" office:value-type="float" office:value="1.1826" calcext:value-type="float">
            <text:p>1.1826</text:p>
          </table:table-cell>
          <table:table-cell table:formula="of:=([.M5] + [.M12] + [.M19] + [.M26] + [.M33])/5" office:value-type="float" office:value="0.0023652" calcext:value-type="float">
            <text:p>0.0023652</text:p>
          </table:table-cell>
          <table:table-cell table:style-name="Default" table:formula="of:=([.N5] + [.N12] + [.N19] + [.N26] + [.N33])/5" office:value-type="float" office:value="0.0000023652" calcext:value-type="float">
            <text:p>2.3652E-06</text:p>
          </table:table-cell>
          <table:table-cell table:formula="of:=([.O5] + [.O12] + [.O19] + [.O26] + [.O33])/5" office:value-type="float" office:value="10054" calcext:value-type="float">
            <text:p>10054</text:p>
          </table:table-cell>
          <table:table-cell table:formula="of:=([.P5] + [.P12] + [.P19] + [.P26] + [.P33])/5" office:value-type="float" office:value="489946" calcext:value-type="float">
            <text:p>489946</text:p>
          </table:table-cell>
          <table:table-cell table:formula="of:=([.Q5] + [.Q12] + [.Q19] + [.Q26] + [.Q33])/5" office:value-type="float" office:value="0.020108" calcext:value-type="float">
            <text:p>0.02010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6] + [.B13] + [.B20] + [.B27] + [.B34])/5"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table:formula="of:=([.D6] + [.D13] + [.D20] + [.D27] + [.D34])/5" office:value-type="float" office:value="4386" calcext:value-type="float">
            <text:p>4386</text:p>
          </table:table-cell>
          <table:table-cell table:formula="of:=([.E6] + [.E13] + [.E20] + [.E27] + [.E34])/5" office:value-type="float" office:value="4.386" calcext:value-type="float">
            <text:p>4.386</text:p>
          </table:table-cell>
          <table:table-cell table:formula="of:=([.F6] + [.F13] + [.F20] + [.F27] + [.F34])/5" office:value-type="float" office:value="0.0008772" calcext:value-type="float">
            <text:p>0.0008772</text:p>
          </table:table-cell>
          <table:table-cell table:style-name="Default" table:formula="of:=([.G6] + [.G13] + [.G20] + [.G27] + [.G34])/5" office:value-type="float" office:value="0.0000008772" calcext:value-type="float">
            <text:p>8.772E-07</text:p>
          </table:table-cell>
          <table:table-cell table:formula="of:=([.H6] + [.H13] + [.H20] + [.H27] + [.H34])/5" office:value-type="float" office:value="100597.4" calcext:value-type="float">
            <text:p>100597.4</text:p>
          </table:table-cell>
          <table:table-cell table:formula="of:=([.I6] + [.I13] + [.I20] + [.I27] + [.I34])/5" office:value-type="float" office:value="4899402.6" calcext:value-type="float">
            <text:p>4899402.6</text:p>
          </table:table-cell>
          <table:table-cell table:formula="of:=([.J6] + [.J13] + [.J20] + [.J27] + [.J34])/5" office:value-type="float" office:value="0.02011948" calcext:value-type="float">
            <text:p>0.02011948</text:p>
          </table:table-cell>
          <table:table-cell table:formula="of:=([.K6] + [.K13] + [.K20] + [.K27] + [.K34])/5" office:value-type="float" office:value="12196.6" calcext:value-type="float">
            <text:p>12196.6</text:p>
          </table:table-cell>
          <table:table-cell table:formula="of:=([.L6] + [.L13] + [.L20] + [.L27] + [.L34])/5" office:value-type="float" office:value="12.1966" calcext:value-type="float">
            <text:p>12.1966</text:p>
          </table:table-cell>
          <table:table-cell table:formula="of:=([.M6] + [.M13] + [.M20] + [.M27] + [.M34])/5" office:value-type="float" office:value="0.00243932" calcext:value-type="float">
            <text:p>0.00243932</text:p>
          </table:table-cell>
          <table:table-cell table:style-name="Default" table:formula="of:=([.N6] + [.N13] + [.N20] + [.N27] + [.N34])/5" office:value-type="float" office:value="0.00000243932" calcext:value-type="float">
            <text:p>2.43932E-06</text:p>
          </table:table-cell>
          <table:table-cell table:formula="of:=([.O6] + [.O13] + [.O20] + [.O27] + [.O34])/5" office:value-type="float" office:value="100453.2" calcext:value-type="float">
            <text:p>100453.2</text:p>
          </table:table-cell>
          <table:table-cell table:formula="of:=([.P6] + [.P13] + [.P20] + [.P27] + [.P34])/5" office:value-type="float" office:value="4899546.8" calcext:value-type="float">
            <text:p>4899546.8</text:p>
          </table:table-cell>
          <table:table-cell table:formula="of:=([.Q6] + [.Q13] + [.Q20] + [.Q27] + [.Q34])/5" office:value-type="float" office:value="0.02009064" calcext:value-type="float">
            <text:p>0.0200906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7] + [.B14] + [.B21] + [.B28] + [.B35])/5"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table:formula="of:=([.D7] + [.D14] + [.D21] + [.D28] + [.D35])/5" office:value-type="float" office:value="43971.4" calcext:value-type="float">
            <text:p>43971.4</text:p>
          </table:table-cell>
          <table:table-cell table:formula="of:=([.E7] + [.E14] + [.E21] + [.E28] + [.E35])/5" office:value-type="float" office:value="43.9714" calcext:value-type="float">
            <text:p>43.9714</text:p>
          </table:table-cell>
          <table:table-cell table:formula="of:=([.F7] + [.F14] + [.F21] + [.F28] + [.F35])/5" office:value-type="float" office:value="0.000879428" calcext:value-type="float">
            <text:p>0.000879428</text:p>
          </table:table-cell>
          <table:table-cell table:style-name="Default" table:formula="of:=([.G7] + [.G14] + [.G21] + [.G28] + [.G35])/5" office:value-type="float" office:value="0.000000879428" calcext:value-type="float">
            <text:p>8.79428E-07</text:p>
          </table:table-cell>
          <table:table-cell table:formula="of:=([.H7] + [.H14] + [.H21] + [.H28] + [.H35])/5" office:value-type="float" office:value="1005794.6" calcext:value-type="float">
            <text:p>1005794.6</text:p>
          </table:table-cell>
          <table:table-cell table:formula="of:=([.I7] + [.I14] + [.I21] + [.I28] + [.I35])/5" office:value-type="float" office:value="48994205.4" calcext:value-type="float">
            <text:p>48994205.4</text:p>
          </table:table-cell>
          <table:table-cell table:formula="of:=([.J7] + [.J14] + [.J21] + [.J28] + [.J35])/5" office:value-type="float" office:value="0.020115892" calcext:value-type="float">
            <text:p>0.020115892</text:p>
          </table:table-cell>
          <table:table-cell table:formula="of:=([.K7] + [.K14] + [.K21] + [.K28] + [.K35])/5" office:value-type="float" office:value="121850.2" calcext:value-type="float">
            <text:p>121850.2</text:p>
          </table:table-cell>
          <table:table-cell table:formula="of:=([.L7] + [.L14] + [.L21] + [.L28] + [.L35])/5" office:value-type="float" office:value="121.8502" calcext:value-type="float">
            <text:p>121.8502</text:p>
          </table:table-cell>
          <table:table-cell table:formula="of:=([.M7] + [.M14] + [.M21] + [.M28] + [.M35])/5" office:value-type="float" office:value="0.002437004" calcext:value-type="float">
            <text:p>0.002437004</text:p>
          </table:table-cell>
          <table:table-cell table:style-name="Default" table:formula="of:=([.N7] + [.N14] + [.N21] + [.N28] + [.N35])/5" office:value-type="float" office:value="0.000002437004" calcext:value-type="float">
            <text:p>2.437004E-06</text:p>
          </table:table-cell>
          <table:table-cell table:formula="of:=([.O7] + [.O14] + [.O21] + [.O28] + [.O35])/5" office:value-type="float" office:value="1006107.4" calcext:value-type="float">
            <text:p>1006107.4</text:p>
          </table:table-cell>
          <table:table-cell table:formula="of:=([.P7] + [.P14] + [.P21] + [.P28] + [.P35])/5" office:value-type="float" office:value="48993892.6" calcext:value-type="float">
            <text:p>48993892.6</text:p>
          </table:table-cell>
          <table:table-cell table:formula="of:=([.Q7] + [.Q14] + [.Q21] + [.Q28] + [.Q35])/5" office:value-type="float" office:value="0.020122148" calcext:value-type="float">
            <text:p>0.020122148</text:p>
          </table:table-cell>
        </table:table-row>
      </table:table>
      <table:table table:name="RANDOM, CACHE 1000" table:style-name="ta1">
        <table:table-column table:style-name="co17" table:number-columns-repeated="17" table:default-cell-style-name="ce1"/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NUM ACCESSESS</text:p>
          </table:table-cell>
          <table:table-cell office:value-type="string" calcext:value-type="string">
            <text:p>ENTRY RANGE</text:p>
          </table:table-cell>
          <table:table-cell office:value-type="string" calcext:value-type="string">
            <text:p>LRU RUNTIME (TICKS)</text:p>
          </table:table-cell>
          <table:table-cell office:value-type="string" calcext:value-type="string">
            <text:p>LRU RUNTIME (SEC)</text:p>
          </table:table-cell>
          <table:table-cell office:value-type="string" calcext:value-type="string">
            <text:p>LRU AVERAGE ACCESS TIME (TICKS)</text:p>
          </table:table-cell>
          <table:table-cell office:value-type="string" calcext:value-type="string">
            <text:p>LRU AVERAGE ACCESS TIMES (SEC)</text:p>
          </table:table-cell>
          <table:table-cell office:value-type="string" calcext:value-type="string">
            <text:p>LRU CACHE HITS</text:p>
          </table:table-cell>
          <table:table-cell office:value-type="string" calcext:value-type="string">
            <text:p>LRU CACHE MISSES</text:p>
          </table:table-cell>
          <table:table-cell office:value-type="string" calcext:value-type="string">
            <text:p>LRU HIT RATE</text:p>
          </table:table-cell>
          <table:table-cell office:value-type="string" calcext:value-type="string">
            <text:p>NAIVE LRU RUNTIME (TICKS)</text:p>
          </table:table-cell>
          <table:table-cell office:value-type="string" calcext:value-type="string">
            <text:p>NAIVE LRU RUNTIME (SEC)</text:p>
          </table:table-cell>
          <table:table-cell office:value-type="string" calcext:value-type="string">
            <text:p>NAIVE LRU AVERAGE ACCESS TIME (TICKS)</text:p>
          </table:table-cell>
          <table:table-cell office:value-type="string" calcext:value-type="string">
            <text:p>NAIVE LRU AVERAGE ACCESS TIME (SEC)</text:p>
          </table:table-cell>
          <table:table-cell office:value-type="string" calcext:value-type="string">
            <text:p>NAIVE LRU CACHE HITS</text:p>
          </table:table-cell>
          <table:table-cell office:value-type="string" calcext:value-type="string">
            <text:p>NAIVE LRU CACHE MISSES</text:p>
          </table:table-cell>
          <table:table-cell office:value-type="string" calcext:value-type="string">
            <text:p>NAIVE LRU HIT RATE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string" calcext:value-type="string">
            <text:p>0-2500</text:p>
          </table:table-cell>
          <table:table-cell table:style-name="Default"/>
          <table:table-cell table:style-name="Default" table:formula="of:=[.D2]/1000" office:value-type="float" office:value="0" calcext:value-type="float">
            <text:p>0</text:p>
          </table:table-cell>
          <table:table-cell table:style-name="Default" table:formula="of:=[.D2]/[.B2]" office:value-type="float" office:value="0" calcext:value-type="float">
            <text:p>0</text:p>
          </table:table-cell>
          <table:table-cell table:style-name="ce2" table:formula="of:=[.E2]/[.B2]" office:value-type="float" office:value="0" calcext:value-type="float">
            <text:p>0.00E+00</text:p>
          </table:table-cell>
          <table:table-cell table:style-name="Default" table:number-columns-repeated="2"/>
          <table:table-cell table:style-name="Default" table:formula="of:=[.H2]/([.H2]+[.I2])" office:value-type="string" office:string-value="" calcext:value-type="error">
            <text:p>#DIV/0!</text:p>
          </table:table-cell>
          <table:table-cell table:style-name="Default"/>
          <table:table-cell table:style-name="Default" table:formula="of:=[.K2]/1000" office:value-type="float" office:value="0" calcext:value-type="float">
            <text:p>0</text:p>
          </table:table-cell>
          <table:table-cell table:style-name="Default" table:formula="of:=[.K2]/[.B2]" office:value-type="float" office:value="0" calcext:value-type="float">
            <text:p>0</text:p>
          </table:table-cell>
          <table:table-cell table:style-name="ce2" table:formula="of:=[.L2]/[.B2]" office:value-type="float" office:value="0" calcext:value-type="float">
            <text:p>0.00E+00</text:p>
          </table:table-cell>
          <table:table-cell table:style-name="Default" table:number-columns-repeated="2"/>
          <table:table-cell table:style-name="Default" table:formula="of:=[.O2]/([.O2]+[.P2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 style:data-style-name="N2" text:time-value="07:17:28.1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0.3$Windows_X86_64 LibreOffice_project/98c6a8a1c6c7b144ce3cc729e34964b47ce25d62</meta:generator>
    <dc:date>2019-12-12T11:40:03.880000000</dc:date>
    <meta:editing-duration>PT58M10S</meta:editing-duration>
    <meta:editing-cycles>19</meta:editing-cycles>
    <meta:document-statistic meta:table-count="3" meta:cell-count="135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463cm" svg:height="14.876cm" xlink:href=".." xlink:type="simple" chart:class="chart:scatter" chart:style-name="ch1">
        <chart:title svg:x="8.677cm" svg:y="0.433cm" chart:style-name="ch2">
          <text:p>LRU vs NAIVE LRU</text:p>
        </chart:title>
        <chart:subtitle svg:x="6.189cm" svg:y="1.509cm" chart:style-name="ch3">
          <text:p>Cache Size 100, Entry Range 0-250, Trial Averages</text:p>
        </chart:subtitle>
        <chart:legend chart:legend-position="end" svg:x="15.595cm" svg:y="6.89cm" style:legend-expansion="high" chart:style-name="ch4"/>
        <chart:plot-area chart:style-name="ch5" table:cell-range-address="'RANDOM, CACHE 100, ENTRY RANGE 0-250'.B37:'RANDOM, CACHE 100, ENTRY RANGE 0-250'.B42 'RANDOM, CACHE 100, ENTRY RANGE 0-250'.E1:'RANDOM, CACHE 100, ENTRY RANGE 0-250'.E1 'RANDOM, CACHE 100, ENTRY RANGE 0-250'.E37:'RANDOM, CACHE 100, ENTRY RANGE 0-250'.E42 'RANDOM, CACHE 100, ENTRY RANGE 0-250'.L1:'RANDOM, CACHE 100, ENTRY RANGE 0-250'.L1 'RANDOM, CACHE 100, ENTRY RANGE 0-250'.L37:'RANDOM, CACHE 100, ENTRY RANGE 0-250'.L42" chart:data-source-has-labels="row" svg:x="1.44cm" svg:y="2.489cm" svg:width="13.726cm" svg:height="11.109cm">
          <chartooo:coordinate-region svg:x="2.061cm" svg:y="2.688cm" svg:width="12.084cm" svg:height="10.263cm"/>
          <chart:axis chart:dimension="x" chart:name="primary-x" chart:style-name="ch6">
            <chart:title svg:x="7.042cm" svg:y="13.895cm" chart:style-name="ch7">
              <text:p>Cache Accesses</text:p>
            </chart:title>
          </chart:axis>
          <chart:axis chart:dimension="y" chart:name="primary-y" chart:style-name="ch8">
            <chart:title svg:x="0.451cm" svg:y="9.555cm" chart:style-name="ch9">
              <text:p>Runtime in Seconds</text:p>
            </chart:title>
            <chart:grid chart:style-name="ch10" chart:class="major"/>
          </chart:axis>
          <chart:series chart:style-name="ch11" chart:values-cell-range-address="'RANDOM, CACHE 100, ENTRY RANGE 0-250'.E37:'RANDOM, CACHE 100, ENTRY RANGE 0-250'.E42" chart:label-cell-address="'RANDOM, CACHE 100, ENTRY RANGE 0-250'.E1:'RANDOM, CACHE 100, ENTRY RANGE 0-250'.E1" chart:class="chart:scatter">
            <chart:domain table:cell-range-address="'RANDOM, CACHE 100, ENTRY RANGE 0-250'.B37:'RANDOM, CACHE 100, ENTRY RANGE 0-250'.B42"/>
            <chart:data-point chart:repeated="6"/>
          </chart:series>
          <chart:series chart:style-name="ch12" chart:values-cell-range-address="'RANDOM, CACHE 100, ENTRY RANGE 0-250'.L37:'RANDOM, CACHE 100, ENTRY RANGE 0-250'.L42" chart:label-cell-address="'RANDOM, CACHE 100, ENTRY RANGE 0-250'.L1:'RANDOM, CACHE 100, ENTRY RANGE 0-250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250'.E1:'RANDOM, CACHE 100, ENTRY RANGE 0-250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250'.L1:'RANDOM, CACHE 100, ENTRY RANGE 0-25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250'.B37:'RANDOM, CACHE 100, ENTRY RANGE 0-250'.B42</svg:desc>
                </draw:g>
              </table:table-cell>
              <table:table-cell office:value-type="float" office:value="0.0006">
                <text:p>0.0006</text:p>
                <draw:g>
                  <svg:desc>'RANDOM, CACHE 100, ENTRY RANGE 0-250'.E37:'RANDOM, CACHE 100, ENTRY RANGE 0-250'.E42</svg:desc>
                </draw:g>
              </table:table-cell>
              <table:table-cell office:value-type="float" office:value="0.0006">
                <text:p>0.0006</text:p>
                <draw:g>
                  <svg:desc>'RANDOM, CACHE 100, ENTRY RANGE 0-250'.L37:'RANDOM, CACHE 100, ENTRY RANGE 0-250'.L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36">
                <text:p>0.0036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37">
                <text:p>0.037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365">
                <text:p>0.365</text:p>
              </table:table-cell>
              <table:table-cell office:value-type="float" office:value="1.0014">
                <text:p>1.00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3.719">
                <text:p>3.719</text:p>
              </table:table-cell>
              <table:table-cell office:value-type="float" office:value="10.1262">
                <text:p>10.1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37.4486">
                <text:p>37.4486</text:p>
              </table:table-cell>
              <table:table-cell office:value-type="float" office:value="100.6496">
                <text:p>100.64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592cm" svg:height="14.876cm" xlink:href=".." xlink:type="simple" chart:class="chart:scatter" chart:style-name="ch1">
        <chart:title svg:x="8.742cm" svg:y="0.433cm" chart:style-name="ch2">
          <text:p>LRU vs NAIVE LRU</text:p>
        </chart:title>
        <chart:subtitle svg:x="6.982cm" svg:y="1.509cm" chart:style-name="ch3">
          <text:p>Cache Size 100, Entry Range 0-250, Trial 1</text:p>
        </chart:subtitle>
        <chart:legend chart:legend-position="end" svg:x="15.724cm" svg:y="6.89cm" style:legend-expansion="high" chart:style-name="ch4"/>
        <chart:plot-area chart:style-name="ch5" table:cell-range-address="'RANDOM, CACHE 100, ENTRY RANGE 0-250'.B2:'RANDOM, CACHE 100, ENTRY RANGE 0-250'.B7 'RANDOM, CACHE 100, ENTRY RANGE 0-250'.E1:'RANDOM, CACHE 100, ENTRY RANGE 0-250'.E7 'RANDOM, CACHE 100, ENTRY RANGE 0-250'.L1:'RANDOM, CACHE 100, ENTRY RANGE 0-250'.L7" chart:data-source-has-labels="row" svg:x="1.442cm" svg:y="2.489cm" svg:width="13.851cm" svg:height="11.109cm">
          <chartooo:coordinate-region svg:x="2.063cm" svg:y="2.688cm" svg:width="12.209cm" svg:height="10.263cm"/>
          <chart:axis chart:dimension="x" chart:name="primary-x" chart:style-name="ch6">
            <chart:title svg:x="7.106cm" svg:y="13.895cm" chart:style-name="ch7">
              <text:p>Cache Accesses</text:p>
            </chart:title>
          </chart:axis>
          <chart:axis chart:dimension="y" chart:name="primary-y" chart:style-name="ch8">
            <chart:title svg:x="0.451cm" svg:y="9.555cm" chart:style-name="ch9">
              <text:p>Runtime in Seconds</text:p>
            </chart:title>
            <chart:grid chart:style-name="ch10" chart:class="major"/>
          </chart:axis>
          <chart:series chart:style-name="ch11" chart:values-cell-range-address="'RANDOM, CACHE 100, ENTRY RANGE 0-250'.E2:'RANDOM, CACHE 100, ENTRY RANGE 0-250'.E7" chart:label-cell-address="'RANDOM, CACHE 100, ENTRY RANGE 0-250'.E1:'RANDOM, CACHE 100, ENTRY RANGE 0-250'.E1" chart:class="chart:scatter">
            <chart:domain table:cell-range-address="'RANDOM, CACHE 100, ENTRY RANGE 0-250'.B2:'RANDOM, CACHE 100, ENTRY RANGE 0-250'.B7"/>
            <chart:data-point chart:repeated="6"/>
          </chart:series>
          <chart:series chart:style-name="ch12" chart:values-cell-range-address="'RANDOM, CACHE 100, ENTRY RANGE 0-250'.L2:'RANDOM, CACHE 100, ENTRY RANGE 0-250'.L7" chart:label-cell-address="'RANDOM, CACHE 100, ENTRY RANGE 0-250'.L1:'RANDOM, CACHE 100, ENTRY RANGE 0-250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250'.E1:'RANDOM, CACHE 100, ENTRY RANGE 0-250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250'.L1:'RANDOM, CACHE 100, ENTRY RANGE 0-25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250'.B2:'RANDOM, CACHE 100, ENTRY RANGE 0-250'.B7</svg:desc>
                </draw:g>
              </table:table-cell>
              <table:table-cell office:value-type="float" office:value="0.001">
                <text:p>0.001</text:p>
                <draw:g>
                  <svg:desc>'RANDOM, CACHE 100, ENTRY RANGE 0-250'.E2:'RANDOM, CACHE 100, ENTRY RANGE 0-250'.E7</svg:desc>
                </draw:g>
              </table:table-cell>
              <table:table-cell office:value-type="float" office:value="0.001">
                <text:p>0.001</text:p>
                <draw:g>
                  <svg:desc>'RANDOM, CACHE 100, ENTRY RANGE 0-250'.L2:'RANDOM, CACHE 100, ENTRY RANGE 0-250'.L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3">
                <text:p>0.003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38">
                <text:p>0.03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356">
                <text:p>0.356</text:p>
              </table:table-cell>
              <table:table-cell office:value-type="float" office:value="1.027">
                <text:p>1.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3.7">
                <text:p>3.7</text:p>
              </table:table-cell>
              <table:table-cell office:value-type="float" office:value="9.969">
                <text:p>9.9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37.129">
                <text:p>37.129</text:p>
              </table:table-cell>
              <table:table-cell office:value-type="float" office:value="101.012">
                <text:p>101.0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46cm" svg:y="0.316cm" chart:style-name="ch2">
          <text:p>LRU vs NAIVE LRU</text:p>
        </chart:title>
        <chart:subtitle svg:x="4.08cm" svg:y="1.275cm" chart:style-name="ch3">
          <text:p>Cache Size 100, Entry Range 0-5000, Trial 1</text:p>
        </chart:subtitle>
        <chart:legend chart:legend-position="end" svg:x="10.132cm" svg:y="3.952cm" style:legend-expansion="high" chart:style-name="ch4"/>
        <chart:plot-area chart:style-name="ch5" table:cell-range-address="'RANDOM, CACHE 100, ENTRY RANGE 0-5000'.B2:'RANDOM, CACHE 100, ENTRY RANGE 0-5000'.B7 'RANDOM, CACHE 100, ENTRY RANGE 0-5000'.E1:'RANDOM, CACHE 100, ENTRY RANGE 0-5000'.E7 'RANDOM, CACHE 100, ENTRY RANGE 0-5000'.L1:'RANDOM, CACHE 100, ENTRY RANGE 0-5000'.L7" chart:data-source-has-labels="row" svg:x="1.331cm" svg:y="2.138cm" svg:width="8.481cm" svg:height="5.701cm">
          <chartooo:coordinate-region svg:x="1.952cm" svg:y="2.138cm" svg:width="7.533cm" svg:height="3.792cm"/>
          <chart:axis chart:dimension="x" chart:name="primary-x" chart:style-name="ch6">
            <chart:title svg:x="4.31cm" svg:y="8.019cm" chart:style-name="ch7">
              <text:p>Cache Accesses</text:p>
            </chart:title>
          </chart:axis>
          <chart:axis chart:dimension="y" chart:name="primary-y" chart:style-name="ch8">
            <chart:title svg:x="0.451cm" svg:y="6.514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, ENTRY RANGE 0-5000'.E2:'RANDOM, CACHE 100, ENTRY RANGE 0-5000'.E7" chart:label-cell-address="'RANDOM, CACHE 100, ENTRY RANGE 0-5000'.E1:'RANDOM, CACHE 100, ENTRY RANGE 0-5000'.E1" chart:class="chart:scatter">
            <chart:domain table:cell-range-address="'RANDOM, CACHE 100, ENTRY RANGE 0-5000'.B2:'RANDOM, CACHE 100, ENTRY RANGE 0-5000'.B7"/>
            <chart:data-point chart:repeated="6"/>
          </chart:series>
          <chart:series chart:style-name="ch12" chart:values-cell-range-address="'RANDOM, CACHE 100, ENTRY RANGE 0-5000'.L2:'RANDOM, CACHE 100, ENTRY RANGE 0-5000'.L7" chart:label-cell-address="'RANDOM, CACHE 100, ENTRY RANGE 0-5000'.L1:'RANDOM, CACHE 100, ENTRY RANGE 0-5000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5000'.E1:'RANDOM, CACHE 100, ENTRY RANGE 0-5000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5000'.L1:'RANDOM, CACHE 100, ENTRY RANGE 0-5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5000'.B2:'RANDOM, CACHE 100, ENTRY RANGE 0-5000'.B7</svg:desc>
                </draw:g>
              </table:table-cell>
              <table:table-cell office:value-type="float" office:value="0">
                <text:p>0</text:p>
                <draw:g>
                  <svg:desc>'RANDOM, CACHE 100, ENTRY RANGE 0-5000'.E2:'RANDOM, CACHE 100, ENTRY RANGE 0-5000'.E7</svg:desc>
                </draw:g>
              </table:table-cell>
              <table:table-cell office:value-type="float" office:value="0.002">
                <text:p>0.002</text:p>
                <draw:g>
                  <svg:desc>'RANDOM, CACHE 100, ENTRY RANGE 0-5000'.L2:'RANDOM, CACHE 100, ENTRY RANGE 0-5000'.L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5">
                <text:p>0.005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45">
                <text:p>0.045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431">
                <text:p>0.431</text:p>
              </table:table-cell>
              <table:table-cell office:value-type="float" office:value="1.162">
                <text:p>1.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4.361">
                <text:p>4.361</text:p>
              </table:table-cell>
              <table:table-cell office:value-type="float" office:value="12.291">
                <text:p>12.2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43.68">
                <text:p>43.68</text:p>
              </table:table-cell>
              <table:table-cell office:value-type="float" office:value="121.875">
                <text:p>121.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46cm" svg:y="0.316cm" chart:style-name="ch2">
          <text:p>LRU vs NAIVE LRU</text:p>
        </chart:title>
        <chart:subtitle svg:x="3.352cm" svg:y="1.275cm" chart:style-name="ch3">
          <text:p>Cache Size 100, Entry Range 0-5000, Trial Averages</text:p>
        </chart:subtitle>
        <chart:legend chart:legend-position="end" svg:x="10.132cm" svg:y="3.952cm" style:legend-expansion="high" chart:style-name="ch4"/>
        <chart:plot-area chart:style-name="ch5" table:cell-range-address="'RANDOM, CACHE 100, ENTRY RANGE 0-5000'.B37:'RANDOM, CACHE 100, ENTRY RANGE 0-5000'.B42 'RANDOM, CACHE 100, ENTRY RANGE 0-5000'.E1:'RANDOM, CACHE 100, ENTRY RANGE 0-5000'.E1 'RANDOM, CACHE 100, ENTRY RANGE 0-5000'.E37:'RANDOM, CACHE 100, ENTRY RANGE 0-5000'.E42 'RANDOM, CACHE 100, ENTRY RANGE 0-5000'.L1:'RANDOM, CACHE 100, ENTRY RANGE 0-5000'.L1 'RANDOM, CACHE 100, ENTRY RANGE 0-5000'.L37:'RANDOM, CACHE 100, ENTRY RANGE 0-5000'.L42" chart:data-source-has-labels="row" svg:x="1.331cm" svg:y="2.138cm" svg:width="8.481cm" svg:height="5.701cm">
          <chartooo:coordinate-region svg:x="1.952cm" svg:y="2.138cm" svg:width="7.533cm" svg:height="3.792cm"/>
          <chart:axis chart:dimension="x" chart:name="primary-x" chart:style-name="ch6">
            <chart:title svg:x="4.31cm" svg:y="8.019cm" chart:style-name="ch7">
              <text:p>Cache Accesses</text:p>
            </chart:title>
          </chart:axis>
          <chart:axis chart:dimension="y" chart:name="primary-y" chart:style-name="ch8">
            <chart:title svg:x="0.451cm" svg:y="6.514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, ENTRY RANGE 0-5000'.E37:'RANDOM, CACHE 100, ENTRY RANGE 0-5000'.E42" chart:label-cell-address="'RANDOM, CACHE 100, ENTRY RANGE 0-5000'.E1:'RANDOM, CACHE 100, ENTRY RANGE 0-5000'.E1" chart:class="chart:scatter">
            <chart:domain table:cell-range-address="'RANDOM, CACHE 100, ENTRY RANGE 0-5000'.B37:'RANDOM, CACHE 100, ENTRY RANGE 0-5000'.B42"/>
            <chart:data-point chart:repeated="6"/>
          </chart:series>
          <chart:series chart:style-name="ch12" chart:values-cell-range-address="'RANDOM, CACHE 100, ENTRY RANGE 0-5000'.L37:'RANDOM, CACHE 100, ENTRY RANGE 0-5000'.L42" chart:label-cell-address="'RANDOM, CACHE 100, ENTRY RANGE 0-5000'.L1:'RANDOM, CACHE 100, ENTRY RANGE 0-5000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5000'.E1:'RANDOM, CACHE 100, ENTRY RANGE 0-5000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5000'.L1:'RANDOM, CACHE 100, ENTRY RANGE 0-5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5000'.B37:'RANDOM, CACHE 100, ENTRY RANGE 0-5000'.B42</svg:desc>
                </draw:g>
              </table:table-cell>
              <table:table-cell office:value-type="float" office:value="0.0008">
                <text:p>0.0008</text:p>
                <draw:g>
                  <svg:desc>'RANDOM, CACHE 100, ENTRY RANGE 0-5000'.E37:'RANDOM, CACHE 100, ENTRY RANGE 0-5000'.E42</svg:desc>
                </draw:g>
              </table:table-cell>
              <table:table-cell office:value-type="float" office:value="0.0012">
                <text:p>0.0012</text:p>
                <draw:g>
                  <svg:desc>'RANDOM, CACHE 100, ENTRY RANGE 0-5000'.L37:'RANDOM, CACHE 100, ENTRY RANGE 0-5000'.L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4">
                <text:p>0.004</text:p>
              </table:table-cell>
              <table:table-cell office:value-type="float" office:value="0.0118">
                <text:p>0.01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468">
                <text:p>0.0468</text:p>
              </table:table-cell>
              <table:table-cell office:value-type="float" office:value="0.1276">
                <text:p>0.12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452">
                <text:p>0.452</text:p>
              </table:table-cell>
              <table:table-cell office:value-type="float" office:value="1.1826">
                <text:p>1.18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4.386">
                <text:p>4.386</text:p>
              </table:table-cell>
              <table:table-cell office:value-type="float" office:value="12.1966">
                <text:p>12.19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43.9714">
                <text:p>43.9714</text:p>
              </table:table-cell>
              <table:table-cell office:value-type="float" office:value="121.8502">
                <text:p>121.85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